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65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 style:data-style-name="N111">
      <style:table-cell-properties fo:border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ew &amp; delete" table:style-name="ta1">
        <table:shapes>
          <draw:frame draw:z-index="0" draw:style-name="gr1" draw:text-style-name="P1" svg:width="40.542cm" svg:height="16.828cm" svg:x="20.197cm" svg:y="9.183cm">
            <draw:object draw:notify-on-update-of-ranges="'new &amp; delete'.D3:'new &amp; delete'.D18 'new &amp; delete'.U3:'new &amp; delete'.U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0" table:default-cell-style-name="Default"/>
        <table:table-row table:style-name="ro1">
          <table:table-cell table:style-name="ce1" office:value-type="string" calcext:value-type="string">
            <text:p>Max Threads [1] TH Index [0] - Using new and delete - failures : 0 - duration: 1.301</text:p>
          </table:table-cell>
          <table:table-cell table:number-columns-repeated="20"/>
        </table:table-row>
        <table:table-row table:style-name="ro1">
          <table:table-cell table:style-name="ce2" office:value-type="float" office:value="1.301" calcext:value-type="float">
            <text:p>1.301</text:p>
          </table:table-cell>
          <table:table-cell table:number-columns-repeated="2"/>
          <table:table-cell table:style-name="ce3" office:value-type="string" calcext:value-type="string">
            <text:p>Thread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AVG</text:p>
          </table:table-cell>
        </table:table-row>
        <table:table-row table:style-name="ro1">
          <table:table-cell office:value-type="string" calcext:value-type="string">
            <text:p>Max Threads [2] TH Index [0] - Using new and delete - failures : 0 - duration: 0.631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4" office:value-type="float" office:value="1.301" calcext:value-type="float">
            <text:p>1.301</text:p>
          </table:table-cell>
          <table:table-cell table:style-name="ce5" table:number-columns-repeated="15"/>
          <table:table-cell table:style-name="ce6" table:formula="of:=AVERAGE([.E3:.L3])" office:value-type="float" office:value="1.301" calcext:value-type="float">
            <text:p>1.301</text:p>
          </table:table-cell>
        </table:table-row>
        <table:table-row table:style-name="ro1">
          <table:table-cell table:style-name="ce1" office:value-type="string" calcext:value-type="string">
            <text:p>Max Threads [2] TH Index [1] - Using new and delete - failures : 0 - duration: 0.66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5" office:value-type="float" office:value="0.631" calcext:value-type="float">
            <text:p>0.631</text:p>
          </table:table-cell>
          <table:table-cell table:style-name="ce5" office:value-type="float" office:value="0.66" calcext:value-type="float">
            <text:p>0.66</text:p>
          </table:table-cell>
          <table:table-cell table:style-name="ce5" table:number-columns-repeated="14"/>
          <table:table-cell table:style-name="ce6" table:formula="of:=AVERAGE([.E4:.L4])" office:value-type="float" office:value="0.6455" calcext:value-type="float">
            <text:p>0.646</text:p>
          </table:table-cell>
        </table:table-row>
        <table:table-row table:style-name="ro1">
          <table:table-cell table:style-name="ce1" office:value-type="string" calcext:value-type="string">
            <text:p>0.631 0.66 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5" office:value-type="float" office:value="0.507" calcext:value-type="float">
            <text:p>0.507</text:p>
          </table:table-cell>
          <table:table-cell table:style-name="ce5" office:value-type="float" office:value="0.519" calcext:value-type="float">
            <text:p>0.519</text:p>
          </table:table-cell>
          <table:table-cell table:style-name="ce5" office:value-type="float" office:value="0.476" calcext:value-type="float">
            <text:p>0.476</text:p>
          </table:table-cell>
          <table:table-cell table:style-name="ce5" table:number-columns-repeated="13"/>
          <table:table-cell table:style-name="ce6" table:formula="of:=AVERAGE([.E5:.L5])" office:value-type="float" office:value="0.500666666666667" calcext:value-type="float">
            <text:p>0.501</text:p>
          </table:table-cell>
        </table:table-row>
        <table:table-row table:style-name="ro1">
          <table:table-cell table:style-name="ce1" office:value-type="string" calcext:value-type="string">
            <text:p>Max Threads [3] TH Index [2] - Using new and delete - failures : 0 - duration: 0.476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5" office:value-type="float" office:value="0.373" calcext:value-type="float">
            <text:p>0.373</text:p>
          </table:table-cell>
          <table:table-cell table:style-name="ce5" office:value-type="float" office:value="0.443" calcext:value-type="float">
            <text:p>0.443</text:p>
          </table:table-cell>
          <table:table-cell table:style-name="ce5" office:value-type="float" office:value="0.422" calcext:value-type="float">
            <text:p>0.422</text:p>
          </table:table-cell>
          <table:table-cell table:style-name="ce5" office:value-type="float" office:value="0.37" calcext:value-type="float">
            <text:p>0.37</text:p>
          </table:table-cell>
          <table:table-cell table:style-name="ce5" table:number-columns-repeated="12"/>
          <table:table-cell table:style-name="ce6" table:formula="of:=AVERAGE([.E6:.L6])" office:value-type="float" office:value="0.402" calcext:value-type="float">
            <text:p>0.402</text:p>
          </table:table-cell>
        </table:table-row>
        <table:table-row table:style-name="ro1">
          <table:table-cell office:value-type="string" calcext:value-type="string">
            <text:p>Max Threads [3] TH Index [0] - Using new and delete - failures : 0 - duration: 0.507</text:p>
          </table:table-cell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5" office:value-type="float" office:value="0.426" calcext:value-type="float">
            <text:p>0.426</text:p>
          </table:table-cell>
          <table:table-cell table:style-name="ce5" office:value-type="float" office:value="0.366" calcext:value-type="float">
            <text:p>0.366</text:p>
          </table:table-cell>
          <table:table-cell table:style-name="ce5" office:value-type="float" office:value="0.377" calcext:value-type="float">
            <text:p>0.377</text:p>
          </table:table-cell>
          <table:table-cell table:style-name="ce5" office:value-type="float" office:value="0.329" calcext:value-type="float">
            <text:p>0.329</text:p>
          </table:table-cell>
          <table:table-cell table:style-name="ce5" office:value-type="float" office:value="0.312" calcext:value-type="float">
            <text:p>0.312</text:p>
          </table:table-cell>
          <table:table-cell table:style-name="ce5" table:number-columns-repeated="11"/>
          <table:table-cell table:style-name="ce6" table:formula="of:=AVERAGE([.E7:.L7])" office:value-type="float" office:value="0.362" calcext:value-type="float">
            <text:p>0.362</text:p>
          </table:table-cell>
        </table:table-row>
        <table:table-row table:style-name="ro1">
          <table:table-cell office:value-type="string" calcext:value-type="string">
            <text:p>Max Threads [3] TH Index [1] - Using new and delete - failures : 0 - duration: 0.519</text:p>
          </table:table-cell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5" office:value-type="float" office:value="0.406" calcext:value-type="float">
            <text:p>0.406</text:p>
          </table:table-cell>
          <table:table-cell table:style-name="ce5" office:value-type="float" office:value="0.327" calcext:value-type="float">
            <text:p>0.327</text:p>
          </table:table-cell>
          <table:table-cell table:style-name="ce5" office:value-type="float" office:value="0.41" calcext:value-type="float">
            <text:p>0.41</text:p>
          </table:table-cell>
          <table:table-cell table:style-name="ce5" office:value-type="float" office:value="0.32" calcext:value-type="float">
            <text:p>0.32</text:p>
          </table:table-cell>
          <table:table-cell table:style-name="ce5" office:value-type="float" office:value="0.295" calcext:value-type="float">
            <text:p>0.295</text:p>
          </table:table-cell>
          <table:table-cell table:style-name="ce5" office:value-type="float" office:value="0.338" calcext:value-type="float">
            <text:p>0.338</text:p>
          </table:table-cell>
          <table:table-cell table:style-name="ce5" table:number-columns-repeated="10"/>
          <table:table-cell table:style-name="ce6" table:formula="of:=AVERAGE([.E8:.L8])" office:value-type="float" office:value="0.349333333333333" calcext:value-type="float">
            <text:p>0.349</text:p>
          </table:table-cell>
        </table:table-row>
        <table:table-row table:style-name="ro1">
          <table:table-cell office:value-type="string" calcext:value-type="string">
            <text:p>0.507 0.519 0.476 </text:p>
          </table:table-cell>
          <table:table-cell table:number-columns-repeated="2"/>
          <table:table-cell table:style-name="ce3" office:value-type="float" office:value="7" calcext:value-type="float">
            <text:p>7</text:p>
          </table:table-cell>
          <table:table-cell table:style-name="ce5" office:value-type="float" office:value="0.373" calcext:value-type="float">
            <text:p>0.373</text:p>
          </table:table-cell>
          <table:table-cell table:style-name="ce5" office:value-type="float" office:value="0.371" calcext:value-type="float">
            <text:p>0.371</text:p>
          </table:table-cell>
          <table:table-cell table:style-name="ce5" office:value-type="float" office:value="0.355" calcext:value-type="float">
            <text:p>0.355</text:p>
          </table:table-cell>
          <table:table-cell table:style-name="ce5" office:value-type="float" office:value="0.342" calcext:value-type="float">
            <text:p>0.342</text:p>
          </table:table-cell>
          <table:table-cell table:style-name="ce5" office:value-type="float" office:value="0.317" calcext:value-type="float">
            <text:p>0.317</text:p>
          </table:table-cell>
          <table:table-cell table:style-name="ce5" office:value-type="float" office:value="0.26" calcext:value-type="float">
            <text:p>0.26</text:p>
          </table:table-cell>
          <table:table-cell table:style-name="ce5" office:value-type="float" office:value="0.304" calcext:value-type="float">
            <text:p>0.304</text:p>
          </table:table-cell>
          <table:table-cell table:style-name="ce5" table:number-columns-repeated="9"/>
          <table:table-cell table:style-name="ce6" table:formula="of:=AVERAGE([.E9:.L9])" office:value-type="float" office:value="0.331714285714286" calcext:value-type="float">
            <text:p>0.332</text:p>
          </table:table-cell>
        </table:table-row>
        <table:table-row table:style-name="ro1">
          <table:table-cell office:value-type="string" calcext:value-type="string">
            <text:p>Max Threads [4] TH Index [3] - Using new and delete - failures : 0 - duration: 0.37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style-name="ce5" office:value-type="float" office:value="0.328" calcext:value-type="float">
            <text:p>0.328</text:p>
          </table:table-cell>
          <table:table-cell table:style-name="ce5" office:value-type="float" office:value="0.325" calcext:value-type="float">
            <text:p>0.325</text:p>
          </table:table-cell>
          <table:table-cell table:style-name="ce5" office:value-type="float" office:value="0.347" calcext:value-type="float">
            <text:p>0.347</text:p>
          </table:table-cell>
          <table:table-cell table:style-name="ce5" office:value-type="float" office:value="0.329" calcext:value-type="float">
            <text:p>0.329</text:p>
          </table:table-cell>
          <table:table-cell table:style-name="ce5" office:value-type="float" office:value="0.246" calcext:value-type="float">
            <text:p>0.246</text:p>
          </table:table-cell>
          <table:table-cell table:style-name="ce5" office:value-type="float" office:value="0.298" calcext:value-type="float">
            <text:p>0.298</text:p>
          </table:table-cell>
          <table:table-cell table:style-name="ce5" office:value-type="float" office:value="0.246" calcext:value-type="float">
            <text:p>0.246</text:p>
          </table:table-cell>
          <table:table-cell table:style-name="ce5" office:value-type="float" office:value="0.283" calcext:value-type="float">
            <text:p>0.283</text:p>
          </table:table-cell>
          <table:table-cell table:style-name="ce5" table:number-columns-repeated="8"/>
          <table:table-cell table:style-name="ce6" table:formula="of:=AVERAGE([.E10:.L10])" office:value-type="float" office:value="0.30025" calcext:value-type="float">
            <text:p>0.300</text:p>
          </table:table-cell>
        </table:table-row>
        <table:table-row table:style-name="ro1">
          <table:table-cell table:style-name="ce1" office:value-type="string" calcext:value-type="string">
            <text:p>Max Threads [4] TH Index [0] - Using new and delete - failures : 0 - duration: 0.373</text:p>
          </table:table-cell>
          <table:table-cell table:number-columns-repeated="2"/>
          <table:table-cell table:style-name="ce3" office:value-type="float" office:value="9" calcext:value-type="float">
            <text:p>9</text:p>
          </table:table-cell>
          <table:table-cell table:style-name="ce5" office:value-type="float" office:value="0.331" calcext:value-type="float">
            <text:p>0.331</text:p>
          </table:table-cell>
          <table:table-cell table:style-name="ce5" office:value-type="float" office:value="0.335" calcext:value-type="float">
            <text:p>0.335</text:p>
          </table:table-cell>
          <table:table-cell table:number-columns-repeated="2" table:style-name="ce5" office:value-type="float" office:value="0.253" calcext:value-type="float">
            <text:p>0.253</text:p>
          </table:table-cell>
          <table:table-cell table:style-name="ce5" office:value-type="float" office:value="0.327" calcext:value-type="float">
            <text:p>0.327</text:p>
          </table:table-cell>
          <table:table-cell table:style-name="ce5" office:value-type="float" office:value="0.243" calcext:value-type="float">
            <text:p>0.243</text:p>
          </table:table-cell>
          <table:table-cell table:style-name="ce5" office:value-type="float" office:value="0.301" calcext:value-type="float">
            <text:p>0.301</text:p>
          </table:table-cell>
          <table:table-cell table:style-name="ce5" office:value-type="float" office:value="0.279" calcext:value-type="float">
            <text:p>0.279</text:p>
          </table:table-cell>
          <table:table-cell table:style-name="ce5" office:value-type="float" office:value="0.309" calcext:value-type="float">
            <text:p>0.309</text:p>
          </table:table-cell>
          <table:table-cell table:style-name="ce5" table:number-columns-repeated="7"/>
          <table:table-cell table:style-name="ce6" table:formula="of:=AVERAGE([.E11:.L11])" office:value-type="float" office:value="0.29025" calcext:value-type="float">
            <text:p>0.290</text:p>
          </table:table-cell>
        </table:table-row>
        <table:table-row table:style-name="ro1">
          <table:table-cell table:style-name="ce1" office:value-type="string" calcext:value-type="string">
            <text:p>Max Threads [4] TH Index [2] - Using new and delete - failures : 0 - duration: 0.422</text:p>
          </table:table-cell>
          <table:table-cell table:number-columns-repeated="2"/>
          <table:table-cell table:style-name="ce3" office:value-type="float" office:value="10" calcext:value-type="float">
            <text:p>10</text:p>
          </table:table-cell>
          <table:table-cell table:style-name="ce5" office:value-type="float" office:value="0.293" calcext:value-type="float">
            <text:p>0.293</text:p>
          </table:table-cell>
          <table:table-cell table:style-name="ce5" office:value-type="float" office:value="0.249" calcext:value-type="float">
            <text:p>0.249</text:p>
          </table:table-cell>
          <table:table-cell table:style-name="ce5" office:value-type="float" office:value="0.268" calcext:value-type="float">
            <text:p>0.268</text:p>
          </table:table-cell>
          <table:table-cell table:style-name="ce5" office:value-type="float" office:value="0.229" calcext:value-type="float">
            <text:p>0.229</text:p>
          </table:table-cell>
          <table:table-cell table:style-name="ce5" office:value-type="float" office:value="0.302" calcext:value-type="float">
            <text:p>0.302</text:p>
          </table:table-cell>
          <table:table-cell table:style-name="ce5" office:value-type="float" office:value="0.333" calcext:value-type="float">
            <text:p>0.333</text:p>
          </table:table-cell>
          <table:table-cell table:style-name="ce5" office:value-type="float" office:value="0.343" calcext:value-type="float">
            <text:p>0.343</text:p>
          </table:table-cell>
          <table:table-cell table:style-name="ce5" office:value-type="float" office:value="0.231" calcext:value-type="float">
            <text:p>0.231</text:p>
          </table:table-cell>
          <table:table-cell table:style-name="ce5" office:value-type="float" office:value="0.229" calcext:value-type="float">
            <text:p>0.229</text:p>
          </table:table-cell>
          <table:table-cell table:style-name="ce5" office:value-type="float" office:value="0.255" calcext:value-type="float">
            <text:p>0.255</text:p>
          </table:table-cell>
          <table:table-cell table:style-name="ce5" table:number-columns-repeated="6"/>
          <table:table-cell table:style-name="ce6" table:formula="of:=AVERAGE([.E12:.L12])" office:value-type="float" office:value="0.281" calcext:value-type="float">
            <text:p>0.281</text:p>
          </table:table-cell>
        </table:table-row>
        <table:table-row table:style-name="ro1">
          <table:table-cell table:style-name="ce1" office:value-type="string" calcext:value-type="string">
            <text:p>Max Threads [4] TH Index [1] - Using new and delete - failures : 0 - duration: 0.443</text:p>
          </table:table-cell>
          <table:table-cell table:number-columns-repeated="2"/>
          <table:table-cell table:style-name="ce3" office:value-type="float" office:value="11" calcext:value-type="float">
            <text:p>11</text:p>
          </table:table-cell>
          <table:table-cell table:style-name="ce5" office:value-type="float" office:value="0.318" calcext:value-type="float">
            <text:p>0.318</text:p>
          </table:table-cell>
          <table:table-cell table:style-name="ce5" office:value-type="float" office:value="0.282" calcext:value-type="float">
            <text:p>0.282</text:p>
          </table:table-cell>
          <table:table-cell table:style-name="ce5" office:value-type="float" office:value="0.228" calcext:value-type="float">
            <text:p>0.228</text:p>
          </table:table-cell>
          <table:table-cell table:style-name="ce5" office:value-type="float" office:value="0.32" calcext:value-type="float">
            <text:p>0.32</text:p>
          </table:table-cell>
          <table:table-cell table:style-name="ce5" office:value-type="float" office:value="0.257" calcext:value-type="float">
            <text:p>0.257</text:p>
          </table:table-cell>
          <table:table-cell table:style-name="ce5" office:value-type="float" office:value="0.228" calcext:value-type="float">
            <text:p>0.228</text:p>
          </table:table-cell>
          <table:table-cell table:style-name="ce5" office:value-type="float" office:value="0.305" calcext:value-type="float">
            <text:p>0.305</text:p>
          </table:table-cell>
          <table:table-cell table:style-name="ce5" office:value-type="float" office:value="0.209" calcext:value-type="float">
            <text:p>0.209</text:p>
          </table:table-cell>
          <table:table-cell table:style-name="ce5" office:value-type="float" office:value="0.284" calcext:value-type="float">
            <text:p>0.284</text:p>
          </table:table-cell>
          <table:table-cell table:style-name="ce5" office:value-type="float" office:value="0.255" calcext:value-type="float">
            <text:p>0.255</text:p>
          </table:table-cell>
          <table:table-cell table:style-name="ce5" office:value-type="float" office:value="0.251" calcext:value-type="float">
            <text:p>0.251</text:p>
          </table:table-cell>
          <table:table-cell table:style-name="ce5" table:number-columns-repeated="5"/>
          <table:table-cell table:style-name="ce6" table:formula="of:=AVERAGE([.E13:.L13])" office:value-type="float" office:value="0.268375" calcext:value-type="float">
            <text:p>0.268</text:p>
          </table:table-cell>
        </table:table-row>
        <table:table-row table:style-name="ro1">
          <table:table-cell table:style-name="ce1" office:value-type="string" calcext:value-type="string">
            <text:p>0.373 0.443 0.422 0.37 </text:p>
          </table:table-cell>
          <table:table-cell table:number-columns-repeated="2"/>
          <table:table-cell table:style-name="ce3" office:value-type="float" office:value="12" calcext:value-type="float">
            <text:p>12</text:p>
          </table:table-cell>
          <table:table-cell table:style-name="ce5" office:value-type="float" office:value="0.319" calcext:value-type="float">
            <text:p>0.319</text:p>
          </table:table-cell>
          <table:table-cell table:style-name="ce5" office:value-type="float" office:value="0.312" calcext:value-type="float">
            <text:p>0.312</text:p>
          </table:table-cell>
          <table:table-cell table:style-name="ce5" office:value-type="float" office:value="0.252" calcext:value-type="float">
            <text:p>0.252</text:p>
          </table:table-cell>
          <table:table-cell table:style-name="ce5" office:value-type="float" office:value="0.276" calcext:value-type="float">
            <text:p>0.276</text:p>
          </table:table-cell>
          <table:table-cell table:style-name="ce5" office:value-type="float" office:value="0.313" calcext:value-type="float">
            <text:p>0.313</text:p>
          </table:table-cell>
          <table:table-cell table:style-name="ce5" office:value-type="float" office:value="0.274" calcext:value-type="float">
            <text:p>0.274</text:p>
          </table:table-cell>
          <table:table-cell table:style-name="ce5" office:value-type="float" office:value="0.251" calcext:value-type="float">
            <text:p>0.251</text:p>
          </table:table-cell>
          <table:table-cell table:style-name="ce5" office:value-type="float" office:value="0.274" calcext:value-type="float">
            <text:p>0.274</text:p>
          </table:table-cell>
          <table:table-cell table:style-name="ce5" office:value-type="float" office:value="0.195" calcext:value-type="float">
            <text:p>0.195</text:p>
          </table:table-cell>
          <table:table-cell table:style-name="ce5" office:value-type="float" office:value="0.244" calcext:value-type="float">
            <text:p>0.244</text:p>
          </table:table-cell>
          <table:table-cell table:style-name="ce5" office:value-type="float" office:value="0.266" calcext:value-type="float">
            <text:p>0.266</text:p>
          </table:table-cell>
          <table:table-cell table:style-name="ce5" office:value-type="float" office:value="0.241" calcext:value-type="float">
            <text:p>0.241</text:p>
          </table:table-cell>
          <table:table-cell table:style-name="ce5" table:number-columns-repeated="4"/>
          <table:table-cell table:style-name="ce6" table:formula="of:=AVERAGE([.E14:.L14])" office:value-type="float" office:value="0.283875" calcext:value-type="float">
            <text:p>0.284</text:p>
          </table:table-cell>
        </table:table-row>
        <table:table-row table:style-name="ro1">
          <table:table-cell table:style-name="ce1" office:value-type="string" calcext:value-type="string">
            <text:p>Max Threads [5] TH Index [4] - Using new and delete - failures : 0 - duration: 0.312</text:p>
          </table:table-cell>
          <table:table-cell table:number-columns-repeated="2"/>
          <table:table-cell table:style-name="ce3" office:value-type="float" office:value="13" calcext:value-type="float">
            <text:p>13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31" calcext:value-type="float">
            <text:p>0.31</text:p>
          </table:table-cell>
          <table:table-cell table:style-name="ce5" office:value-type="float" office:value="0.27" calcext:value-type="float">
            <text:p>0.27</text:p>
          </table:table-cell>
          <table:table-cell table:style-name="ce5" office:value-type="float" office:value="0.266" calcext:value-type="float">
            <text:p>0.266</text:p>
          </table:table-cell>
          <table:table-cell table:style-name="ce5" office:value-type="float" office:value="0.252" calcext:value-type="float">
            <text:p>0.252</text:p>
          </table:table-cell>
          <table:table-cell table:style-name="ce5" office:value-type="float" office:value="0.195" calcext:value-type="float">
            <text:p>0.195</text:p>
          </table:table-cell>
          <table:table-cell table:style-name="ce5" office:value-type="float" office:value="0.234" calcext:value-type="float">
            <text:p>0.234</text:p>
          </table:table-cell>
          <table:table-cell table:style-name="ce5" office:value-type="float" office:value="0.291" calcext:value-type="float">
            <text:p>0.291</text:p>
          </table:table-cell>
          <table:table-cell table:style-name="ce5" office:value-type="float" office:value="0.238" calcext:value-type="float">
            <text:p>0.238</text:p>
          </table:table-cell>
          <table:table-cell table:style-name="ce5" office:value-type="float" office:value="0.264" calcext:value-type="float">
            <text:p>0.264</text:p>
          </table:table-cell>
          <table:table-cell table:style-name="ce5" office:value-type="float" office:value="0.285" calcext:value-type="float">
            <text:p>0.285</text:p>
          </table:table-cell>
          <table:table-cell table:style-name="ce5" office:value-type="float" office:value="0.294" calcext:value-type="float">
            <text:p>0.294</text:p>
          </table:table-cell>
          <table:table-cell table:style-name="ce5" office:value-type="float" office:value="0.233" calcext:value-type="float">
            <text:p>0.233</text:p>
          </table:table-cell>
          <table:table-cell table:style-name="ce5" table:number-columns-repeated="3"/>
          <table:table-cell table:style-name="ce6" table:formula="of:=AVERAGE([.E15:.L15])" office:value-type="float" office:value="0.26475" calcext:value-type="float">
            <text:p>0.265</text:p>
          </table:table-cell>
        </table:table-row>
        <table:table-row table:style-name="ro1">
          <table:table-cell office:value-type="string" calcext:value-type="string">
            <text:p>Max Threads [5] TH Index [3] - Using new and delete - failures : 0 - duration: 0.329</text:p>
          </table:table-cell>
          <table:table-cell table:number-columns-repeated="2"/>
          <table:table-cell table:style-name="ce3" office:value-type="float" office:value="14" calcext:value-type="float">
            <text:p>14</text:p>
          </table:table-cell>
          <table:table-cell table:style-name="ce5" office:value-type="float" office:value="0.235" calcext:value-type="float">
            <text:p>0.235</text:p>
          </table:table-cell>
          <table:table-cell table:style-name="ce5" office:value-type="float" office:value="0.288" calcext:value-type="float">
            <text:p>0.288</text:p>
          </table:table-cell>
          <table:table-cell table:number-columns-repeated="2" table:style-name="ce5" office:value-type="float" office:value="0.298" calcext:value-type="float">
            <text:p>0.298</text:p>
          </table:table-cell>
          <table:table-cell table:style-name="ce5" office:value-type="float" office:value="0.223" calcext:value-type="float">
            <text:p>0.223</text:p>
          </table:table-cell>
          <table:table-cell table:style-name="ce5" office:value-type="float" office:value="0.289" calcext:value-type="float">
            <text:p>0.289</text:p>
          </table:table-cell>
          <table:table-cell table:style-name="ce5" office:value-type="float" office:value="0.303" calcext:value-type="float">
            <text:p>0.303</text:p>
          </table:table-cell>
          <table:table-cell table:style-name="ce5" office:value-type="float" office:value="0.244" calcext:value-type="float">
            <text:p>0.244</text:p>
          </table:table-cell>
          <table:table-cell table:style-name="ce5" office:value-type="float" office:value="0.188" calcext:value-type="float">
            <text:p>0.188</text:p>
          </table:table-cell>
          <table:table-cell table:style-name="ce5" office:value-type="float" office:value="0.289" calcext:value-type="float">
            <text:p>0.289</text:p>
          </table:table-cell>
          <table:table-cell table:style-name="ce5" office:value-type="float" office:value="0.235" calcext:value-type="float">
            <text:p>0.235</text:p>
          </table:table-cell>
          <table:table-cell table:style-name="ce5" office:value-type="float" office:value="0.294" calcext:value-type="float">
            <text:p>0.294</text:p>
          </table:table-cell>
          <table:table-cell table:style-name="ce5" office:value-type="float" office:value="0.222" calcext:value-type="float">
            <text:p>0.222</text:p>
          </table:table-cell>
          <table:table-cell table:style-name="ce5" office:value-type="float" office:value="0.227" calcext:value-type="float">
            <text:p>0.227</text:p>
          </table:table-cell>
          <table:table-cell table:style-name="ce5" table:number-columns-repeated="2"/>
          <table:table-cell table:style-name="ce6" table:formula="of:=AVERAGE([.E16:.L16])" office:value-type="float" office:value="0.27225" calcext:value-type="float">
            <text:p>0.272</text:p>
          </table:table-cell>
        </table:table-row>
        <table:table-row table:style-name="ro1">
          <table:table-cell office:value-type="string" calcext:value-type="string">
            <text:p>Max Threads [5] TH Index [1] - Using new and delete - failures : 0 - duration: 0.366</text:p>
          </table:table-cell>
          <table:table-cell table:number-columns-repeated="2"/>
          <table:table-cell table:style-name="ce3" office:value-type="float" office:value="15" calcext:value-type="float">
            <text:p>15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301" calcext:value-type="float">
            <text:p>0.301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308" calcext:value-type="float">
            <text:p>0.308</text:p>
          </table:table-cell>
          <table:table-cell table:style-name="ce5" office:value-type="float" office:value="0.313" calcext:value-type="float">
            <text:p>0.313</text:p>
          </table:table-cell>
          <table:table-cell table:style-name="ce5" office:value-type="float" office:value="0.256" calcext:value-type="float">
            <text:p>0.256</text:p>
          </table:table-cell>
          <table:table-cell table:style-name="ce5" office:value-type="float" office:value="0.305" calcext:value-type="float">
            <text:p>0.305</text:p>
          </table:table-cell>
          <table:table-cell table:style-name="ce5" office:value-type="float" office:value="0.302" calcext:value-type="float">
            <text:p>0.302</text:p>
          </table:table-cell>
          <table:table-cell table:style-name="ce5" office:value-type="float" office:value="0.295" calcext:value-type="float">
            <text:p>0.295</text:p>
          </table:table-cell>
          <table:table-cell table:style-name="ce5" office:value-type="float" office:value="0.297" calcext:value-type="float">
            <text:p>0.297</text:p>
          </table:table-cell>
          <table:table-cell table:style-name="ce5" office:value-type="float" office:value="0.287" calcext:value-type="float">
            <text:p>0.287</text:p>
          </table:table-cell>
          <table:table-cell table:style-name="ce5" office:value-type="float" office:value="0.311" calcext:value-type="float">
            <text:p>0.311</text:p>
          </table:table-cell>
          <table:table-cell table:style-name="ce5" office:value-type="float" office:value="0.288" calcext:value-type="float">
            <text:p>0.288</text:p>
          </table:table-cell>
          <table:table-cell table:style-name="ce5" office:value-type="float" office:value="0.116" calcext:value-type="float">
            <text:p>0.116</text:p>
          </table:table-cell>
          <table:table-cell table:style-name="ce5" office:value-type="float" office:value="0.244" calcext:value-type="float">
            <text:p>0.244</text:p>
          </table:table-cell>
          <table:table-cell table:style-name="ce5"/>
          <table:table-cell table:style-name="ce6" table:formula="of:=AVERAGE([.E17:.L17])" office:value-type="float" office:value="0.298125" calcext:value-type="float">
            <text:p>0.298</text:p>
          </table:table-cell>
        </table:table-row>
        <table:table-row table:style-name="ro1">
          <table:table-cell office:value-type="string" calcext:value-type="string">
            <text:p>Max Threads [5] TH Index [2] - Using new and delete - failures : 0 - duration: 0.377</text:p>
          </table:table-cell>
          <table:table-cell table:number-columns-repeated="2"/>
          <table:table-cell table:style-name="ce3" office:value-type="float" office:value="16" calcext:value-type="float">
            <text:p>16</text:p>
          </table:table-cell>
          <table:table-cell table:style-name="ce5" office:value-type="float" office:value="0.301" calcext:value-type="float">
            <text:p>0.301</text:p>
          </table:table-cell>
          <table:table-cell table:style-name="ce5" office:value-type="float" office:value="0.248" calcext:value-type="float">
            <text:p>0.248</text:p>
          </table:table-cell>
          <table:table-cell table:style-name="ce5" office:value-type="float" office:value="0.291" calcext:value-type="float">
            <text:p>0.291</text:p>
          </table:table-cell>
          <table:table-cell table:style-name="ce5" office:value-type="float" office:value="0.29" calcext:value-type="float">
            <text:p>0.29</text:p>
          </table:table-cell>
          <table:table-cell table:style-name="ce5" office:value-type="float" office:value="0.241" calcext:value-type="float">
            <text:p>0.241</text:p>
          </table:table-cell>
          <table:table-cell table:style-name="ce5" office:value-type="float" office:value="0.285" calcext:value-type="float">
            <text:p>0.285</text:p>
          </table:table-cell>
          <table:table-cell table:style-name="ce5" office:value-type="float" office:value="0.293" calcext:value-type="float">
            <text:p>0.293</text:p>
          </table:table-cell>
          <table:table-cell table:style-name="ce5" office:value-type="float" office:value="0.284" calcext:value-type="float">
            <text:p>0.284</text:p>
          </table:table-cell>
          <table:table-cell table:style-name="ce5" office:value-type="float" office:value="0.278" calcext:value-type="float">
            <text:p>0.278</text:p>
          </table:table-cell>
          <table:table-cell table:style-name="ce5" office:value-type="float" office:value="0.297" calcext:value-type="float">
            <text:p>0.297</text:p>
          </table:table-cell>
          <table:table-cell table:style-name="ce5" office:value-type="float" office:value="0.282" calcext:value-type="float">
            <text:p>0.282</text:p>
          </table:table-cell>
          <table:table-cell table:style-name="ce5" office:value-type="float" office:value="0.289" calcext:value-type="float">
            <text:p>0.289</text:p>
          </table:table-cell>
          <table:table-cell table:style-name="ce5" office:value-type="float" office:value="0.274" calcext:value-type="float">
            <text:p>0.274</text:p>
          </table:table-cell>
          <table:table-cell table:style-name="ce5" office:value-type="float" office:value="0.278" calcext:value-type="float">
            <text:p>0.278</text:p>
          </table:table-cell>
          <table:table-cell table:style-name="ce5" office:value-type="float" office:value="0.157" calcext:value-type="float">
            <text:p>0.157</text:p>
          </table:table-cell>
          <table:table-cell table:style-name="ce5" office:value-type="float" office:value="0.146" calcext:value-type="float">
            <text:p>0.146</text:p>
          </table:table-cell>
          <table:table-cell table:style-name="ce6" table:formula="of:=AVERAGE([.E18:.L18])" office:value-type="float" office:value="0.279125" calcext:value-type="float">
            <text:p>0.279</text:p>
          </table:table-cell>
        </table:table-row>
        <table:table-row table:style-name="ro1">
          <table:table-cell office:value-type="string" calcext:value-type="string">
            <text:p>Max Threads [5] TH Index [0] - Using new and delete - failures : 0 - duration: 0.42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0.426 0.366 0.377 0.329 0.312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6] TH Index [4] - Using new and delete - failures : 0 - duration: 0.295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Max Threads [6] TH Index [3] - Using new and delete - failures : 0 - duration: 0.32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Max Threads [6] TH Index [1] - Using new and delete - failures : 0 - duration: 0.327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Max Threads [6] TH Index [5] - Using new and delete - failures : 0 - duration: 0.338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Max Threads [6] TH Index [0] - Using new and delete - failures : 0 - duration: 0.406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Max Threads [6] TH Index [2] - Using new and delete - failures : 0 - duration: 0.41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0.406 0.327 0.41 0.32 0.295 0.338 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Max Threads [7] TH Index [5] - Using new and delete - failures : 0 - duration: 0.2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7] TH Index [6] - Using new and delete - failures : 0 - duration: 0.30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7] TH Index [4] - Using new and delete - failures : 0 - duration: 0.31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7] TH Index [3] - Using new and delete - failures : 0 - duration: 0.34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7] TH Index [2] - Using new and delete - failures : 0 - duration: 0.35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7] TH Index [1] - Using new and delete - failures : 0 - duration: 0.37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7] TH Index [0] - Using new and delete - failures : 0 - duration: 0.37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0.373 0.371 0.355 0.342 0.317 0.26 0.304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8] TH Index [6] - Using new and delete - failures : 0 - duration: 0.24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8] TH Index [4] - Using new and delete - failures : 0 - duration: 0.24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8] TH Index [7] - Using new and delete - failures : 0 - duration: 0.2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8] TH Index [5] - Using new and delete - failures : 0 - duration: 0.29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8] TH Index [1] - Using new and delete - failures : 0 - duration: 0.32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8] TH Index [0] - Using new and delete - failures : 0 - duration: 0.32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8] TH Index [3] - Using new and delete - failures : 0 - duration: 0.32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8] TH Index [2] - Using new and delete - failures : 0 - duration: 0.34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0.328 0.325 0.347 0.329 0.246 0.298 0.246 0.283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9] TH Index [5] - Using new and delete - failures : 0 - duration: 0.2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9] TH Index [3] - Using new and delete - failures : 0 - duration: 0.25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9] TH Index [2] - Using new and delete - failures : 0 - duration: 0.25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9] TH Index [7] - Using new and delete - failures : 0 - duration: 0.27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9] TH Index [6] - Using new and delete - failures : 0 - duration: 0.30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9] TH Index [8] - Using new and delete - failures : 0 - duration: 0.30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9] TH Index [4] - Using new and delete - failures : 0 - duration: 0.32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9] TH Index [0] - Using new and delete - failures : 0 - duration: 0.33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9] TH Index [1] - Using new and delete - failures : 0 - duration: 0.33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0.331 0.335 0.253 0.253 0.327 0.243 0.301 0.279 0.309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0] TH Index [8] - Using new and delete - failures : 0 - duration: 0.22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0] TH Index [3] - Using new and delete - failures : 0 - duration: 0.22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0] TH Index [7] - Using new and delete - failures : 0 - duration: 0.23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0] TH Index [1] - Using new and delete - failures : 0 - duration: 0.24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0] TH Index [9] - Using new and delete - failures : 0 - duration: 0.25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0] TH Index [2] - Using new and delete - failures : 0 - duration: 0.26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0] TH Index [0] - Using new and delete - failures : 0 - duration: 0.29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0] TH Index [4] - Using new and delete - failures : 0 - duration: 0.30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0] TH Index [5] - Using new and delete - failures : 0 - duration: 0.33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0] TH Index [6] - Using new and delete - failures : 0 - duration: 0.3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0.293 0.249 0.268 0.229 0.302 0.333 0.343 0.231 0.229 0.255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1] TH Index [7] - Using new and delete - failures : 0 - duration: 0.20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1] TH Index [5] - Using new and delete - failures : 0 - duration: 0.22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1] TH Index [2] - Using new and delete - failures : 0 - duration: 0.22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1] TH Index [10] - Using new and delete - failures : 0 - duration: 0.25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1] TH Index [9] - Using new and delete - failures : 0 - duration: 0.25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1] TH Index [4] - Using new and delete - failures : 0 - duration: 0.25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1] TH Index [1] - Using new and delete - failures : 0 - duration: 0.28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1] TH Index [8] - Using new and delete - failures : 0 - duration: 0.28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1] TH Index [6] - Using new and delete - failures : 0 - duration: 0.3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1] TH Index [0] - Using new and delete - failures : 0 - duration: 0.31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1] TH Index [3] - Using new and delete - failures : 0 - duration: 0.3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0.318 0.282 0.228 0.32 0.257 0.228 0.305 0.209 0.284 0.255 0.251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2] TH Index [8] - Using new and delete - failures : 0 - duration: 0.19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2] TH Index [11] - Using new and delete - failures : 0 - duration: 0.24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2] TH Index [9] - Using new and delete - failures : 0 - duration: 0.24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2] TH Index [6] - Using new and delete - failures : 0 - duration: 0.25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2] TH Index [2] - Using new and delete - failures : 0 - duration: 0.25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2] TH Index [10] - Using new and delete - failures : 0 - duration: 0.26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2] TH Index [7] - Using new and delete - failures : 0 - duration: 0.27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2] TH Index [5] - Using new and delete - failures : 0 - duration: 0.27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2] TH Index [3] - Using new and delete - failures : 0 - duration: 0.27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2] TH Index [1] - Using new and delete - failures : 0 - duration: 0.31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2] TH Index [4] - Using new and delete - failures : 0 - duration: 0.31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2] TH Index [0] - Using new and delete - failures : 0 - duration: 0.31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0.319 0.312 0.252 0.276 0.313 0.274 0.251 0.274 0.195 0.244 0.266 0.241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3] TH Index [5] - Using new and delete - failures : 0 - duration: 0.19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3] TH Index [12] - Using new and delete - failures : 0 - duration: 0.23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3] TH Index [6] - Using new and delete - failures : 0 - duration: 0.2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3] TH Index [8] - Using new and delete - failures : 0 - duration: 0.23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3] TH Index [4] - Using new and delete - failures : 0 - duration: 0.25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3] TH Index [9] - Using new and delete - failures : 0 - duration: 0.26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3] TH Index [3] - Using new and delete - failures : 0 - duration: 0.26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3] TH Index [2] - Using new and delete - failures : 0 - duration: 0.2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3] TH Index [10] - Using new and delete - failures : 0 - duration: 0.2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3] TH Index [7] - Using new and delete - failures : 0 - duration: 0.29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3] TH Index [11] - Using new and delete - failures : 0 - duration: 0.29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3] TH Index [0] - Using new and delete - failures : 0 - duration: 0.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3] TH Index [1] - Using new and delete - failures : 0 - duration: 0.3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0.3 0.31 0.27 0.266 0.252 0.195 0.234 0.291 0.238 0.264 0.285 0.294 0.233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8] - Using new and delete - failures : 0 - duration: 0.18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12] - Using new and delete - failures : 0 - duration: 0.22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4] - Using new and delete - failures : 0 - duration: 0.22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13] - Using new and delete - failures : 0 - duration: 0.22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10] - Using new and delete - failures : 0 - duration: 0.23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0] - Using new and delete - failures : 0 - duration: 0.23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7] - Using new and delete - failures : 0 - duration: 0.24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1] - Using new and delete - failures : 0 - duration: 0.28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5] - Using new and delete - failures : 0 - duration: 0.28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9] - Using new and delete - failures : 0 - duration: 0.28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11] - Using new and delete - failures : 0 - duration: 0.29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3] - Using new and delete - failures : 0 - duration: 0.29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2] - Using new and delete - failures : 0 - duration: 0.29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6] - Using new and delete - failures : 0 - duration: 0.30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0.235 0.288 0.298 0.298 0.223 0.289 0.303 0.244 0.188 0.289 0.235 0.294 0.222 0.227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13] - Using new and delete - failures : 0 - duration: 0.11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14] - Using new and delete - failures : 0 - duration: 0.24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5] - Using new and delete - failures : 0 - duration: 0.25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10] - Using new and delete - failures : 0 - duration: 0.28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12] - Using new and delete - failures : 0 - duration: 0.28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8] - Using new and delete - failures : 0 - duration: 0.29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9] - Using new and delete - failures : 0 - duration: 0.29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2] - Using new and delete - failures : 0 - duration: 0.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0] - Using new and delete - failures : 0 - duration: 0.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1] - Using new and delete - failures : 0 - duration: 0.30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7] - Using new and delete - failures : 0 - duration: 0.30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6] - Using new and delete - failures : 0 - duration: 0.3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3] - Using new and delete - failures : 0 - duration: 0.3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11] - Using new and delete - failures : 0 - duration: 0.3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4] - Using new and delete - failures : 0 - duration: 0.31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0.3 0.301 0.3 0.308 0.313 0.256 0.305 0.302 0.295 0.297 0.287 0.311 0.288 0.116 0.244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15] - Using new and delete - failures : 0 - duration: 0.14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14] - Using new and delete - failures : 0 - duration: 0.15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4] - Using new and delete - failures : 0 - duration: 0.24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1] - Using new and delete - failures : 0 - duration: 0.24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12] - Using new and delete - failures : 0 - duration: 0.27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13] - Using new and delete - failures : 0 - duration: 0.27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8] - Using new and delete - failures : 0 - duration: 0.27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10] - Using new and delete - failures : 0 - duration: 0.28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7] - Using new and delete - failures : 0 - duration: 0.28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5] - Using new and delete - failures : 0 - duration: 0.2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11] - Using new and delete - failures : 0 - duration: 0.28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3] - Using new and delete - failures : 0 - duration: 0.2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2] - Using new and delete - failures : 0 - duration: 0.29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6] - Using new and delete - failures : 0 - duration: 0.29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9] - Using new and delete - failures : 0 - duration: 0.29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0] - Using new and delete - failures : 0 - duration: 0.30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0.301 0.248 0.291 0.29 0.241 0.285 0.293 0.284 0.278 0.297 0.282 0.289 0.274 0.278 0.157 0.146 </text:p>
          </table:table-cell>
          <table:table-cell table:number-columns-repeated="20"/>
        </table:table-row>
        <table:table-row table:style-name="ro1">
          <table:table-cell office:value-type="float" office:value="1.301" calcext:value-type="float">
            <text:p>1.30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0.631 0.66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0.507 0.519 0.476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0.373 0.443 0.422 0.37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0.426 0.366 0.377 0.329 0.312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0.406 0.327 0.41 0.32 0.295 0.338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0.373 0.371 0.355 0.342 0.317 0.26 0.304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0.328 0.325 0.347 0.329 0.246 0.298 0.246 0.283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0.331 0.335 0.253 0.253 0.327 0.243 0.301 0.279 0.309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0.293 0.249 0.268 0.229 0.302 0.333 0.343 0.231 0.229 0.255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0.318 0.282 0.228 0.32 0.257 0.228 0.305 0.209 0.284 0.255 0.251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0.319 0.312 0.252 0.276 0.313 0.274 0.251 0.274 0.195 0.244 0.266 0.241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0.3 0.31 0.27 0.266 0.252 0.195 0.234 0.291 0.238 0.264 0.285 0.294 0.233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0.235 0.288 0.298 0.298 0.223 0.289 0.303 0.244 0.188 0.289 0.235 0.294 0.222 0.227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0.3 0.301 0.3 0.308 0.313 0.256 0.305 0.302 0.295 0.297 0.287 0.311 0.288 0.116 0.244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0.301 0.248 0.291 0.29 0.241 0.285 0.293 0.284 0.278 0.297 0.282 0.289 0.274 0.278 0.157 0.146 </text:p>
          </table:table-cell>
          <table:table-cell table:number-columns-repeated="20"/>
        </table:table-row>
      </table:table>
      <table:table table:name="core - std_mutex" table:style-name="ta1">
        <table:shapes>
          <draw:frame draw:z-index="0" draw:style-name="gr1" draw:text-style-name="P1" svg:width="40.542cm" svg:height="18.03cm" svg:x="20.197cm" svg:y="9.183cm">
            <draw:object draw:notify-on-update-of-ranges="'core - std_mutex'.D3:'core - std_mutex'.D18 'core - std_mutex'.U3:'core - std_mutex'.U1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0" table:default-cell-style-name="Default"/>
        <table:table-row table:style-name="ro1">
          <table:table-cell table:style-name="ce1" office:value-type="string" calcext:value-type="string">
            <text:p>Max Threads [1] TH Index [0] - Using Core arena_allocator - failures : 0 - duration: 1.344</text:p>
          </table:table-cell>
          <table:table-cell table:number-columns-repeated="20"/>
        </table:table-row>
        <table:table-row table:style-name="ro1">
          <table:table-cell table:style-name="ce2" office:value-type="float" office:value="1.344" calcext:value-type="float">
            <text:p>1.344</text:p>
          </table:table-cell>
          <table:table-cell table:number-columns-repeated="2"/>
          <table:table-cell table:style-name="ce3" office:value-type="string" calcext:value-type="string">
            <text:p>Thread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AVG</text:p>
          </table:table-cell>
        </table:table-row>
        <table:table-row table:style-name="ro1">
          <table:table-cell office:value-type="string" calcext:value-type="string">
            <text:p>Max Threads [2] TH Index [1] - Using Core arena_allocator - failures : 0 - duration: 10.841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4" office:value-type="float" office:value="1.344" calcext:value-type="float">
            <text:p>1.344</text:p>
          </table:table-cell>
          <table:table-cell table:style-name="ce5" table:number-columns-repeated="15"/>
          <table:table-cell table:style-name="ce6" table:formula="of:=AVERAGE([.E3:.L3])" office:value-type="float" office:value="1.344" calcext:value-type="float">
            <text:p>1.344</text:p>
          </table:table-cell>
        </table:table-row>
        <table:table-row table:style-name="ro1">
          <table:table-cell table:style-name="ce1" office:value-type="string" calcext:value-type="string">
            <text:p>Max Threads [2] TH Index [0] - Using Core arena_allocator - failures : 0 - duration: 11.002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5" office:value-type="float" office:value="11.002" calcext:value-type="float">
            <text:p>11.002</text:p>
          </table:table-cell>
          <table:table-cell table:style-name="ce5" office:value-type="float" office:value="10.841" calcext:value-type="float">
            <text:p>10.841</text:p>
          </table:table-cell>
          <table:table-cell table:style-name="ce5" table:number-columns-repeated="14"/>
          <table:table-cell table:style-name="ce6" table:formula="of:=AVERAGE([.E4:.L4])" office:value-type="float" office:value="10.9215" calcext:value-type="float">
            <text:p>10.922</text:p>
          </table:table-cell>
        </table:table-row>
        <table:table-row table:style-name="ro1">
          <table:table-cell table:style-name="ce1" office:value-type="string" calcext:value-type="string">
            <text:p>11.002 10.841 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5" office:value-type="float" office:value="17.081" calcext:value-type="float">
            <text:p>17.081</text:p>
          </table:table-cell>
          <table:table-cell table:style-name="ce5" office:value-type="float" office:value="18.266" calcext:value-type="float">
            <text:p>18.266</text:p>
          </table:table-cell>
          <table:table-cell table:style-name="ce5" office:value-type="float" office:value="18.227" calcext:value-type="float">
            <text:p>18.227</text:p>
          </table:table-cell>
          <table:table-cell table:style-name="ce5" table:number-columns-repeated="13"/>
          <table:table-cell table:style-name="ce6" table:formula="of:=AVERAGE([.E5:.L5])" office:value-type="float" office:value="17.858" calcext:value-type="float">
            <text:p>17.858</text:p>
          </table:table-cell>
        </table:table-row>
        <table:table-row table:style-name="ro1">
          <table:table-cell table:style-name="ce1" office:value-type="string" calcext:value-type="string">
            <text:p>Max Threads [3] TH Index [0] - Using Core arena_allocator - failures : 0 - duration: 17.081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5" office:value-type="float" office:value="23.307" calcext:value-type="float">
            <text:p>23.307</text:p>
          </table:table-cell>
          <table:table-cell table:style-name="ce5" office:value-type="float" office:value="23.769" calcext:value-type="float">
            <text:p>23.769</text:p>
          </table:table-cell>
          <table:table-cell table:style-name="ce5" office:value-type="float" office:value="23.887" calcext:value-type="float">
            <text:p>23.887</text:p>
          </table:table-cell>
          <table:table-cell table:style-name="ce5" office:value-type="float" office:value="23.866" calcext:value-type="float">
            <text:p>23.866</text:p>
          </table:table-cell>
          <table:table-cell table:style-name="ce5" table:number-columns-repeated="12"/>
          <table:table-cell table:style-name="ce6" table:formula="of:=AVERAGE([.E6:.L6])" office:value-type="float" office:value="23.70725" calcext:value-type="float">
            <text:p>23.707</text:p>
          </table:table-cell>
        </table:table-row>
        <table:table-row table:style-name="ro1">
          <table:table-cell office:value-type="string" calcext:value-type="string">
            <text:p>Max Threads [3] TH Index [2] - Using Core arena_allocator - failures : 0 - duration: 18.227</text:p>
          </table:table-cell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5" office:value-type="float" office:value="29.668" calcext:value-type="float">
            <text:p>29.668</text:p>
          </table:table-cell>
          <table:table-cell table:style-name="ce5" office:value-type="float" office:value="29.154" calcext:value-type="float">
            <text:p>29.154</text:p>
          </table:table-cell>
          <table:table-cell table:style-name="ce5" office:value-type="float" office:value="29.405" calcext:value-type="float">
            <text:p>29.405</text:p>
          </table:table-cell>
          <table:table-cell table:style-name="ce5" office:value-type="float" office:value="29.825" calcext:value-type="float">
            <text:p>29.825</text:p>
          </table:table-cell>
          <table:table-cell table:style-name="ce5" office:value-type="float" office:value="29.611" calcext:value-type="float">
            <text:p>29.611</text:p>
          </table:table-cell>
          <table:table-cell table:style-name="ce5" table:number-columns-repeated="11"/>
          <table:table-cell table:style-name="ce6" table:formula="of:=AVERAGE([.E7:.L7])" office:value-type="float" office:value="29.5326" calcext:value-type="float">
            <text:p>29.533</text:p>
          </table:table-cell>
        </table:table-row>
        <table:table-row table:style-name="ro1">
          <table:table-cell office:value-type="string" calcext:value-type="string">
            <text:p>Max Threads [3] TH Index [1] - Using Core arena_allocator - failures : 0 - duration: 18.266</text:p>
          </table:table-cell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5" office:value-type="float" office:value="29.404" calcext:value-type="float">
            <text:p>29.404</text:p>
          </table:table-cell>
          <table:table-cell table:style-name="ce5" office:value-type="float" office:value="24.502" calcext:value-type="float">
            <text:p>24.502</text:p>
          </table:table-cell>
          <table:table-cell table:style-name="ce5" office:value-type="float" office:value="29.897" calcext:value-type="float">
            <text:p>29.897</text:p>
          </table:table-cell>
          <table:table-cell table:style-name="ce5" office:value-type="float" office:value="29.973" calcext:value-type="float">
            <text:p>29.973</text:p>
          </table:table-cell>
          <table:table-cell table:style-name="ce5" office:value-type="float" office:value="29.76" calcext:value-type="float">
            <text:p>29.76</text:p>
          </table:table-cell>
          <table:table-cell table:style-name="ce5" office:value-type="float" office:value="30.183" calcext:value-type="float">
            <text:p>30.183</text:p>
          </table:table-cell>
          <table:table-cell table:style-name="ce5" table:number-columns-repeated="10"/>
          <table:table-cell table:style-name="ce6" table:formula="of:=AVERAGE([.E8:.L8])" office:value-type="float" office:value="28.9531666666667" calcext:value-type="float">
            <text:p>28.953</text:p>
          </table:table-cell>
        </table:table-row>
        <table:table-row table:style-name="ro1">
          <table:table-cell office:value-type="string" calcext:value-type="string">
            <text:p>17.081 18.266 18.227 </text:p>
          </table:table-cell>
          <table:table-cell table:number-columns-repeated="2"/>
          <table:table-cell table:style-name="ce3" office:value-type="float" office:value="7" calcext:value-type="float">
            <text:p>7</text:p>
          </table:table-cell>
          <table:table-cell table:style-name="ce5" office:value-type="float" office:value="37.165" calcext:value-type="float">
            <text:p>37.165</text:p>
          </table:table-cell>
          <table:table-cell table:style-name="ce5" office:value-type="float" office:value="37.951" calcext:value-type="float">
            <text:p>37.951</text:p>
          </table:table-cell>
          <table:table-cell table:style-name="ce5" office:value-type="float" office:value="36.214" calcext:value-type="float">
            <text:p>36.214</text:p>
          </table:table-cell>
          <table:table-cell table:style-name="ce5" office:value-type="float" office:value="37.124" calcext:value-type="float">
            <text:p>37.124</text:p>
          </table:table-cell>
          <table:table-cell table:style-name="ce5" office:value-type="float" office:value="38.006" calcext:value-type="float">
            <text:p>38.006</text:p>
          </table:table-cell>
          <table:table-cell table:style-name="ce5" office:value-type="float" office:value="38.118" calcext:value-type="float">
            <text:p>38.118</text:p>
          </table:table-cell>
          <table:table-cell table:style-name="ce5" office:value-type="float" office:value="38.122" calcext:value-type="float">
            <text:p>38.122</text:p>
          </table:table-cell>
          <table:table-cell table:style-name="ce5" table:number-columns-repeated="9"/>
          <table:table-cell table:style-name="ce6" table:formula="of:=AVERAGE([.E9:.L9])" office:value-type="float" office:value="37.5285714285714" calcext:value-type="float">
            <text:p>37.529</text:p>
          </table:table-cell>
        </table:table-row>
        <table:table-row table:style-name="ro1">
          <table:table-cell office:value-type="string" calcext:value-type="string">
            <text:p>Max Threads [4] TH Index [0] - Using Core arena_allocator - failures : 0 - duration: 23.307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style-name="ce5" office:value-type="float" office:value="45.927" calcext:value-type="float">
            <text:p>45.927</text:p>
          </table:table-cell>
          <table:table-cell table:style-name="ce5" office:value-type="float" office:value="45.688" calcext:value-type="float">
            <text:p>45.688</text:p>
          </table:table-cell>
          <table:table-cell table:style-name="ce5" office:value-type="float" office:value="45.928" calcext:value-type="float">
            <text:p>45.928</text:p>
          </table:table-cell>
          <table:table-cell table:style-name="ce5" office:value-type="float" office:value="45.769" calcext:value-type="float">
            <text:p>45.769</text:p>
          </table:table-cell>
          <table:table-cell table:style-name="ce5" office:value-type="float" office:value="45.933" calcext:value-type="float">
            <text:p>45.933</text:p>
          </table:table-cell>
          <table:table-cell table:style-name="ce5" office:value-type="float" office:value="44.829" calcext:value-type="float">
            <text:p>44.829</text:p>
          </table:table-cell>
          <table:table-cell table:style-name="ce5" office:value-type="float" office:value="30.908" calcext:value-type="float">
            <text:p>30.908</text:p>
          </table:table-cell>
          <table:table-cell table:style-name="ce5" office:value-type="float" office:value="43.562" calcext:value-type="float">
            <text:p>43.562</text:p>
          </table:table-cell>
          <table:table-cell table:style-name="ce5" table:number-columns-repeated="8"/>
          <table:table-cell table:style-name="ce6" table:formula="of:=AVERAGE([.E10:.L10])" office:value-type="float" office:value="43.568" calcext:value-type="float">
            <text:p>43.568</text:p>
          </table:table-cell>
        </table:table-row>
        <table:table-row table:style-name="ro1">
          <table:table-cell table:style-name="ce1" office:value-type="string" calcext:value-type="string">
            <text:p>Max Threads [4] TH Index [1] - Using Core arena_allocator - failures : 0 - duration: 23.769</text:p>
          </table:table-cell>
          <table:table-cell table:number-columns-repeated="2"/>
          <table:table-cell table:style-name="ce3" office:value-type="float" office:value="9" calcext:value-type="float">
            <text:p>9</text:p>
          </table:table-cell>
          <table:table-cell table:style-name="ce5" office:value-type="float" office:value="48.661" calcext:value-type="float">
            <text:p>48.661</text:p>
          </table:table-cell>
          <table:table-cell table:style-name="ce5" office:value-type="float" office:value="49.01" calcext:value-type="float">
            <text:p>49.01</text:p>
          </table:table-cell>
          <table:table-cell table:style-name="ce5" office:value-type="float" office:value="49.701" calcext:value-type="float">
            <text:p>49.701</text:p>
          </table:table-cell>
          <table:table-cell table:style-name="ce5" office:value-type="float" office:value="48.64" calcext:value-type="float">
            <text:p>48.64</text:p>
          </table:table-cell>
          <table:table-cell table:style-name="ce5" office:value-type="float" office:value="49.595" calcext:value-type="float">
            <text:p>49.595</text:p>
          </table:table-cell>
          <table:table-cell table:style-name="ce5" office:value-type="float" office:value="47.298" calcext:value-type="float">
            <text:p>47.298</text:p>
          </table:table-cell>
          <table:table-cell table:style-name="ce5" office:value-type="float" office:value="49.765" calcext:value-type="float">
            <text:p>49.765</text:p>
          </table:table-cell>
          <table:table-cell table:style-name="ce5" office:value-type="float" office:value="43.564" calcext:value-type="float">
            <text:p>43.564</text:p>
          </table:table-cell>
          <table:table-cell table:style-name="ce5" office:value-type="float" office:value="49.747" calcext:value-type="float">
            <text:p>49.747</text:p>
          </table:table-cell>
          <table:table-cell table:style-name="ce5" table:number-columns-repeated="7"/>
          <table:table-cell table:style-name="ce6" table:formula="of:=AVERAGE([.E11:.L11])" office:value-type="float" office:value="48.27925" calcext:value-type="float">
            <text:p>48.279</text:p>
          </table:table-cell>
        </table:table-row>
        <table:table-row table:style-name="ro1">
          <table:table-cell table:style-name="ce1" office:value-type="string" calcext:value-type="string">
            <text:p>Max Threads [4] TH Index [3] - Using Core arena_allocator - failures : 0 - duration: 23.866</text:p>
          </table:table-cell>
          <table:table-cell table:number-columns-repeated="2"/>
          <table:table-cell table:style-name="ce3" office:value-type="float" office:value="10" calcext:value-type="float">
            <text:p>10</text:p>
          </table:table-cell>
          <table:table-cell table:style-name="ce5" office:value-type="float" office:value="46.605" calcext:value-type="float">
            <text:p>46.605</text:p>
          </table:table-cell>
          <table:table-cell table:style-name="ce5" office:value-type="float" office:value="47.395" calcext:value-type="float">
            <text:p>47.395</text:p>
          </table:table-cell>
          <table:table-cell table:style-name="ce5" office:value-type="float" office:value="43.781" calcext:value-type="float">
            <text:p>43.781</text:p>
          </table:table-cell>
          <table:table-cell table:style-name="ce5" office:value-type="float" office:value="45.655" calcext:value-type="float">
            <text:p>45.655</text:p>
          </table:table-cell>
          <table:table-cell table:style-name="ce5" office:value-type="float" office:value="45.904" calcext:value-type="float">
            <text:p>45.904</text:p>
          </table:table-cell>
          <table:table-cell table:style-name="ce5" office:value-type="float" office:value="41.761" calcext:value-type="float">
            <text:p>41.761</text:p>
          </table:table-cell>
          <table:table-cell table:style-name="ce5" office:value-type="float" office:value="44.544" calcext:value-type="float">
            <text:p>44.544</text:p>
          </table:table-cell>
          <table:table-cell table:style-name="ce5" office:value-type="float" office:value="43.167" calcext:value-type="float">
            <text:p>43.167</text:p>
          </table:table-cell>
          <table:table-cell table:style-name="ce5" office:value-type="float" office:value="46.568" calcext:value-type="float">
            <text:p>46.568</text:p>
          </table:table-cell>
          <table:table-cell table:style-name="ce5" office:value-type="float" office:value="47.373" calcext:value-type="float">
            <text:p>47.373</text:p>
          </table:table-cell>
          <table:table-cell table:style-name="ce5" table:number-columns-repeated="6"/>
          <table:table-cell table:style-name="ce6" table:formula="of:=AVERAGE([.E12:.L12])" office:value-type="float" office:value="44.8515" calcext:value-type="float">
            <text:p>44.852</text:p>
          </table:table-cell>
        </table:table-row>
        <table:table-row table:style-name="ro1">
          <table:table-cell table:style-name="ce1" office:value-type="string" calcext:value-type="string">
            <text:p>Max Threads [4] TH Index [2] - Using Core arena_allocator - failures : 0 - duration: 23.887</text:p>
          </table:table-cell>
          <table:table-cell table:number-columns-repeated="2"/>
          <table:table-cell table:style-name="ce3" office:value-type="float" office:value="11" calcext:value-type="float">
            <text:p>11</text:p>
          </table:table-cell>
          <table:table-cell table:style-name="ce5" office:value-type="float" office:value="51.247" calcext:value-type="float">
            <text:p>51.247</text:p>
          </table:table-cell>
          <table:table-cell table:style-name="ce5" office:value-type="float" office:value="62.483" calcext:value-type="float">
            <text:p>62.483</text:p>
          </table:table-cell>
          <table:table-cell table:style-name="ce5" office:value-type="float" office:value="62.637" calcext:value-type="float">
            <text:p>62.637</text:p>
          </table:table-cell>
          <table:table-cell table:style-name="ce5" office:value-type="float" office:value="62.774" calcext:value-type="float">
            <text:p>62.774</text:p>
          </table:table-cell>
          <table:table-cell table:style-name="ce5" office:value-type="float" office:value="50.076" calcext:value-type="float">
            <text:p>50.076</text:p>
          </table:table-cell>
          <table:table-cell table:style-name="ce5" office:value-type="float" office:value="61.603" calcext:value-type="float">
            <text:p>61.603</text:p>
          </table:table-cell>
          <table:table-cell table:style-name="ce5" office:value-type="float" office:value="62.141" calcext:value-type="float">
            <text:p>62.141</text:p>
          </table:table-cell>
          <table:table-cell table:style-name="ce5" office:value-type="float" office:value="62.801" calcext:value-type="float">
            <text:p>62.801</text:p>
          </table:table-cell>
          <table:table-cell table:style-name="ce5" office:value-type="float" office:value="61.837" calcext:value-type="float">
            <text:p>61.837</text:p>
          </table:table-cell>
          <table:table-cell table:style-name="ce5" office:value-type="float" office:value="53.07" calcext:value-type="float">
            <text:p>53.07</text:p>
          </table:table-cell>
          <table:table-cell table:style-name="ce5" office:value-type="float" office:value="62.738" calcext:value-type="float">
            <text:p>62.738</text:p>
          </table:table-cell>
          <table:table-cell table:style-name="ce5" table:number-columns-repeated="5"/>
          <table:table-cell table:style-name="ce6" table:formula="of:=AVERAGE([.E13:.L13])" office:value-type="float" office:value="59.47025" calcext:value-type="float">
            <text:p>59.470</text:p>
          </table:table-cell>
        </table:table-row>
        <table:table-row table:style-name="ro1">
          <table:table-cell table:style-name="ce1" office:value-type="string" calcext:value-type="string">
            <text:p>23.307 23.769 23.887 23.866 </text:p>
          </table:table-cell>
          <table:table-cell table:number-columns-repeated="2"/>
          <table:table-cell table:style-name="ce3" office:value-type="float" office:value="12" calcext:value-type="float">
            <text:p>12</text:p>
          </table:table-cell>
          <table:table-cell table:style-name="ce5" office:value-type="float" office:value="49.894" calcext:value-type="float">
            <text:p>49.894</text:p>
          </table:table-cell>
          <table:table-cell table:style-name="ce5" office:value-type="float" office:value="52.342" calcext:value-type="float">
            <text:p>52.342</text:p>
          </table:table-cell>
          <table:table-cell table:style-name="ce5" office:value-type="float" office:value="52.195" calcext:value-type="float">
            <text:p>52.195</text:p>
          </table:table-cell>
          <table:table-cell table:style-name="ce5" office:value-type="float" office:value="45.088" calcext:value-type="float">
            <text:p>45.088</text:p>
          </table:table-cell>
          <table:table-cell table:style-name="ce5" office:value-type="float" office:value="40.664" calcext:value-type="float">
            <text:p>40.664</text:p>
          </table:table-cell>
          <table:table-cell table:style-name="ce5" office:value-type="float" office:value="52.436" calcext:value-type="float">
            <text:p>52.436</text:p>
          </table:table-cell>
          <table:table-cell table:style-name="ce5" office:value-type="float" office:value="41.861" calcext:value-type="float">
            <text:p>41.861</text:p>
          </table:table-cell>
          <table:table-cell table:style-name="ce5" office:value-type="float" office:value="42.372" calcext:value-type="float">
            <text:p>42.372</text:p>
          </table:table-cell>
          <table:table-cell table:style-name="ce5" office:value-type="float" office:value="51.723" calcext:value-type="float">
            <text:p>51.723</text:p>
          </table:table-cell>
          <table:table-cell table:style-name="ce5" office:value-type="float" office:value="52.1" calcext:value-type="float">
            <text:p>52.1</text:p>
          </table:table-cell>
          <table:table-cell table:style-name="ce5" office:value-type="float" office:value="40.112" calcext:value-type="float">
            <text:p>40.112</text:p>
          </table:table-cell>
          <table:table-cell table:style-name="ce5" office:value-type="float" office:value="52.408" calcext:value-type="float">
            <text:p>52.408</text:p>
          </table:table-cell>
          <table:table-cell table:style-name="ce5" table:number-columns-repeated="4"/>
          <table:table-cell table:style-name="ce6" table:formula="of:=AVERAGE([.E14:.L14])" office:value-type="float" office:value="47.1065" calcext:value-type="float">
            <text:p>47.107</text:p>
          </table:table-cell>
        </table:table-row>
        <table:table-row table:style-name="ro1">
          <table:table-cell table:style-name="ce1" office:value-type="string" calcext:value-type="string">
            <text:p>Max Threads [5] TH Index [1] - Using Core arena_allocator - failures : 0 - duration: 29.154</text:p>
          </table:table-cell>
          <table:table-cell table:number-columns-repeated="2"/>
          <table:table-cell table:style-name="ce3" office:value-type="float" office:value="13" calcext:value-type="float">
            <text:p>13</text:p>
          </table:table-cell>
          <table:table-cell table:style-name="ce5" office:value-type="float" office:value="65.024" calcext:value-type="float">
            <text:p>65.024</text:p>
          </table:table-cell>
          <table:table-cell table:style-name="ce5" office:value-type="float" office:value="65.128" calcext:value-type="float">
            <text:p>65.128</text:p>
          </table:table-cell>
          <table:table-cell table:style-name="ce5" office:value-type="float" office:value="66.308" calcext:value-type="float">
            <text:p>66.308</text:p>
          </table:table-cell>
          <table:table-cell table:style-name="ce5" office:value-type="float" office:value="65.689" calcext:value-type="float">
            <text:p>65.689</text:p>
          </table:table-cell>
          <table:table-cell table:style-name="ce5" office:value-type="float" office:value="56.589" calcext:value-type="float">
            <text:p>56.589</text:p>
          </table:table-cell>
          <table:table-cell table:style-name="ce5" office:value-type="float" office:value="63.271" calcext:value-type="float">
            <text:p>63.271</text:p>
          </table:table-cell>
          <table:table-cell table:style-name="ce5" office:value-type="float" office:value="66.449" calcext:value-type="float">
            <text:p>66.449</text:p>
          </table:table-cell>
          <table:table-cell table:style-name="ce5" office:value-type="float" office:value="65.932" calcext:value-type="float">
            <text:p>65.932</text:p>
          </table:table-cell>
          <table:table-cell table:style-name="ce5" office:value-type="float" office:value="66.036" calcext:value-type="float">
            <text:p>66.036</text:p>
          </table:table-cell>
          <table:table-cell table:style-name="ce5" office:value-type="float" office:value="43.929" calcext:value-type="float">
            <text:p>43.929</text:p>
          </table:table-cell>
          <table:table-cell table:style-name="ce5" office:value-type="float" office:value="66.325" calcext:value-type="float">
            <text:p>66.325</text:p>
          </table:table-cell>
          <table:table-cell table:style-name="ce5" office:value-type="float" office:value="54.863" calcext:value-type="float">
            <text:p>54.863</text:p>
          </table:table-cell>
          <table:table-cell table:style-name="ce5" office:value-type="float" office:value="66.457" calcext:value-type="float">
            <text:p>66.457</text:p>
          </table:table-cell>
          <table:table-cell table:style-name="ce5" table:number-columns-repeated="3"/>
          <table:table-cell table:style-name="ce6" table:formula="of:=AVERAGE([.E15:.L15])" office:value-type="float" office:value="64.29875" calcext:value-type="float">
            <text:p>64.299</text:p>
          </table:table-cell>
        </table:table-row>
        <table:table-row table:style-name="ro1">
          <table:table-cell office:value-type="string" calcext:value-type="string">
            <text:p>Max Threads [5] TH Index [2] - Using Core arena_allocator - failures : 0 - duration: 29.405</text:p>
          </table:table-cell>
          <table:table-cell table:number-columns-repeated="2"/>
          <table:table-cell table:style-name="ce3" office:value-type="float" office:value="14" calcext:value-type="float">
            <text:p>14</text:p>
          </table:table-cell>
          <table:table-cell table:number-columns-repeated="2" table:style-name="ce5" office:value-type="float" office:value="61.548" calcext:value-type="float">
            <text:p>61.548</text:p>
          </table:table-cell>
          <table:table-cell table:style-name="ce5" office:value-type="float" office:value="50.58" calcext:value-type="float">
            <text:p>50.58</text:p>
          </table:table-cell>
          <table:table-cell table:style-name="ce5" office:value-type="float" office:value="62.666" calcext:value-type="float">
            <text:p>62.666</text:p>
          </table:table-cell>
          <table:table-cell table:style-name="ce5" office:value-type="float" office:value="61.896" calcext:value-type="float">
            <text:p>61.896</text:p>
          </table:table-cell>
          <table:table-cell table:style-name="ce5" office:value-type="float" office:value="60.653" calcext:value-type="float">
            <text:p>60.653</text:p>
          </table:table-cell>
          <table:table-cell table:style-name="ce5" office:value-type="float" office:value="63.12" calcext:value-type="float">
            <text:p>63.12</text:p>
          </table:table-cell>
          <table:table-cell table:style-name="ce5" office:value-type="float" office:value="61.258" calcext:value-type="float">
            <text:p>61.258</text:p>
          </table:table-cell>
          <table:table-cell table:style-name="ce5" office:value-type="float" office:value="63.107" calcext:value-type="float">
            <text:p>63.107</text:p>
          </table:table-cell>
          <table:table-cell table:style-name="ce5" office:value-type="float" office:value="61.437" calcext:value-type="float">
            <text:p>61.437</text:p>
          </table:table-cell>
          <table:table-cell table:style-name="ce5" office:value-type="float" office:value="61.197" calcext:value-type="float">
            <text:p>61.197</text:p>
          </table:table-cell>
          <table:table-cell table:style-name="ce5" office:value-type="float" office:value="52.749" calcext:value-type="float">
            <text:p>52.749</text:p>
          </table:table-cell>
          <table:table-cell table:style-name="ce5" office:value-type="float" office:value="61.771" calcext:value-type="float">
            <text:p>61.771</text:p>
          </table:table-cell>
          <table:table-cell table:style-name="ce5" office:value-type="float" office:value="62.638" calcext:value-type="float">
            <text:p>62.638</text:p>
          </table:table-cell>
          <table:table-cell table:style-name="ce5" table:number-columns-repeated="2"/>
          <table:table-cell table:style-name="ce6" table:formula="of:=AVERAGE([.E16:.L16])" office:value-type="float" office:value="60.408625" calcext:value-type="float">
            <text:p>60.409</text:p>
          </table:table-cell>
        </table:table-row>
        <table:table-row table:style-name="ro1">
          <table:table-cell office:value-type="string" calcext:value-type="string">
            <text:p>Max Threads [5] TH Index [4] - Using Core arena_allocator - failures : 0 - duration: 29.611</text:p>
          </table:table-cell>
          <table:table-cell table:number-columns-repeated="2"/>
          <table:table-cell table:style-name="ce3" office:value-type="float" office:value="15" calcext:value-type="float">
            <text:p>15</text:p>
          </table:table-cell>
          <table:table-cell table:style-name="ce5" office:value-type="float" office:value="56.11" calcext:value-type="float">
            <text:p>56.11</text:p>
          </table:table-cell>
          <table:table-cell table:style-name="ce5" office:value-type="float" office:value="69.119" calcext:value-type="float">
            <text:p>69.119</text:p>
          </table:table-cell>
          <table:table-cell table:style-name="ce5" office:value-type="float" office:value="68.289" calcext:value-type="float">
            <text:p>68.289</text:p>
          </table:table-cell>
          <table:table-cell table:style-name="ce5" office:value-type="float" office:value="68.217" calcext:value-type="float">
            <text:p>68.217</text:p>
          </table:table-cell>
          <table:table-cell table:style-name="ce5" office:value-type="float" office:value="68.012" calcext:value-type="float">
            <text:p>68.012</text:p>
          </table:table-cell>
          <table:table-cell table:style-name="ce5" office:value-type="float" office:value="69.426" calcext:value-type="float">
            <text:p>69.426</text:p>
          </table:table-cell>
          <table:table-cell table:style-name="ce5" office:value-type="float" office:value="65.221" calcext:value-type="float">
            <text:p>65.221</text:p>
          </table:table-cell>
          <table:table-cell table:style-name="ce5" office:value-type="float" office:value="69.415" calcext:value-type="float">
            <text:p>69.415</text:p>
          </table:table-cell>
          <table:table-cell table:style-name="ce5" office:value-type="float" office:value="67.493" calcext:value-type="float">
            <text:p>67.493</text:p>
          </table:table-cell>
          <table:table-cell table:style-name="ce5" office:value-type="float" office:value="53.34" calcext:value-type="float">
            <text:p>53.34</text:p>
          </table:table-cell>
          <table:table-cell table:style-name="ce5" office:value-type="float" office:value="69.181" calcext:value-type="float">
            <text:p>69.181</text:p>
          </table:table-cell>
          <table:table-cell table:style-name="ce5" office:value-type="float" office:value="68.261" calcext:value-type="float">
            <text:p>68.261</text:p>
          </table:table-cell>
          <table:table-cell table:style-name="ce5" office:value-type="float" office:value="65.457" calcext:value-type="float">
            <text:p>65.457</text:p>
          </table:table-cell>
          <table:table-cell table:style-name="ce5" office:value-type="float" office:value="67.85" calcext:value-type="float">
            <text:p>67.85</text:p>
          </table:table-cell>
          <table:table-cell table:style-name="ce5" office:value-type="float" office:value="68.194" calcext:value-type="float">
            <text:p>68.194</text:p>
          </table:table-cell>
          <table:table-cell table:style-name="ce5"/>
          <table:table-cell table:style-name="ce6" table:formula="of:=AVERAGE([.E17:.L17])" office:value-type="float" office:value="66.726125" calcext:value-type="float">
            <text:p>66.726</text:p>
          </table:table-cell>
        </table:table-row>
        <table:table-row table:style-name="ro1">
          <table:table-cell office:value-type="string" calcext:value-type="string">
            <text:p>Max Threads [5] TH Index [0] - Using Core arena_allocator - failures : 0 - duration: 29.668</text:p>
          </table:table-cell>
          <table:table-cell table:number-columns-repeated="2"/>
          <table:table-cell table:style-name="ce3" office:value-type="float" office:value="16" calcext:value-type="float">
            <text:p>16</text:p>
          </table:table-cell>
          <table:table-cell table:style-name="ce5" office:value-type="float" office:value="68.41" calcext:value-type="float">
            <text:p>68.41</text:p>
          </table:table-cell>
          <table:table-cell table:style-name="ce5" office:value-type="float" office:value="69.986" calcext:value-type="float">
            <text:p>69.986</text:p>
          </table:table-cell>
          <table:table-cell table:style-name="ce5" office:value-type="float" office:value="68.444" calcext:value-type="float">
            <text:p>68.444</text:p>
          </table:table-cell>
          <table:table-cell table:style-name="ce5" office:value-type="float" office:value="64.282" calcext:value-type="float">
            <text:p>64.282</text:p>
          </table:table-cell>
          <table:table-cell table:style-name="ce5" office:value-type="float" office:value="68.845" calcext:value-type="float">
            <text:p>68.845</text:p>
          </table:table-cell>
          <table:table-cell table:style-name="ce5" office:value-type="float" office:value="69.451" calcext:value-type="float">
            <text:p>69.451</text:p>
          </table:table-cell>
          <table:table-cell table:style-name="ce5" office:value-type="float" office:value="70.213" calcext:value-type="float">
            <text:p>70.213</text:p>
          </table:table-cell>
          <table:table-cell table:style-name="ce5" office:value-type="float" office:value="56.434" calcext:value-type="float">
            <text:p>56.434</text:p>
          </table:table-cell>
          <table:table-cell table:style-name="ce5" office:value-type="float" office:value="67.09" calcext:value-type="float">
            <text:p>67.09</text:p>
          </table:table-cell>
          <table:table-cell table:style-name="ce5" office:value-type="float" office:value="69.95" calcext:value-type="float">
            <text:p>69.95</text:p>
          </table:table-cell>
          <table:table-cell table:style-name="ce5" office:value-type="float" office:value="68.272" calcext:value-type="float">
            <text:p>68.272</text:p>
          </table:table-cell>
          <table:table-cell table:style-name="ce5" office:value-type="float" office:value="68.784" calcext:value-type="float">
            <text:p>68.784</text:p>
          </table:table-cell>
          <table:table-cell table:style-name="ce5" office:value-type="float" office:value="64.744" calcext:value-type="float">
            <text:p>64.744</text:p>
          </table:table-cell>
          <table:table-cell table:style-name="ce5" office:value-type="float" office:value="69.429" calcext:value-type="float">
            <text:p>69.429</text:p>
          </table:table-cell>
          <table:table-cell table:style-name="ce5" office:value-type="float" office:value="70.222" calcext:value-type="float">
            <text:p>70.222</text:p>
          </table:table-cell>
          <table:table-cell table:style-name="ce5" office:value-type="float" office:value="54.038" calcext:value-type="float">
            <text:p>54.038</text:p>
          </table:table-cell>
          <table:table-cell table:style-name="ce6" table:formula="of:=AVERAGE([.E18:.L18])" office:value-type="float" office:value="67.008125" calcext:value-type="float">
            <text:p>67.008</text:p>
          </table:table-cell>
        </table:table-row>
        <table:table-row table:style-name="ro1">
          <table:table-cell office:value-type="string" calcext:value-type="string">
            <text:p>Max Threads [5] TH Index [3] - Using Core arena_allocator - failures : 0 - duration: 29.82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9.668 29.154 29.405 29.825 29.611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6] TH Index [1] - Using Core arena_allocator - failures : 0 - duration: 24.502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Max Threads [6] TH Index [0] - Using Core arena_allocator - failures : 0 - duration: 29.404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Max Threads [6] TH Index [4] - Using Core arena_allocator - failures : 0 - duration: 29.76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Max Threads [6] TH Index [2] - Using Core arena_allocator - failures : 0 - duration: 29.897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Max Threads [6] TH Index [3] - Using Core arena_allocator - failures : 0 - duration: 29.973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Max Threads [6] TH Index [5] - Using Core arena_allocator - failures : 0 - duration: 30.183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29.404 24.502 29.897 29.973 29.76 30.183 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Max Threads [7] TH Index [2] - Using Core arena_allocator - failures : 0 - duration: 36.21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7] TH Index [3] - Using Core arena_allocator - failures : 0 - duration: 37.12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7] TH Index [0] - Using Core arena_allocator - failures : 0 - duration: 37.16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7] TH Index [1] - Using Core arena_allocator - failures : 0 - duration: 37.95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7] TH Index [4] - Using Core arena_allocator - failures : 0 - duration: 38.00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7] TH Index [5] - Using Core arena_allocator - failures : 0 - duration: 38.11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7] TH Index [6] - Using Core arena_allocator - failures : 0 - duration: 38.12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37.165 37.951 36.214 37.124 38.006 38.118 38.122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8] TH Index [6] - Using Core arena_allocator - failures : 0 - duration: 30.9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8] TH Index [7] - Using Core arena_allocator - failures : 0 - duration: 43.56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8] TH Index [5] - Using Core arena_allocator - failures : 0 - duration: 44.82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8] TH Index [1] - Using Core arena_allocator - failures : 0 - duration: 45.68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8] TH Index [3] - Using Core arena_allocator - failures : 0 - duration: 45.76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8] TH Index [0] - Using Core arena_allocator - failures : 0 - duration: 45.92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8] TH Index [2] - Using Core arena_allocator - failures : 0 - duration: 45.92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8] TH Index [4] - Using Core arena_allocator - failures : 0 - duration: 45.93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45.927 45.688 45.928 45.769 45.933 44.829 30.908 43.562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9] TH Index [7] - Using Core arena_allocator - failures : 0 - duration: 43.56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9] TH Index [5] - Using Core arena_allocator - failures : 0 - duration: 47.29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9] TH Index [3] - Using Core arena_allocator - failures : 0 - duration: 48.6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9] TH Index [0] - Using Core arena_allocator - failures : 0 - duration: 48.66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9] TH Index [1] - Using Core arena_allocator - failures : 0 - duration: 49.0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9] TH Index [4] - Using Core arena_allocator - failures : 0 - duration: 49.59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9] TH Index [2] - Using Core arena_allocator - failures : 0 - duration: 49.70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9] TH Index [8] - Using Core arena_allocator - failures : 0 - duration: 49.74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9] TH Index [6] - Using Core arena_allocator - failures : 0 - duration: 49.76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48.661 49.01 49.701 48.64 49.595 47.298 49.765 43.564 49.747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0] TH Index [5] - Using Core arena_allocator - failures : 0 - duration: 41.76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0] TH Index [7] - Using Core arena_allocator - failures : 0 - duration: 43.16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0] TH Index [2] - Using Core arena_allocator - failures : 0 - duration: 43.78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0] TH Index [6] - Using Core arena_allocator - failures : 0 - duration: 44.54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0] TH Index [3] - Using Core arena_allocator - failures : 0 - duration: 45.65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0] TH Index [4] - Using Core arena_allocator - failures : 0 - duration: 45.90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0] TH Index [8] - Using Core arena_allocator - failures : 0 - duration: 46.56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0] TH Index [0] - Using Core arena_allocator - failures : 0 - duration: 46.6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0] TH Index [9] - Using Core arena_allocator - failures : 0 - duration: 47.37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0] TH Index [1] - Using Core arena_allocator - failures : 0 - duration: 47.39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46.605 47.395 43.781 45.655 45.904 41.761 44.544 43.167 46.568 47.373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1] TH Index [4] - Using Core arena_allocator - failures : 0 - duration: 50.07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1] TH Index [0] - Using Core arena_allocator - failures : 0 - duration: 51.24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1] TH Index [9] - Using Core arena_allocator - failures : 0 - duration: 53.0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1] TH Index [5] - Using Core arena_allocator - failures : 0 - duration: 61.60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1] TH Index [8] - Using Core arena_allocator - failures : 0 - duration: 61.83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1] TH Index [6] - Using Core arena_allocator - failures : 0 - duration: 62.14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1] TH Index [1] - Using Core arena_allocator - failures : 0 - duration: 62.4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1] TH Index [2] - Using Core arena_allocator - failures : 0 - duration: 62.63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1] TH Index [10] - Using Core arena_allocator - failures : 0 - duration: 62.73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1] TH Index [3] - Using Core arena_allocator - failures : 0 - duration: 62.77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1] TH Index [7] - Using Core arena_allocator - failures : 0 - duration: 62.80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51.247 62.483 62.637 62.774 50.076 61.603 62.141 62.801 61.837 53.07 62.738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2] TH Index [10] - Using Core arena_allocator - failures : 0 - duration: 40.11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2] TH Index [4] - Using Core arena_allocator - failures : 0 - duration: 40.66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2] TH Index [6] - Using Core arena_allocator - failures : 0 - duration: 41.86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2] TH Index [7] - Using Core arena_allocator - failures : 0 - duration: 42.37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2] TH Index [3] - Using Core arena_allocator - failures : 0 - duration: 45.08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2] TH Index [0] - Using Core arena_allocator - failures : 0 - duration: 49.89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2] TH Index [8] - Using Core arena_allocator - failures : 0 - duration: 51.72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2] TH Index [9] - Using Core arena_allocator - failures : 0 - duration: 52.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2] TH Index [2] - Using Core arena_allocator - failures : 0 - duration: 52.19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2] TH Index [1] - Using Core arena_allocator - failures : 0 - duration: 52.34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2] TH Index [11] - Using Core arena_allocator - failures : 0 - duration: 52.4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2] TH Index [5] - Using Core arena_allocator - failures : 0 - duration: 52.43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49.894 52.342 52.195 45.088 40.664 52.436 41.861 42.372 51.723 52.1 40.112 52.408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3] TH Index [9] - Using Core arena_allocator - failures : 0 - duration: 43.92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3] TH Index [11] - Using Core arena_allocator - failures : 0 - duration: 54.86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3] TH Index [4] - Using Core arena_allocator - failures : 0 - duration: 56.58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3] TH Index [5] - Using Core arena_allocator - failures : 0 - duration: 63.27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3] TH Index [0] - Using Core arena_allocator - failures : 0 - duration: 65.02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3] TH Index [1] - Using Core arena_allocator - failures : 0 - duration: 65.12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3] TH Index [3] - Using Core arena_allocator - failures : 0 - duration: 65.68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3] TH Index [7] - Using Core arena_allocator - failures : 0 - duration: 65.93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3] TH Index [8] - Using Core arena_allocator - failures : 0 - duration: 66.03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3] TH Index [2] - Using Core arena_allocator - failures : 0 - duration: 66.3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3] TH Index [10] - Using Core arena_allocator - failures : 0 - duration: 66.32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3] TH Index [6] - Using Core arena_allocator - failures : 0 - duration: 66.44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3] TH Index [12] - Using Core arena_allocator - failures : 0 - duration: 66.45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65.024 65.128 66.308 65.689 56.589 63.271 66.449 65.932 66.036 43.929 66.325 54.863 66.457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2] - Using Core arena_allocator - failures : 0 - duration: 50.5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11] - Using Core arena_allocator - failures : 0 - duration: 52.74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5] - Using Core arena_allocator - failures : 0 - duration: 60.65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10] - Using Core arena_allocator - failures : 0 - duration: 61.19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7] - Using Core arena_allocator - failures : 0 - duration: 61.25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9] - Using Core arena_allocator - failures : 0 - duration: 61.43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1] - Using Core arena_allocator - failures : 0 - duration: 61.54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0] - Using Core arena_allocator - failures : 0 - duration: 61.54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12] - Using Core arena_allocator - failures : 0 - duration: 61.77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4] - Using Core arena_allocator - failures : 0 - duration: 61.89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13] - Using Core arena_allocator - failures : 0 - duration: 62.63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3] - Using Core arena_allocator - failures : 0 - duration: 62.66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8] - Using Core arena_allocator - failures : 0 - duration: 63.10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6] - Using Core arena_allocator - failures : 0 - duration: 63.1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61.548 61.548 50.58 62.666 61.896 60.653 63.12 61.258 63.107 61.437 61.197 52.749 61.771 62.638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9] - Using Core arena_allocator - failures : 0 - duration: 53.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0] - Using Core arena_allocator - failures : 0 - duration: 56.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6] - Using Core arena_allocator - failures : 0 - duration: 65.22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12] - Using Core arena_allocator - failures : 0 - duration: 65.45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8] - Using Core arena_allocator - failures : 0 - duration: 67.49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13] - Using Core arena_allocator - failures : 0 - duration: 67.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4] - Using Core arena_allocator - failures : 0 - duration: 68.01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14] - Using Core arena_allocator - failures : 0 - duration: 68.19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3] - Using Core arena_allocator - failures : 0 - duration: 68.21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11] - Using Core arena_allocator - failures : 0 - duration: 68.26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2] - Using Core arena_allocator - failures : 0 - duration: 68.28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1] - Using Core arena_allocator - failures : 0 - duration: 69.11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10] - Using Core arena_allocator - failures : 0 - duration: 69.18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7] - Using Core arena_allocator - failures : 0 - duration: 69.41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5] - Using Core arena_allocator - failures : 0 - duration: 69.42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56.11 69.119 68.289 68.217 68.012 69.426 65.221 69.415 67.493 53.34 69.181 68.261 65.457 67.85 68.194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15] - Using Core arena_allocator - failures : 0 - duration: 54.03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7] - Using Core arena_allocator - failures : 0 - duration: 56.4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3] - Using Core arena_allocator - failures : 0 - duration: 64.28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12] - Using Core arena_allocator - failures : 0 - duration: 64.74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8] - Using Core arena_allocator - failures : 0 - duration: 67.0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10] - Using Core arena_allocator - failures : 0 - duration: 68.27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0] - Using Core arena_allocator - failures : 0 - duration: 68.4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2] - Using Core arena_allocator - failures : 0 - duration: 68.44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11] - Using Core arena_allocator - failures : 0 - duration: 68.78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4] - Using Core arena_allocator - failures : 0 - duration: 68.84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13] - Using Core arena_allocator - failures : 0 - duration: 69.42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5] - Using Core arena_allocator - failures : 0 - duration: 69.45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9] - Using Core arena_allocator - failures : 0 - duration: 69.9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1] - Using Core arena_allocator - failures : 0 - duration: 69.98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6] - Using Core arena_allocator - failures : 0 - duration: 70.21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14] - Using Core arena_allocator - failures : 0 - duration: 70.22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68.41 69.986 68.444 64.282 68.845 69.451 70.213 56.434 67.09 69.95 68.272 68.784 64.744 69.429 70.222 54.038 </text:p>
          </table:table-cell>
          <table:table-cell table:number-columns-repeated="20"/>
        </table:table-row>
        <table:table-row table:style-name="ro1">
          <table:table-cell office:value-type="float" office:value="1.344" calcext:value-type="float">
            <text:p>1.34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1.002 10.841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7.081 18.266 18.227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3.307 23.769 23.887 23.866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9.668 29.154 29.405 29.825 29.611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9.404 24.502 29.897 29.973 29.76 30.183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37.165 37.951 36.214 37.124 38.006 38.118 38.122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45.927 45.688 45.928 45.769 45.933 44.829 30.908 43.562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48.661 49.01 49.701 48.64 49.595 47.298 49.765 43.564 49.747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46.605 47.395 43.781 45.655 45.904 41.761 44.544 43.167 46.568 47.373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51.247 62.483 62.637 62.774 50.076 61.603 62.141 62.801 61.837 53.07 62.738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49.894 52.342 52.195 45.088 40.664 52.436 41.861 42.372 51.723 52.1 40.112 52.408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65.024 65.128 66.308 65.689 56.589 63.271 66.449 65.932 66.036 43.929 66.325 54.863 66.457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61.548 61.548 50.58 62.666 61.896 60.653 63.12 61.258 63.107 61.437 61.197 52.749 61.771 62.638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56.11 69.119 68.289 68.217 68.012 69.426 65.221 69.415 67.493 53.34 69.181 68.261 65.457 67.85 68.194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68.41 69.986 68.444 64.282 68.845 69.451 70.213 56.434 67.09 69.95 68.272 68.784 64.744 69.429 70.222 54.038</text:p>
          </table:table-cell>
          <table:table-cell table:number-columns-repeated="20"/>
        </table:table-row>
      </table:table>
      <table:table table:name="core - core_mutex" table:style-name="ta1">
        <table:shapes>
          <draw:frame draw:z-index="0" draw:style-name="gr1" draw:text-style-name="P1" svg:width="40.542cm" svg:height="18.03cm" svg:x="20.197cm" svg:y="9.183cm">
            <draw:object draw:notify-on-update-of-ranges="'core - core_mutex'.D3:'core - core_mutex'.D18 'core - core_mutex'.U3:'core - core_mutex'.U1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0" table:default-cell-style-name="Default"/>
        <table:table-row table:style-name="ro1">
          <table:table-cell table:style-name="ce1" office:value-type="string" calcext:value-type="string">
            <text:p>Max Threads [1] TH Index [0] - Using Core arena_allocator - failures : 0 - duration: 0.732</text:p>
          </table:table-cell>
          <table:table-cell table:number-columns-repeated="20"/>
        </table:table-row>
        <table:table-row table:style-name="ro1">
          <table:table-cell table:style-name="ce2" office:value-type="float" office:value="0.732" calcext:value-type="float">
            <text:p>0.732</text:p>
          </table:table-cell>
          <table:table-cell table:number-columns-repeated="2"/>
          <table:table-cell table:style-name="ce3" office:value-type="string" calcext:value-type="string">
            <text:p>Thread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AVG</text:p>
          </table:table-cell>
        </table:table-row>
        <table:table-row table:style-name="ro1">
          <table:table-cell office:value-type="string" calcext:value-type="string">
            <text:p>Max Threads [2] TH Index [0] - Using Core arena_allocator - failures : 0 - duration: 6.527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4" office:value-type="float" office:value="0.732" calcext:value-type="float">
            <text:p>0.732</text:p>
          </table:table-cell>
          <table:table-cell table:style-name="ce5" table:number-columns-repeated="15"/>
          <table:table-cell table:style-name="ce6" table:formula="of:=AVERAGE([.E3:.L3])" office:value-type="float" office:value="0.732" calcext:value-type="float">
            <text:p>0.732</text:p>
          </table:table-cell>
        </table:table-row>
        <table:table-row table:style-name="ro1">
          <table:table-cell table:style-name="ce1" office:value-type="string" calcext:value-type="string">
            <text:p>Max Threads [2] TH Index [1] - Using Core arena_allocator - failures : 0 - duration: 6.662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5" office:value-type="float" office:value="6.527" calcext:value-type="float">
            <text:p>6.527</text:p>
          </table:table-cell>
          <table:table-cell table:style-name="ce5" office:value-type="float" office:value="6.662" calcext:value-type="float">
            <text:p>6.662</text:p>
          </table:table-cell>
          <table:table-cell table:style-name="ce5" table:number-columns-repeated="14"/>
          <table:table-cell table:style-name="ce6" table:formula="of:=AVERAGE([.E4:.L4])" office:value-type="float" office:value="6.5945" calcext:value-type="float">
            <text:p>6.595</text:p>
          </table:table-cell>
        </table:table-row>
        <table:table-row table:style-name="ro1">
          <table:table-cell table:style-name="ce1" office:value-type="string" calcext:value-type="string">
            <text:p>6.527 6.662 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5" office:value-type="float" office:value="7.527" calcext:value-type="float">
            <text:p>7.527</text:p>
          </table:table-cell>
          <table:table-cell table:style-name="ce5" office:value-type="float" office:value="7.144" calcext:value-type="float">
            <text:p>7.144</text:p>
          </table:table-cell>
          <table:table-cell table:style-name="ce5" office:value-type="float" office:value="7.995" calcext:value-type="float">
            <text:p>7.995</text:p>
          </table:table-cell>
          <table:table-cell table:style-name="ce5" table:number-columns-repeated="13"/>
          <table:table-cell table:style-name="ce6" table:formula="of:=AVERAGE([.E5:.L5])" office:value-type="float" office:value="7.55533333333333" calcext:value-type="float">
            <text:p>7.555</text:p>
          </table:table-cell>
        </table:table-row>
        <table:table-row table:style-name="ro1">
          <table:table-cell table:style-name="ce1" office:value-type="string" calcext:value-type="string">
            <text:p>Max Threads [3] TH Index [1] - Using Core arena_allocator - failures : 0 - duration: 7.144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5" office:value-type="float" office:value="11.509" calcext:value-type="float">
            <text:p>11.509</text:p>
          </table:table-cell>
          <table:table-cell table:style-name="ce5" office:value-type="float" office:value="12.235" calcext:value-type="float">
            <text:p>12.235</text:p>
          </table:table-cell>
          <table:table-cell table:style-name="ce5" office:value-type="float" office:value="13.447" calcext:value-type="float">
            <text:p>13.447</text:p>
          </table:table-cell>
          <table:table-cell table:style-name="ce5" office:value-type="float" office:value="13.269" calcext:value-type="float">
            <text:p>13.269</text:p>
          </table:table-cell>
          <table:table-cell table:style-name="ce5" table:number-columns-repeated="12"/>
          <table:table-cell table:style-name="ce6" table:formula="of:=AVERAGE([.E6:.L6])" office:value-type="float" office:value="12.615" calcext:value-type="float">
            <text:p>12.615</text:p>
          </table:table-cell>
        </table:table-row>
        <table:table-row table:style-name="ro1">
          <table:table-cell office:value-type="string" calcext:value-type="string">
            <text:p>Max Threads [3] TH Index [0] - Using Core arena_allocator - failures : 0 - duration: 7.527</text:p>
          </table:table-cell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5" office:value-type="float" office:value="18.322" calcext:value-type="float">
            <text:p>18.322</text:p>
          </table:table-cell>
          <table:table-cell table:style-name="ce5" office:value-type="float" office:value="20.645" calcext:value-type="float">
            <text:p>20.645</text:p>
          </table:table-cell>
          <table:table-cell table:style-name="ce5" office:value-type="float" office:value="20.954" calcext:value-type="float">
            <text:p>20.954</text:p>
          </table:table-cell>
          <table:table-cell table:style-name="ce5" office:value-type="float" office:value="21.15" calcext:value-type="float">
            <text:p>21.15</text:p>
          </table:table-cell>
          <table:table-cell table:style-name="ce5" office:value-type="float" office:value="20.876" calcext:value-type="float">
            <text:p>20.876</text:p>
          </table:table-cell>
          <table:table-cell table:style-name="ce5" table:number-columns-repeated="11"/>
          <table:table-cell table:style-name="ce6" table:formula="of:=AVERAGE([.E7:.L7])" office:value-type="float" office:value="20.3894" calcext:value-type="float">
            <text:p>20.389</text:p>
          </table:table-cell>
        </table:table-row>
        <table:table-row table:style-name="ro1">
          <table:table-cell office:value-type="string" calcext:value-type="string">
            <text:p>Max Threads [3] TH Index [2] - Using Core arena_allocator - failures : 0 - duration: 7.995</text:p>
          </table:table-cell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5" office:value-type="float" office:value="20.058" calcext:value-type="float">
            <text:p>20.058</text:p>
          </table:table-cell>
          <table:table-cell table:style-name="ce5" office:value-type="float" office:value="13.398" calcext:value-type="float">
            <text:p>13.398</text:p>
          </table:table-cell>
          <table:table-cell table:style-name="ce5" office:value-type="float" office:value="18.757" calcext:value-type="float">
            <text:p>18.757</text:p>
          </table:table-cell>
          <table:table-cell table:style-name="ce5" office:value-type="float" office:value="21.403" calcext:value-type="float">
            <text:p>21.403</text:p>
          </table:table-cell>
          <table:table-cell table:style-name="ce5" office:value-type="float" office:value="18.865" calcext:value-type="float">
            <text:p>18.865</text:p>
          </table:table-cell>
          <table:table-cell table:style-name="ce5" office:value-type="float" office:value="21.41" calcext:value-type="float">
            <text:p>21.41</text:p>
          </table:table-cell>
          <table:table-cell table:style-name="ce5" table:number-columns-repeated="10"/>
          <table:table-cell table:style-name="ce6" table:formula="of:=AVERAGE([.E8:.L8])" office:value-type="float" office:value="18.9818333333333" calcext:value-type="float">
            <text:p>18.982</text:p>
          </table:table-cell>
        </table:table-row>
        <table:table-row table:style-name="ro1">
          <table:table-cell office:value-type="string" calcext:value-type="string">
            <text:p>7.527 7.144 7.995 </text:p>
          </table:table-cell>
          <table:table-cell table:number-columns-repeated="2"/>
          <table:table-cell table:style-name="ce3" office:value-type="float" office:value="7" calcext:value-type="float">
            <text:p>7</text:p>
          </table:table-cell>
          <table:table-cell table:style-name="ce5" office:value-type="float" office:value="22.631" calcext:value-type="float">
            <text:p>22.631</text:p>
          </table:table-cell>
          <table:table-cell table:style-name="ce5" office:value-type="float" office:value="22.271" calcext:value-type="float">
            <text:p>22.271</text:p>
          </table:table-cell>
          <table:table-cell table:style-name="ce5" office:value-type="float" office:value="22.68" calcext:value-type="float">
            <text:p>22.68</text:p>
          </table:table-cell>
          <table:table-cell table:style-name="ce5" office:value-type="float" office:value="18.891" calcext:value-type="float">
            <text:p>18.891</text:p>
          </table:table-cell>
          <table:table-cell table:style-name="ce5" office:value-type="float" office:value="19.795" calcext:value-type="float">
            <text:p>19.795</text:p>
          </table:table-cell>
          <table:table-cell table:style-name="ce5" office:value-type="float" office:value="13.406" calcext:value-type="float">
            <text:p>13.406</text:p>
          </table:table-cell>
          <table:table-cell table:style-name="ce5" office:value-type="float" office:value="20.827" calcext:value-type="float">
            <text:p>20.827</text:p>
          </table:table-cell>
          <table:table-cell table:style-name="ce5" table:number-columns-repeated="9"/>
          <table:table-cell table:style-name="ce6" table:formula="of:=AVERAGE([.E9:.L9])" office:value-type="float" office:value="20.0715714285714" calcext:value-type="float">
            <text:p>20.072</text:p>
          </table:table-cell>
        </table:table-row>
        <table:table-row table:style-name="ro1">
          <table:table-cell office:value-type="string" calcext:value-type="string">
            <text:p>Max Threads [4] TH Index [0] - Using Core arena_allocator - failures : 0 - duration: 11.509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style-name="ce5" office:value-type="float" office:value="25.28" calcext:value-type="float">
            <text:p>25.28</text:p>
          </table:table-cell>
          <table:table-cell table:style-name="ce5" office:value-type="float" office:value="22.443" calcext:value-type="float">
            <text:p>22.443</text:p>
          </table:table-cell>
          <table:table-cell table:style-name="ce5" office:value-type="float" office:value="19.029" calcext:value-type="float">
            <text:p>19.029</text:p>
          </table:table-cell>
          <table:table-cell table:style-name="ce5" office:value-type="float" office:value="25.518" calcext:value-type="float">
            <text:p>25.518</text:p>
          </table:table-cell>
          <table:table-cell table:style-name="ce5" office:value-type="float" office:value="22.126" calcext:value-type="float">
            <text:p>22.126</text:p>
          </table:table-cell>
          <table:table-cell table:style-name="ce5" office:value-type="float" office:value="21.79" calcext:value-type="float">
            <text:p>21.79</text:p>
          </table:table-cell>
          <table:table-cell table:style-name="ce5" office:value-type="float" office:value="19.746" calcext:value-type="float">
            <text:p>19.746</text:p>
          </table:table-cell>
          <table:table-cell table:style-name="ce5" office:value-type="float" office:value="25.482" calcext:value-type="float">
            <text:p>25.482</text:p>
          </table:table-cell>
          <table:table-cell table:style-name="ce5" table:number-columns-repeated="8"/>
          <table:table-cell table:style-name="ce6" table:formula="of:=AVERAGE([.E10:.L10])" office:value-type="float" office:value="22.67675" calcext:value-type="float">
            <text:p>22.677</text:p>
          </table:table-cell>
        </table:table-row>
        <table:table-row table:style-name="ro1">
          <table:table-cell table:style-name="ce1" office:value-type="string" calcext:value-type="string">
            <text:p>Max Threads [4] TH Index [1] - Using Core arena_allocator - failures : 0 - duration: 12.235</text:p>
          </table:table-cell>
          <table:table-cell table:number-columns-repeated="2"/>
          <table:table-cell table:style-name="ce3" office:value-type="float" office:value="9" calcext:value-type="float">
            <text:p>9</text:p>
          </table:table-cell>
          <table:table-cell table:style-name="ce5" office:value-type="float" office:value="26.245" calcext:value-type="float">
            <text:p>26.245</text:p>
          </table:table-cell>
          <table:table-cell table:style-name="ce5" office:value-type="float" office:value="27.364" calcext:value-type="float">
            <text:p>27.364</text:p>
          </table:table-cell>
          <table:table-cell table:style-name="ce5" office:value-type="float" office:value="23.283" calcext:value-type="float">
            <text:p>23.283</text:p>
          </table:table-cell>
          <table:table-cell table:style-name="ce5" office:value-type="float" office:value="17.574" calcext:value-type="float">
            <text:p>17.574</text:p>
          </table:table-cell>
          <table:table-cell table:style-name="ce5" office:value-type="float" office:value="15.791" calcext:value-type="float">
            <text:p>15.791</text:p>
          </table:table-cell>
          <table:table-cell table:style-name="ce5" office:value-type="float" office:value="27.325" calcext:value-type="float">
            <text:p>27.325</text:p>
          </table:table-cell>
          <table:table-cell table:style-name="ce5" office:value-type="float" office:value="14.596" calcext:value-type="float">
            <text:p>14.596</text:p>
          </table:table-cell>
          <table:table-cell table:style-name="ce5" office:value-type="float" office:value="21.768" calcext:value-type="float">
            <text:p>21.768</text:p>
          </table:table-cell>
          <table:table-cell table:style-name="ce5" office:value-type="float" office:value="27.352" calcext:value-type="float">
            <text:p>27.352</text:p>
          </table:table-cell>
          <table:table-cell table:style-name="ce5" table:number-columns-repeated="7"/>
          <table:table-cell table:style-name="ce6" table:formula="of:=AVERAGE([.E11:.L11])" office:value-type="float" office:value="21.74325" calcext:value-type="float">
            <text:p>21.743</text:p>
          </table:table-cell>
        </table:table-row>
        <table:table-row table:style-name="ro1">
          <table:table-cell table:style-name="ce1" office:value-type="string" calcext:value-type="string">
            <text:p>Max Threads [4] TH Index [3] - Using Core arena_allocator - failures : 0 - duration: 13.269</text:p>
          </table:table-cell>
          <table:table-cell table:number-columns-repeated="2"/>
          <table:table-cell table:style-name="ce3" office:value-type="float" office:value="10" calcext:value-type="float">
            <text:p>10</text:p>
          </table:table-cell>
          <table:table-cell table:style-name="ce5" office:value-type="float" office:value="25.093" calcext:value-type="float">
            <text:p>25.093</text:p>
          </table:table-cell>
          <table:table-cell table:style-name="ce5" office:value-type="float" office:value="27.146" calcext:value-type="float">
            <text:p>27.146</text:p>
          </table:table-cell>
          <table:table-cell table:style-name="ce5" office:value-type="float" office:value="25.93" calcext:value-type="float">
            <text:p>25.93</text:p>
          </table:table-cell>
          <table:table-cell table:style-name="ce5" office:value-type="float" office:value="14.911" calcext:value-type="float">
            <text:p>14.911</text:p>
          </table:table-cell>
          <table:table-cell table:style-name="ce5" office:value-type="float" office:value="14.773" calcext:value-type="float">
            <text:p>14.773</text:p>
          </table:table-cell>
          <table:table-cell table:style-name="ce5" office:value-type="float" office:value="29.44" calcext:value-type="float">
            <text:p>29.44</text:p>
          </table:table-cell>
          <table:table-cell table:style-name="ce5" office:value-type="float" office:value="22.381" calcext:value-type="float">
            <text:p>22.381</text:p>
          </table:table-cell>
          <table:table-cell table:style-name="ce5" office:value-type="float" office:value="30.523" calcext:value-type="float">
            <text:p>30.523</text:p>
          </table:table-cell>
          <table:table-cell table:style-name="ce5" office:value-type="float" office:value="30.345" calcext:value-type="float">
            <text:p>30.345</text:p>
          </table:table-cell>
          <table:table-cell table:style-name="ce5" office:value-type="float" office:value="30.517" calcext:value-type="float">
            <text:p>30.517</text:p>
          </table:table-cell>
          <table:table-cell table:style-name="ce5" table:number-columns-repeated="6"/>
          <table:table-cell table:style-name="ce6" table:formula="of:=AVERAGE([.E12:.L12])" office:value-type="float" office:value="23.774625" calcext:value-type="float">
            <text:p>23.775</text:p>
          </table:table-cell>
        </table:table-row>
        <table:table-row table:style-name="ro1">
          <table:table-cell table:style-name="ce1" office:value-type="string" calcext:value-type="string">
            <text:p>Max Threads [4] TH Index [2] - Using Core arena_allocator - failures : 0 - duration: 13.447</text:p>
          </table:table-cell>
          <table:table-cell table:number-columns-repeated="2"/>
          <table:table-cell table:style-name="ce3" office:value-type="float" office:value="11" calcext:value-type="float">
            <text:p>11</text:p>
          </table:table-cell>
          <table:table-cell table:style-name="ce5" office:value-type="float" office:value="29.139" calcext:value-type="float">
            <text:p>29.139</text:p>
          </table:table-cell>
          <table:table-cell table:style-name="ce5" office:value-type="float" office:value="25.356" calcext:value-type="float">
            <text:p>25.356</text:p>
          </table:table-cell>
          <table:table-cell table:style-name="ce5" office:value-type="float" office:value="27.401" calcext:value-type="float">
            <text:p>27.401</text:p>
          </table:table-cell>
          <table:table-cell table:style-name="ce5" office:value-type="float" office:value="18.279" calcext:value-type="float">
            <text:p>18.279</text:p>
          </table:table-cell>
          <table:table-cell table:style-name="ce5" office:value-type="float" office:value="14.591" calcext:value-type="float">
            <text:p>14.591</text:p>
          </table:table-cell>
          <table:table-cell table:style-name="ce5" office:value-type="float" office:value="31.17" calcext:value-type="float">
            <text:p>31.17</text:p>
          </table:table-cell>
          <table:table-cell table:style-name="ce5" office:value-type="float" office:value="31.131" calcext:value-type="float">
            <text:p>31.131</text:p>
          </table:table-cell>
          <table:table-cell table:style-name="ce5" office:value-type="float" office:value="23.907" calcext:value-type="float">
            <text:p>23.907</text:p>
          </table:table-cell>
          <table:table-cell table:style-name="ce5" office:value-type="float" office:value="29.547" calcext:value-type="float">
            <text:p>29.547</text:p>
          </table:table-cell>
          <table:table-cell table:style-name="ce5" office:value-type="float" office:value="27.278" calcext:value-type="float">
            <text:p>27.278</text:p>
          </table:table-cell>
          <table:table-cell table:style-name="ce5" office:value-type="float" office:value="31.078" calcext:value-type="float">
            <text:p>31.078</text:p>
          </table:table-cell>
          <table:table-cell table:style-name="ce5" table:number-columns-repeated="5"/>
          <table:table-cell table:style-name="ce6" table:formula="of:=AVERAGE([.E13:.L13])" office:value-type="float" office:value="25.12175" calcext:value-type="float">
            <text:p>25.122</text:p>
          </table:table-cell>
        </table:table-row>
        <table:table-row table:style-name="ro1">
          <table:table-cell table:style-name="ce1" office:value-type="string" calcext:value-type="string">
            <text:p>11.509 12.235 13.447 13.269 </text:p>
          </table:table-cell>
          <table:table-cell table:number-columns-repeated="2"/>
          <table:table-cell table:style-name="ce3" office:value-type="float" office:value="12" calcext:value-type="float">
            <text:p>12</text:p>
          </table:table-cell>
          <table:table-cell table:style-name="ce5" office:value-type="float" office:value="34.612" calcext:value-type="float">
            <text:p>34.612</text:p>
          </table:table-cell>
          <table:table-cell table:style-name="ce5" office:value-type="float" office:value="32.115" calcext:value-type="float">
            <text:p>32.115</text:p>
          </table:table-cell>
          <table:table-cell table:style-name="ce5" office:value-type="float" office:value="13.793" calcext:value-type="float">
            <text:p>13.793</text:p>
          </table:table-cell>
          <table:table-cell table:style-name="ce5" office:value-type="float" office:value="19.552" calcext:value-type="float">
            <text:p>19.552</text:p>
          </table:table-cell>
          <table:table-cell table:style-name="ce5" office:value-type="float" office:value="15.229" calcext:value-type="float">
            <text:p>15.229</text:p>
          </table:table-cell>
          <table:table-cell table:style-name="ce5" office:value-type="float" office:value="35.082" calcext:value-type="float">
            <text:p>35.082</text:p>
          </table:table-cell>
          <table:table-cell table:style-name="ce5" office:value-type="float" office:value="23.196" calcext:value-type="float">
            <text:p>23.196</text:p>
          </table:table-cell>
          <table:table-cell table:style-name="ce5" office:value-type="float" office:value="31.419" calcext:value-type="float">
            <text:p>31.419</text:p>
          </table:table-cell>
          <table:table-cell table:style-name="ce5" office:value-type="float" office:value="31.696" calcext:value-type="float">
            <text:p>31.696</text:p>
          </table:table-cell>
          <table:table-cell table:style-name="ce5" office:value-type="float" office:value="34.031" calcext:value-type="float">
            <text:p>34.031</text:p>
          </table:table-cell>
          <table:table-cell table:style-name="ce5" office:value-type="float" office:value="31.894" calcext:value-type="float">
            <text:p>31.894</text:p>
          </table:table-cell>
          <table:table-cell table:style-name="ce5" office:value-type="float" office:value="35.099" calcext:value-type="float">
            <text:p>35.099</text:p>
          </table:table-cell>
          <table:table-cell table:style-name="ce5" table:number-columns-repeated="4"/>
          <table:table-cell table:style-name="ce6" table:formula="of:=AVERAGE([.E14:.L14])" office:value-type="float" office:value="25.62475" calcext:value-type="float">
            <text:p>25.625</text:p>
          </table:table-cell>
        </table:table-row>
        <table:table-row table:style-name="ro1">
          <table:table-cell table:style-name="ce1" office:value-type="string" calcext:value-type="string">
            <text:p>Max Threads [5] TH Index [0] - Using Core arena_allocator - failures : 0 - duration: 18.322</text:p>
          </table:table-cell>
          <table:table-cell table:number-columns-repeated="2"/>
          <table:table-cell table:style-name="ce3" office:value-type="float" office:value="13" calcext:value-type="float">
            <text:p>13</text:p>
          </table:table-cell>
          <table:table-cell table:style-name="ce5" office:value-type="float" office:value="39.23" calcext:value-type="float">
            <text:p>39.23</text:p>
          </table:table-cell>
          <table:table-cell table:style-name="ce5" office:value-type="float" office:value="25.543" calcext:value-type="float">
            <text:p>25.543</text:p>
          </table:table-cell>
          <table:table-cell table:style-name="ce5" office:value-type="float" office:value="38.904" calcext:value-type="float">
            <text:p>38.904</text:p>
          </table:table-cell>
          <table:table-cell table:style-name="ce5" office:value-type="float" office:value="34.507" calcext:value-type="float">
            <text:p>34.507</text:p>
          </table:table-cell>
          <table:table-cell table:style-name="ce5" office:value-type="float" office:value="41.056" calcext:value-type="float">
            <text:p>41.056</text:p>
          </table:table-cell>
          <table:table-cell table:style-name="ce5" office:value-type="float" office:value="40.871" calcext:value-type="float">
            <text:p>40.871</text:p>
          </table:table-cell>
          <table:table-cell table:style-name="ce5" office:value-type="float" office:value="40.163" calcext:value-type="float">
            <text:p>40.163</text:p>
          </table:table-cell>
          <table:table-cell table:style-name="ce5" office:value-type="float" office:value="41.068" calcext:value-type="float">
            <text:p>41.068</text:p>
          </table:table-cell>
          <table:table-cell table:style-name="ce5" office:value-type="float" office:value="14.414" calcext:value-type="float">
            <text:p>14.414</text:p>
          </table:table-cell>
          <table:table-cell table:style-name="ce5" office:value-type="float" office:value="28.761" calcext:value-type="float">
            <text:p>28.761</text:p>
          </table:table-cell>
          <table:table-cell table:style-name="ce5" office:value-type="float" office:value="39.404" calcext:value-type="float">
            <text:p>39.404</text:p>
          </table:table-cell>
          <table:table-cell table:style-name="ce5" office:value-type="float" office:value="31.804" calcext:value-type="float">
            <text:p>31.804</text:p>
          </table:table-cell>
          <table:table-cell table:style-name="ce5" office:value-type="float" office:value="38.503" calcext:value-type="float">
            <text:p>38.503</text:p>
          </table:table-cell>
          <table:table-cell table:style-name="ce5" table:number-columns-repeated="3"/>
          <table:table-cell table:style-name="ce6" table:formula="of:=AVERAGE([.E15:.L15])" office:value-type="float" office:value="37.66775" calcext:value-type="float">
            <text:p>37.668</text:p>
          </table:table-cell>
        </table:table-row>
        <table:table-row table:style-name="ro1">
          <table:table-cell office:value-type="string" calcext:value-type="string">
            <text:p>Max Threads [5] TH Index [1] - Using Core arena_allocator - failures : 0 - duration: 20.645</text:p>
          </table:table-cell>
          <table:table-cell table:number-columns-repeated="2"/>
          <table:table-cell table:style-name="ce3" office:value-type="float" office:value="14" calcext:value-type="float">
            <text:p>14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34.515" calcext:value-type="float">
            <text:p>34.515</text:p>
          </table:table-cell>
          <table:table-cell table:style-name="ce5" office:value-type="float" office:value="35.448" calcext:value-type="float">
            <text:p>35.448</text:p>
          </table:table-cell>
          <table:table-cell table:style-name="ce5" office:value-type="float" office:value="12.444" calcext:value-type="float">
            <text:p>12.444</text:p>
          </table:table-cell>
          <table:table-cell table:style-name="ce5" office:value-type="float" office:value="35.778" calcext:value-type="float">
            <text:p>35.778</text:p>
          </table:table-cell>
          <table:table-cell table:style-name="ce5" office:value-type="float" office:value="37.65" calcext:value-type="float">
            <text:p>37.65</text:p>
          </table:table-cell>
          <table:table-cell table:style-name="ce5" office:value-type="float" office:value="18.954" calcext:value-type="float">
            <text:p>18.954</text:p>
          </table:table-cell>
          <table:table-cell table:style-name="ce5" office:value-type="float" office:value="37.935" calcext:value-type="float">
            <text:p>37.935</text:p>
          </table:table-cell>
          <table:table-cell table:style-name="ce5" office:value-type="float" office:value="24.742" calcext:value-type="float">
            <text:p>24.742</text:p>
          </table:table-cell>
          <table:table-cell table:style-name="ce5" office:value-type="float" office:value="37.937" calcext:value-type="float">
            <text:p>37.937</text:p>
          </table:table-cell>
          <table:table-cell table:style-name="ce5" office:value-type="float" office:value="28.553" calcext:value-type="float">
            <text:p>28.553</text:p>
          </table:table-cell>
          <table:table-cell table:style-name="ce5" office:value-type="float" office:value="31.715" calcext:value-type="float">
            <text:p>31.715</text:p>
          </table:table-cell>
          <table:table-cell table:style-name="ce5" office:value-type="float" office:value="34.714" calcext:value-type="float">
            <text:p>34.714</text:p>
          </table:table-cell>
          <table:table-cell table:style-name="ce5" office:value-type="float" office:value="37.801" calcext:value-type="float">
            <text:p>37.801</text:p>
          </table:table-cell>
          <table:table-cell table:style-name="ce5" table:number-columns-repeated="2"/>
          <table:table-cell table:style-name="ce6" table:formula="of:=AVERAGE([.E16:.L16])" office:value-type="float" office:value="29.4655" calcext:value-type="float">
            <text:p>29.466</text:p>
          </table:table-cell>
        </table:table-row>
        <table:table-row table:style-name="ro1">
          <table:table-cell office:value-type="string" calcext:value-type="string">
            <text:p>Max Threads [5] TH Index [4] - Using Core arena_allocator - failures : 0 - duration: 20.876</text:p>
          </table:table-cell>
          <table:table-cell table:number-columns-repeated="2"/>
          <table:table-cell table:style-name="ce3" office:value-type="float" office:value="15" calcext:value-type="float">
            <text:p>15</text:p>
          </table:table-cell>
          <table:table-cell table:style-name="ce5" office:value-type="float" office:value="48.109" calcext:value-type="float">
            <text:p>48.109</text:p>
          </table:table-cell>
          <table:table-cell table:style-name="ce5" office:value-type="float" office:value="38.414" calcext:value-type="float">
            <text:p>38.414</text:p>
          </table:table-cell>
          <table:table-cell table:style-name="ce5" office:value-type="float" office:value="48.091" calcext:value-type="float">
            <text:p>48.091</text:p>
          </table:table-cell>
          <table:table-cell table:style-name="ce5" office:value-type="float" office:value="47.921" calcext:value-type="float">
            <text:p>47.921</text:p>
          </table:table-cell>
          <table:table-cell table:style-name="ce5" office:value-type="float" office:value="24.952" calcext:value-type="float">
            <text:p>24.952</text:p>
          </table:table-cell>
          <table:table-cell table:style-name="ce5" office:value-type="float" office:value="48.058" calcext:value-type="float">
            <text:p>48.058</text:p>
          </table:table-cell>
          <table:table-cell table:style-name="ce5" office:value-type="float" office:value="47.325" calcext:value-type="float">
            <text:p>47.325</text:p>
          </table:table-cell>
          <table:table-cell table:style-name="ce5" office:value-type="float" office:value="41.911" calcext:value-type="float">
            <text:p>41.911</text:p>
          </table:table-cell>
          <table:table-cell table:style-name="ce5" office:value-type="float" office:value="35.352" calcext:value-type="float">
            <text:p>35.352</text:p>
          </table:table-cell>
          <table:table-cell table:style-name="ce5" office:value-type="float" office:value="47.396" calcext:value-type="float">
            <text:p>47.396</text:p>
          </table:table-cell>
          <table:table-cell table:style-name="ce5" office:value-type="float" office:value="46.152" calcext:value-type="float">
            <text:p>46.152</text:p>
          </table:table-cell>
          <table:table-cell table:style-name="ce5" office:value-type="float" office:value="46.477" calcext:value-type="float">
            <text:p>46.477</text:p>
          </table:table-cell>
          <table:table-cell table:style-name="ce5" office:value-type="float" office:value="46.645" calcext:value-type="float">
            <text:p>46.645</text:p>
          </table:table-cell>
          <table:table-cell table:style-name="ce5" office:value-type="float" office:value="42.713" calcext:value-type="float">
            <text:p>42.713</text:p>
          </table:table-cell>
          <table:table-cell table:style-name="ce5" office:value-type="float" office:value="42.588" calcext:value-type="float">
            <text:p>42.588</text:p>
          </table:table-cell>
          <table:table-cell table:style-name="ce5"/>
          <table:table-cell table:style-name="ce6" table:formula="of:=AVERAGE([.E17:.L17])" office:value-type="float" office:value="43.097625" calcext:value-type="float">
            <text:p>43.098</text:p>
          </table:table-cell>
        </table:table-row>
        <table:table-row table:style-name="ro1">
          <table:table-cell office:value-type="string" calcext:value-type="string">
            <text:p>Max Threads [5] TH Index [2] - Using Core arena_allocator - failures : 0 - duration: 20.954</text:p>
          </table:table-cell>
          <table:table-cell table:number-columns-repeated="2"/>
          <table:table-cell table:style-name="ce3" office:value-type="float" office:value="16" calcext:value-type="float">
            <text:p>16</text:p>
          </table:table-cell>
          <table:table-cell table:style-name="ce5" office:value-type="float" office:value="49.105" calcext:value-type="float">
            <text:p>49.105</text:p>
          </table:table-cell>
          <table:table-cell table:style-name="ce5" office:value-type="float" office:value="44.869" calcext:value-type="float">
            <text:p>44.869</text:p>
          </table:table-cell>
          <table:table-cell table:style-name="ce5" office:value-type="float" office:value="39.921" calcext:value-type="float">
            <text:p>39.921</text:p>
          </table:table-cell>
          <table:table-cell table:style-name="ce5" office:value-type="float" office:value="51.058" calcext:value-type="float">
            <text:p>51.058</text:p>
          </table:table-cell>
          <table:table-cell table:style-name="ce5" office:value-type="float" office:value="42.998" calcext:value-type="float">
            <text:p>42.998</text:p>
          </table:table-cell>
          <table:table-cell table:style-name="ce5" office:value-type="float" office:value="50.617" calcext:value-type="float">
            <text:p>50.617</text:p>
          </table:table-cell>
          <table:table-cell table:style-name="ce5" office:value-type="float" office:value="49.154" calcext:value-type="float">
            <text:p>49.154</text:p>
          </table:table-cell>
          <table:table-cell table:style-name="ce5" office:value-type="float" office:value="51.268" calcext:value-type="float">
            <text:p>51.268</text:p>
          </table:table-cell>
          <table:table-cell table:style-name="ce5" office:value-type="float" office:value="51.296" calcext:value-type="float">
            <text:p>51.296</text:p>
          </table:table-cell>
          <table:table-cell table:style-name="ce5" office:value-type="float" office:value="49.352" calcext:value-type="float">
            <text:p>49.352</text:p>
          </table:table-cell>
          <table:table-cell table:style-name="ce5" office:value-type="float" office:value="43.876" calcext:value-type="float">
            <text:p>43.876</text:p>
          </table:table-cell>
          <table:table-cell table:style-name="ce5" office:value-type="float" office:value="51.499" calcext:value-type="float">
            <text:p>51.499</text:p>
          </table:table-cell>
          <table:table-cell table:style-name="ce5" office:value-type="float" office:value="51.5" calcext:value-type="float">
            <text:p>51.5</text:p>
          </table:table-cell>
          <table:table-cell table:style-name="ce5" office:value-type="float" office:value="49.531" calcext:value-type="float">
            <text:p>49.531</text:p>
          </table:table-cell>
          <table:table-cell table:style-name="ce5" office:value-type="float" office:value="35.247" calcext:value-type="float">
            <text:p>35.247</text:p>
          </table:table-cell>
          <table:table-cell table:style-name="ce5" office:value-type="float" office:value="47.484" calcext:value-type="float">
            <text:p>47.484</text:p>
          </table:table-cell>
          <table:table-cell table:style-name="ce6" table:formula="of:=AVERAGE([.E18:.L18])" office:value-type="float" office:value="47.37375" calcext:value-type="float">
            <text:p>47.374</text:p>
          </table:table-cell>
        </table:table-row>
        <table:table-row table:style-name="ro1">
          <table:table-cell office:value-type="string" calcext:value-type="string">
            <text:p>Max Threads [5] TH Index [3] - Using Core arena_allocator - failures : 0 - duration: 21.1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8.322 20.645 20.954 21.15 20.876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6] TH Index [1] - Using Core arena_allocator - failures : 0 - duration: 13.398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Max Threads [6] TH Index [2] - Using Core arena_allocator - failures : 0 - duration: 18.757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Max Threads [6] TH Index [4] - Using Core arena_allocator - failures : 0 - duration: 18.865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Max Threads [6] TH Index [0] - Using Core arena_allocator - failures : 0 - duration: 20.058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Max Threads [6] TH Index [3] - Using Core arena_allocator - failures : 0 - duration: 21.403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Max Threads [6] TH Index [5] - Using Core arena_allocator - failures : 0 - duration: 21.41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20.058 13.398 18.757 21.403 18.865 21.41 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Max Threads [7] TH Index [5] - Using Core arena_allocator - failures : 0 - duration: 13.40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7] TH Index [3] - Using Core arena_allocator - failures : 0 - duration: 18.89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7] TH Index [4] - Using Core arena_allocator - failures : 0 - duration: 19.79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7] TH Index [6] - Using Core arena_allocator - failures : 0 - duration: 20.82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7] TH Index [1] - Using Core arena_allocator - failures : 0 - duration: 22.27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7] TH Index [0] - Using Core arena_allocator - failures : 0 - duration: 22.63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7] TH Index [2] - Using Core arena_allocator - failures : 0 - duration: 22.6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2.631 22.271 22.68 18.891 19.795 13.406 20.827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8] TH Index [2] - Using Core arena_allocator - failures : 0 - duration: 19.02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8] TH Index [6] - Using Core arena_allocator - failures : 0 - duration: 19.74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8] TH Index [5] - Using Core arena_allocator - failures : 0 - duration: 21.7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8] TH Index [4] - Using Core arena_allocator - failures : 0 - duration: 22.12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8] TH Index [1] - Using Core arena_allocator - failures : 0 - duration: 22.4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8] TH Index [0] - Using Core arena_allocator - failures : 0 - duration: 25.2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8] TH Index [7] - Using Core arena_allocator - failures : 0 - duration: 25.48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8] TH Index [3] - Using Core arena_allocator - failures : 0 - duration: 25.51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5.28 22.443 19.029 25.518 22.126 21.79 19.746 25.482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9] TH Index [6] - Using Core arena_allocator - failures : 0 - duration: 14.59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9] TH Index [4] - Using Core arena_allocator - failures : 0 - duration: 15.79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9] TH Index [3] - Using Core arena_allocator - failures : 0 - duration: 17.57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9] TH Index [7] - Using Core arena_allocator - failures : 0 - duration: 21.76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9] TH Index [2] - Using Core arena_allocator - failures : 0 - duration: 23.2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9] TH Index [0] - Using Core arena_allocator - failures : 0 - duration: 26.24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9] TH Index [5] - Using Core arena_allocator - failures : 0 - duration: 27.32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9] TH Index [8] - Using Core arena_allocator - failures : 0 - duration: 27.35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9] TH Index [1] - Using Core arena_allocator - failures : 0 - duration: 27.36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6.245 27.364 23.283 17.574 15.791 27.325 14.596 21.768 27.352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0] TH Index [4] - Using Core arena_allocator - failures : 0 - duration: 14.77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0] TH Index [3] - Using Core arena_allocator - failures : 0 - duration: 14.9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0] TH Index [6] - Using Core arena_allocator - failures : 0 - duration: 22.38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0] TH Index [0] - Using Core arena_allocator - failures : 0 - duration: 25.09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0] TH Index [2] - Using Core arena_allocator - failures : 0 - duration: 25.9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0] TH Index [1] - Using Core arena_allocator - failures : 0 - duration: 27.14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0] TH Index [5] - Using Core arena_allocator - failures : 0 - duration: 29.4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0] TH Index [8] - Using Core arena_allocator - failures : 0 - duration: 30.34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0] TH Index [9] - Using Core arena_allocator - failures : 0 - duration: 30.51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0] TH Index [7] - Using Core arena_allocator - failures : 0 - duration: 30.52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5.093 27.146 25.93 14.911 14.773 29.44 22.381 30.523 30.345 30.517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1] TH Index [4] - Using Core arena_allocator - failures : 0 - duration: 14.59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1] TH Index [3] - Using Core arena_allocator - failures : 0 - duration: 18.27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1] TH Index [7] - Using Core arena_allocator - failures : 0 - duration: 23.90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1] TH Index [1] - Using Core arena_allocator - failures : 0 - duration: 25.35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1] TH Index [9] - Using Core arena_allocator - failures : 0 - duration: 27.27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1] TH Index [2] - Using Core arena_allocator - failures : 0 - duration: 27.40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1] TH Index [0] - Using Core arena_allocator - failures : 0 - duration: 29.13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1] TH Index [8] - Using Core arena_allocator - failures : 0 - duration: 29.54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1] TH Index [10] - Using Core arena_allocator - failures : 0 - duration: 31.07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1] TH Index [6] - Using Core arena_allocator - failures : 0 - duration: 31.13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1] TH Index [5] - Using Core arena_allocator - failures : 0 - duration: 31.1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9.139 25.356 27.401 18.279 14.591 31.17 31.131 23.907 29.547 27.278 31.078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2] TH Index [2] - Using Core arena_allocator - failures : 0 - duration: 13.79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2] TH Index [4] - Using Core arena_allocator - failures : 0 - duration: 15.22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2] TH Index [3] - Using Core arena_allocator - failures : 0 - duration: 19.55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2] TH Index [6] - Using Core arena_allocator - failures : 0 - duration: 23.19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2] TH Index [7] - Using Core arena_allocator - failures : 0 - duration: 31.41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2] TH Index [8] - Using Core arena_allocator - failures : 0 - duration: 31.69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2] TH Index [10] - Using Core arena_allocator - failures : 0 - duration: 31.89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2] TH Index [1] - Using Core arena_allocator - failures : 0 - duration: 32.11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2] TH Index [9] - Using Core arena_allocator - failures : 0 - duration: 34.03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2] TH Index [0] - Using Core arena_allocator - failures : 0 - duration: 34.61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2] TH Index [5] - Using Core arena_allocator - failures : 0 - duration: 35.08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2] TH Index [11] - Using Core arena_allocator - failures : 0 - duration: 35.09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34.612 32.115 13.793 19.552 15.229 35.082 23.196 31.419 31.696 34.031 31.894 35.099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3] TH Index [8] - Using Core arena_allocator - failures : 0 - duration: 14.41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3] TH Index [1] - Using Core arena_allocator - failures : 0 - duration: 25.5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3] TH Index [9] - Using Core arena_allocator - failures : 0 - duration: 28.76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3] TH Index [11] - Using Core arena_allocator - failures : 0 - duration: 31.80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3] TH Index [3] - Using Core arena_allocator - failures : 0 - duration: 34.50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3] TH Index [12] - Using Core arena_allocator - failures : 0 - duration: 38.50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3] TH Index [2] - Using Core arena_allocator - failures : 0 - duration: 38.90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3] TH Index [0] - Using Core arena_allocator - failures : 0 - duration: 39.2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3] TH Index [10] - Using Core arena_allocator - failures : 0 - duration: 39.40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3] TH Index [6] - Using Core arena_allocator - failures : 0 - duration: 40.16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3] TH Index [5] - Using Core arena_allocator - failures : 0 - duration: 40.87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3] TH Index [4] - Using Core arena_allocator - failures : 0 - duration: 41.05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3] TH Index [7] - Using Core arena_allocator - failures : 0 - duration: 41.06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39.23 25.543 38.904 34.507 41.056 40.871 40.163 41.068 14.414 28.761 39.404 31.804 38.503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3] - Using Core arena_allocator - failures : 0 - duration: 12.44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6] - Using Core arena_allocator - failures : 0 - duration: 18.95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0] - Using Core arena_allocator - failures : 0 - duration: 2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8] - Using Core arena_allocator - failures : 0 - duration: 24.74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10] - Using Core arena_allocator - failures : 0 - duration: 28.55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11] - Using Core arena_allocator - failures : 0 - duration: 31.71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1] - Using Core arena_allocator - failures : 0 - duration: 34.51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12] - Using Core arena_allocator - failures : 0 - duration: 34.71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2] - Using Core arena_allocator - failures : 0 - duration: 35.44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4] - Using Core arena_allocator - failures : 0 - duration: 35.77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5] - Using Core arena_allocator - failures : 0 - duration: 37.6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13] - Using Core arena_allocator - failures : 0 - duration: 37.80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7] - Using Core arena_allocator - failures : 0 - duration: 37.93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9] - Using Core arena_allocator - failures : 0 - duration: 37.93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3 34.515 35.448 12.444 35.778 37.65 18.954 37.935 24.742 37.937 28.553 31.715 34.714 37.801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4] - Using Core arena_allocator - failures : 0 - duration: 24.95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8] - Using Core arena_allocator - failures : 0 - duration: 35.35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1] - Using Core arena_allocator - failures : 0 - duration: 38.41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7] - Using Core arena_allocator - failures : 0 - duration: 41.9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14] - Using Core arena_allocator - failures : 0 - duration: 42.58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13] - Using Core arena_allocator - failures : 0 - duration: 42.71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10] - Using Core arena_allocator - failures : 0 - duration: 46.15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11] - Using Core arena_allocator - failures : 0 - duration: 46.47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12] - Using Core arena_allocator - failures : 0 - duration: 46.64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6] - Using Core arena_allocator - failures : 0 - duration: 47.32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9] - Using Core arena_allocator - failures : 0 - duration: 47.39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3] - Using Core arena_allocator - failures : 0 - duration: 47.92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5] - Using Core arena_allocator - failures : 0 - duration: 48.05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2] - Using Core arena_allocator - failures : 0 - duration: 48.09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0] - Using Core arena_allocator - failures : 0 - duration: 48.10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48.109 38.414 48.091 47.921 24.952 48.058 47.325 41.911 35.352 47.396 46.152 46.477 46.645 42.713 42.588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14] - Using Core arena_allocator - failures : 0 - duration: 35.24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2] - Using Core arena_allocator - failures : 0 - duration: 39.92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4] - Using Core arena_allocator - failures : 0 - duration: 42.99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10] - Using Core arena_allocator - failures : 0 - duration: 43.87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1] - Using Core arena_allocator - failures : 0 - duration: 44.86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15] - Using Core arena_allocator - failures : 0 - duration: 47.48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0] - Using Core arena_allocator - failures : 0 - duration: 49.1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6] - Using Core arena_allocator - failures : 0 - duration: 49.15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9] - Using Core arena_allocator - failures : 0 - duration: 49.35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13] - Using Core arena_allocator - failures : 0 - duration: 49.53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5] - Using Core arena_allocator - failures : 0 - duration: 50.61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3] - Using Core arena_allocator - failures : 0 - duration: 51.05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7] - Using Core arena_allocator - failures : 0 - duration: 51.26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8] - Using Core arena_allocator - failures : 0 - duration: 51.29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11] - Using Core arena_allocator - failures : 0 - duration: 51.49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12] - Using Core arena_allocator - failures : 0 - duration: 51.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49.105 44.869 39.921 51.058 42.998 50.617 49.154 51.268 51.296 49.352 43.876 51.499 51.5 49.531 35.247 47.484 </text:p>
          </table:table-cell>
          <table:table-cell table:number-columns-repeated="20"/>
        </table:table-row>
        <table:table-row table:style-name="ro1">
          <table:table-cell office:value-type="float" office:value="1.344" calcext:value-type="float">
            <text:p>1.34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1.002 10.841 </text:p>
          </table:table-cell>
          <table:table-cell table:number-columns-repeated="20"/>
        </table:table-row>
        <table:table-row table:style-name="ro1">
          <table:table-cell office:value-type="float" office:value="0.732" calcext:value-type="float">
            <text:p>0.73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6.527 6.662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7.527 7.144 7.995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1.509 12.235 13.447 13.269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8.322 20.645 20.954 21.15 20.876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0.058 13.398 18.757 21.403 18.865 21.41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2.631 22.271 22.68 18.891 19.795 13.406 20.827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5.28 22.443 19.029 25.518 22.126 21.79 19.746 25.482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6.245 27.364 23.283 17.574 15.791 27.325 14.596 21.768 27.352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5.093 27.146 25.93 14.911 14.773 29.44 22.381 30.523 30.345 30.517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9.139 25.356 27.401 18.279 14.591 31.17 31.131 23.907 29.547 27.278 31.078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34.612 32.115 13.793 19.552 15.229 35.082 23.196 31.419 31.696 34.031 31.894 35.099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39.23 25.543 38.904 34.507 41.056 40.871 40.163 41.068 14.414 28.761 39.404 31.804 38.503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3 34.515 35.448 12.444 35.778 37.65 18.954 37.935 24.742 37.937 28.553 31.715 34.714 37.801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48.109 38.414 48.091 47.921 24.952 48.058 47.325 41.911 35.352 47.396 46.152 46.477 46.645 42.713 42.588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49.105 44.869 39.921 51.058 42.998 50.617 49.154 51.268 51.296 49.352 43.876 51.499 51.5 49.531 35.247 47.484 </text:p>
          </table:table-cell>
          <table:table-cell table:number-columns-repeated="20"/>
        </table:table-row>
      </table:table>
      <table:table table:name="lock-free" table:style-name="ta1">
        <table:shapes>
          <draw:frame draw:z-index="0" draw:style-name="gr1" draw:text-style-name="P1" svg:width="40.542cm" svg:height="18.03cm" svg:x="20.197cm" svg:y="9.183cm">
            <draw:object draw:notify-on-update-of-ranges="'lock-free'.D3:'lock-free'.D18 'lock-free'.U3:'lock-free'.U1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0" table:default-cell-style-name="Default"/>
        <table:table-row table:style-name="ro1">
          <table:table-cell table:style-name="ce1" office:value-type="string" calcext:value-type="string">
            <text:p>Max Threads [1] TH Index [0] - Using Lock-Free arena_allocator - failures : 0 - duration: 1.04</text:p>
          </table:table-cell>
          <table:table-cell table:number-columns-repeated="20"/>
        </table:table-row>
        <table:table-row table:style-name="ro1">
          <table:table-cell table:style-name="ce2" office:value-type="float" office:value="1.04" calcext:value-type="float">
            <text:p>1.04</text:p>
          </table:table-cell>
          <table:table-cell table:number-columns-repeated="2"/>
          <table:table-cell table:style-name="ce3" office:value-type="string" calcext:value-type="string">
            <text:p>Thread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AVG</text:p>
          </table:table-cell>
        </table:table-row>
        <table:table-row table:style-name="ro1">
          <table:table-cell office:value-type="string" calcext:value-type="string">
            <text:p>Max Threads [2] TH Index [1] - Using Lock-Free arena_allocator - failures : 0 - duration: 6.676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4" office:value-type="float" office:value="1.04" calcext:value-type="float">
            <text:p>1.04</text:p>
          </table:table-cell>
          <table:table-cell table:style-name="ce5" table:number-columns-repeated="15"/>
          <table:table-cell table:style-name="ce6" table:formula="of:=AVERAGE([.E3:.L3])" office:value-type="float" office:value="1.04" calcext:value-type="float">
            <text:p>1.040</text:p>
          </table:table-cell>
        </table:table-row>
        <table:table-row table:style-name="ro1">
          <table:table-cell table:style-name="ce1" office:value-type="string" calcext:value-type="string">
            <text:p>Max Threads [2] TH Index [0] - Using Lock-Free arena_allocator - failures : 0 - duration: 7.193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5" office:value-type="float" office:value="7.193" calcext:value-type="float">
            <text:p>7.193</text:p>
          </table:table-cell>
          <table:table-cell table:style-name="ce5" office:value-type="float" office:value="6.676" calcext:value-type="float">
            <text:p>6.676</text:p>
          </table:table-cell>
          <table:table-cell table:style-name="ce5" table:number-columns-repeated="14"/>
          <table:table-cell table:style-name="ce6" table:formula="of:=AVERAGE([.E4:.L4])" office:value-type="float" office:value="6.9345" calcext:value-type="float">
            <text:p>6.935</text:p>
          </table:table-cell>
        </table:table-row>
        <table:table-row table:style-name="ro1">
          <table:table-cell table:style-name="ce1" office:value-type="string" calcext:value-type="string">
            <text:p>7.193 6.676 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5" office:value-type="float" office:value="8.958" calcext:value-type="float">
            <text:p>8.958</text:p>
          </table:table-cell>
          <table:table-cell table:style-name="ce5" office:value-type="float" office:value="8.763" calcext:value-type="float">
            <text:p>8.763</text:p>
          </table:table-cell>
          <table:table-cell table:style-name="ce5" office:value-type="float" office:value="9.104" calcext:value-type="float">
            <text:p>9.104</text:p>
          </table:table-cell>
          <table:table-cell table:style-name="ce5" table:number-columns-repeated="13"/>
          <table:table-cell table:style-name="ce6" table:formula="of:=AVERAGE([.E5:.L5])" office:value-type="float" office:value="8.94166666666667" calcext:value-type="float">
            <text:p>8.942</text:p>
          </table:table-cell>
        </table:table-row>
        <table:table-row table:style-name="ro1">
          <table:table-cell table:style-name="ce1" office:value-type="string" calcext:value-type="string">
            <text:p>Max Threads [3] TH Index [1] - Using Lock-Free arena_allocator - failures : 0 - duration: 8.763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5" office:value-type="float" office:value="9.297" calcext:value-type="float">
            <text:p>9.297</text:p>
          </table:table-cell>
          <table:table-cell table:style-name="ce5" office:value-type="float" office:value="9.401" calcext:value-type="float">
            <text:p>9.401</text:p>
          </table:table-cell>
          <table:table-cell table:style-name="ce5" office:value-type="float" office:value="8.86" calcext:value-type="float">
            <text:p>8.86</text:p>
          </table:table-cell>
          <table:table-cell table:style-name="ce5" office:value-type="float" office:value="9.366" calcext:value-type="float">
            <text:p>9.366</text:p>
          </table:table-cell>
          <table:table-cell table:style-name="ce5" table:number-columns-repeated="12"/>
          <table:table-cell table:style-name="ce6" table:formula="of:=AVERAGE([.E6:.L6])" office:value-type="float" office:value="9.231" calcext:value-type="float">
            <text:p>9.231</text:p>
          </table:table-cell>
        </table:table-row>
        <table:table-row table:style-name="ro1">
          <table:table-cell office:value-type="string" calcext:value-type="string">
            <text:p>Max Threads [3] TH Index [0] - Using Lock-Free arena_allocator - failures : 0 - duration: 8.958</text:p>
          </table:table-cell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5" office:value-type="float" office:value="9.189" calcext:value-type="float">
            <text:p>9.189</text:p>
          </table:table-cell>
          <table:table-cell table:style-name="ce5" office:value-type="float" office:value="9.408" calcext:value-type="float">
            <text:p>9.408</text:p>
          </table:table-cell>
          <table:table-cell table:style-name="ce5" office:value-type="float" office:value="9.47" calcext:value-type="float">
            <text:p>9.47</text:p>
          </table:table-cell>
          <table:table-cell table:style-name="ce5" office:value-type="float" office:value="9.58" calcext:value-type="float">
            <text:p>9.58</text:p>
          </table:table-cell>
          <table:table-cell table:style-name="ce5" office:value-type="float" office:value="9.458" calcext:value-type="float">
            <text:p>9.458</text:p>
          </table:table-cell>
          <table:table-cell table:style-name="ce5" table:number-columns-repeated="11"/>
          <table:table-cell table:style-name="ce6" table:formula="of:=AVERAGE([.E7:.L7])" office:value-type="float" office:value="9.421" calcext:value-type="float">
            <text:p>9.421</text:p>
          </table:table-cell>
        </table:table-row>
        <table:table-row table:style-name="ro1">
          <table:table-cell office:value-type="string" calcext:value-type="string">
            <text:p>Max Threads [3] TH Index [2] - Using Lock-Free arena_allocator - failures : 0 - duration: 9.104</text:p>
          </table:table-cell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5" office:value-type="float" office:value="9.887" calcext:value-type="float">
            <text:p>9.887</text:p>
          </table:table-cell>
          <table:table-cell table:style-name="ce5" office:value-type="float" office:value="10.103" calcext:value-type="float">
            <text:p>10.103</text:p>
          </table:table-cell>
          <table:table-cell table:style-name="ce5" office:value-type="float" office:value="8.284" calcext:value-type="float">
            <text:p>8.284</text:p>
          </table:table-cell>
          <table:table-cell table:style-name="ce5" office:value-type="float" office:value="10.096" calcext:value-type="float">
            <text:p>10.096</text:p>
          </table:table-cell>
          <table:table-cell table:style-name="ce5" office:value-type="float" office:value="9.803" calcext:value-type="float">
            <text:p>9.803</text:p>
          </table:table-cell>
          <table:table-cell table:style-name="ce5" office:value-type="float" office:value="10.175" calcext:value-type="float">
            <text:p>10.175</text:p>
          </table:table-cell>
          <table:table-cell table:style-name="ce5" table:number-columns-repeated="10"/>
          <table:table-cell table:style-name="ce6" table:formula="of:=AVERAGE([.E8:.L8])" office:value-type="float" office:value="9.72466666666667" calcext:value-type="float">
            <text:p>9.725</text:p>
          </table:table-cell>
        </table:table-row>
        <table:table-row table:style-name="ro1">
          <table:table-cell office:value-type="string" calcext:value-type="string">
            <text:p>8.958 8.763 9.104 </text:p>
          </table:table-cell>
          <table:table-cell table:number-columns-repeated="2"/>
          <table:table-cell table:style-name="ce3" office:value-type="float" office:value="7" calcext:value-type="float">
            <text:p>7</text:p>
          </table:table-cell>
          <table:table-cell table:style-name="ce5" office:value-type="float" office:value="10.663" calcext:value-type="float">
            <text:p>10.663</text:p>
          </table:table-cell>
          <table:table-cell table:style-name="ce5" office:value-type="float" office:value="8.453" calcext:value-type="float">
            <text:p>8.453</text:p>
          </table:table-cell>
          <table:table-cell table:style-name="ce5" office:value-type="float" office:value="10.758" calcext:value-type="float">
            <text:p>10.758</text:p>
          </table:table-cell>
          <table:table-cell table:style-name="ce5" office:value-type="float" office:value="10.767" calcext:value-type="float">
            <text:p>10.767</text:p>
          </table:table-cell>
          <table:table-cell table:style-name="ce5" office:value-type="float" office:value="10.366" calcext:value-type="float">
            <text:p>10.366</text:p>
          </table:table-cell>
          <table:table-cell table:style-name="ce5" office:value-type="float" office:value="10.852" calcext:value-type="float">
            <text:p>10.852</text:p>
          </table:table-cell>
          <table:table-cell table:style-name="ce5" office:value-type="float" office:value="10.792" calcext:value-type="float">
            <text:p>10.792</text:p>
          </table:table-cell>
          <table:table-cell table:style-name="ce5" table:number-columns-repeated="9"/>
          <table:table-cell table:style-name="ce6" table:formula="of:=AVERAGE([.E9:.L9])" office:value-type="float" office:value="10.3787142857143" calcext:value-type="float">
            <text:p>10.379</text:p>
          </table:table-cell>
        </table:table-row>
        <table:table-row table:style-name="ro1">
          <table:table-cell office:value-type="string" calcext:value-type="string">
            <text:p>Max Threads [4] TH Index [2] - Using Lock-Free arena_allocator - failures : 0 - duration: 8.86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style-name="ce5" office:value-type="float" office:value="11.301" calcext:value-type="float">
            <text:p>11.301</text:p>
          </table:table-cell>
          <table:table-cell table:style-name="ce5" office:value-type="float" office:value="10.912" calcext:value-type="float">
            <text:p>10.912</text:p>
          </table:table-cell>
          <table:table-cell table:style-name="ce5" office:value-type="float" office:value="11.295" calcext:value-type="float">
            <text:p>11.295</text:p>
          </table:table-cell>
          <table:table-cell table:style-name="ce5" office:value-type="float" office:value="8.893" calcext:value-type="float">
            <text:p>8.893</text:p>
          </table:table-cell>
          <table:table-cell table:style-name="ce5" office:value-type="float" office:value="10.996" calcext:value-type="float">
            <text:p>10.996</text:p>
          </table:table-cell>
          <table:table-cell table:style-name="ce5" office:value-type="float" office:value="10.07" calcext:value-type="float">
            <text:p>10.07</text:p>
          </table:table-cell>
          <table:table-cell table:style-name="ce5" office:value-type="float" office:value="11.353" calcext:value-type="float">
            <text:p>11.353</text:p>
          </table:table-cell>
          <table:table-cell table:style-name="ce5" office:value-type="float" office:value="11.106" calcext:value-type="float">
            <text:p>11.106</text:p>
          </table:table-cell>
          <table:table-cell table:style-name="ce5" table:number-columns-repeated="8"/>
          <table:table-cell table:style-name="ce6" table:formula="of:=AVERAGE([.E10:.L10])" office:value-type="float" office:value="10.74075" calcext:value-type="float">
            <text:p>10.741</text:p>
          </table:table-cell>
        </table:table-row>
        <table:table-row table:style-name="ro1">
          <table:table-cell table:style-name="ce1" office:value-type="string" calcext:value-type="string">
            <text:p>Max Threads [4] TH Index [0] - Using Lock-Free arena_allocator - failures : 0 - duration: 9.297</text:p>
          </table:table-cell>
          <table:table-cell table:number-columns-repeated="2"/>
          <table:table-cell table:style-name="ce3" office:value-type="float" office:value="9" calcext:value-type="float">
            <text:p>9</text:p>
          </table:table-cell>
          <table:table-cell table:style-name="ce5" office:value-type="float" office:value="10.997" calcext:value-type="float">
            <text:p>10.997</text:p>
          </table:table-cell>
          <table:table-cell table:style-name="ce5" office:value-type="float" office:value="7.877" calcext:value-type="float">
            <text:p>7.877</text:p>
          </table:table-cell>
          <table:table-cell table:style-name="ce5" office:value-type="float" office:value="9.067" calcext:value-type="float">
            <text:p>9.067</text:p>
          </table:table-cell>
          <table:table-cell table:style-name="ce5" office:value-type="float" office:value="10.307" calcext:value-type="float">
            <text:p>10.307</text:p>
          </table:table-cell>
          <table:table-cell table:style-name="ce5" office:value-type="float" office:value="10.771" calcext:value-type="float">
            <text:p>10.771</text:p>
          </table:table-cell>
          <table:table-cell table:style-name="ce5" office:value-type="float" office:value="10.823" calcext:value-type="float">
            <text:p>10.823</text:p>
          </table:table-cell>
          <table:table-cell table:style-name="ce5" office:value-type="float" office:value="11.203" calcext:value-type="float">
            <text:p>11.203</text:p>
          </table:table-cell>
          <table:table-cell table:style-name="ce5" office:value-type="float" office:value="10.526" calcext:value-type="float">
            <text:p>10.526</text:p>
          </table:table-cell>
          <table:table-cell table:style-name="ce5" office:value-type="float" office:value="11.189" calcext:value-type="float">
            <text:p>11.189</text:p>
          </table:table-cell>
          <table:table-cell table:style-name="ce5" table:number-columns-repeated="7"/>
          <table:table-cell table:style-name="ce6" table:formula="of:=AVERAGE([.E11:.L11])" office:value-type="float" office:value="10.196375" calcext:value-type="float">
            <text:p>10.196</text:p>
          </table:table-cell>
        </table:table-row>
        <table:table-row table:style-name="ro1">
          <table:table-cell table:style-name="ce1" office:value-type="string" calcext:value-type="string">
            <text:p>Max Threads [4] TH Index [3] - Using Lock-Free arena_allocator - failures : 0 - duration: 9.366</text:p>
          </table:table-cell>
          <table:table-cell table:number-columns-repeated="2"/>
          <table:table-cell table:style-name="ce3" office:value-type="float" office:value="10" calcext:value-type="float">
            <text:p>10</text:p>
          </table:table-cell>
          <table:table-cell table:style-name="ce5" office:value-type="float" office:value="9.175" calcext:value-type="float">
            <text:p>9.175</text:p>
          </table:table-cell>
          <table:table-cell table:style-name="ce5" office:value-type="float" office:value="10.239" calcext:value-type="float">
            <text:p>10.239</text:p>
          </table:table-cell>
          <table:table-cell table:style-name="ce5" office:value-type="float" office:value="10.006" calcext:value-type="float">
            <text:p>10.006</text:p>
          </table:table-cell>
          <table:table-cell table:style-name="ce5" office:value-type="float" office:value="9.961" calcext:value-type="float">
            <text:p>9.961</text:p>
          </table:table-cell>
          <table:table-cell table:style-name="ce5" office:value-type="float" office:value="7.228" calcext:value-type="float">
            <text:p>7.228</text:p>
          </table:table-cell>
          <table:table-cell table:style-name="ce5" office:value-type="float" office:value="8.042" calcext:value-type="float">
            <text:p>8.042</text:p>
          </table:table-cell>
          <table:table-cell table:style-name="ce5" office:value-type="float" office:value="11.007" calcext:value-type="float">
            <text:p>11.007</text:p>
          </table:table-cell>
          <table:table-cell table:style-name="ce5" office:value-type="float" office:value="9.746" calcext:value-type="float">
            <text:p>9.746</text:p>
          </table:table-cell>
          <table:table-cell table:style-name="ce5" office:value-type="float" office:value="10.985" calcext:value-type="float">
            <text:p>10.985</text:p>
          </table:table-cell>
          <table:table-cell table:style-name="ce5" office:value-type="float" office:value="10.499" calcext:value-type="float">
            <text:p>10.499</text:p>
          </table:table-cell>
          <table:table-cell table:style-name="ce5" table:number-columns-repeated="6"/>
          <table:table-cell table:style-name="ce6" table:formula="of:=AVERAGE([.E12:.L12])" office:value-type="float" office:value="9.4255" calcext:value-type="float">
            <text:p>9.426</text:p>
          </table:table-cell>
        </table:table-row>
        <table:table-row table:style-name="ro1">
          <table:table-cell table:style-name="ce1" office:value-type="string" calcext:value-type="string">
            <text:p>Max Threads [4] TH Index [1] - Using Lock-Free arena_allocator - failures : 0 - duration: 9.401</text:p>
          </table:table-cell>
          <table:table-cell table:number-columns-repeated="2"/>
          <table:table-cell table:style-name="ce3" office:value-type="float" office:value="11" calcext:value-type="float">
            <text:p>11</text:p>
          </table:table-cell>
          <table:table-cell table:style-name="ce5" office:value-type="float" office:value="9.347" calcext:value-type="float">
            <text:p>9.347</text:p>
          </table:table-cell>
          <table:table-cell table:style-name="ce5" office:value-type="float" office:value="6.603" calcext:value-type="float">
            <text:p>6.603</text:p>
          </table:table-cell>
          <table:table-cell table:style-name="ce5" office:value-type="float" office:value="7.463" calcext:value-type="float">
            <text:p>7.463</text:p>
          </table:table-cell>
          <table:table-cell table:style-name="ce5" office:value-type="float" office:value="10.227" calcext:value-type="float">
            <text:p>10.227</text:p>
          </table:table-cell>
          <table:table-cell table:style-name="ce5" office:value-type="float" office:value="9.85" calcext:value-type="float">
            <text:p>9.85</text:p>
          </table:table-cell>
          <table:table-cell table:style-name="ce5" office:value-type="float" office:value="8.551" calcext:value-type="float">
            <text:p>8.551</text:p>
          </table:table-cell>
          <table:table-cell table:style-name="ce5" office:value-type="float" office:value="10.935" calcext:value-type="float">
            <text:p>10.935</text:p>
          </table:table-cell>
          <table:table-cell table:style-name="ce5" office:value-type="float" office:value="9.038" calcext:value-type="float">
            <text:p>9.038</text:p>
          </table:table-cell>
          <table:table-cell table:style-name="ce5" office:value-type="float" office:value="10.92" calcext:value-type="float">
            <text:p>10.92</text:p>
          </table:table-cell>
          <table:table-cell table:style-name="ce5" office:value-type="float" office:value="10.389" calcext:value-type="float">
            <text:p>10.389</text:p>
          </table:table-cell>
          <table:table-cell table:style-name="ce5" office:value-type="float" office:value="10.291" calcext:value-type="float">
            <text:p>10.291</text:p>
          </table:table-cell>
          <table:table-cell table:style-name="ce5" table:number-columns-repeated="5"/>
          <table:table-cell table:style-name="ce6" table:formula="of:=AVERAGE([.E13:.L13])" office:value-type="float" office:value="9.00175" calcext:value-type="float">
            <text:p>9.002</text:p>
          </table:table-cell>
        </table:table-row>
        <table:table-row table:style-name="ro1">
          <table:table-cell table:style-name="ce1" office:value-type="string" calcext:value-type="string">
            <text:p>9.297 9.401 8.86 9.366 </text:p>
          </table:table-cell>
          <table:table-cell table:number-columns-repeated="2"/>
          <table:table-cell table:style-name="ce3" office:value-type="float" office:value="12" calcext:value-type="float">
            <text:p>12</text:p>
          </table:table-cell>
          <table:table-cell table:style-name="ce5" office:value-type="float" office:value="10.657" calcext:value-type="float">
            <text:p>10.657</text:p>
          </table:table-cell>
          <table:table-cell table:style-name="ce5" office:value-type="float" office:value="7.708" calcext:value-type="float">
            <text:p>7.708</text:p>
          </table:table-cell>
          <table:table-cell table:style-name="ce5" office:value-type="float" office:value="10.731" calcext:value-type="float">
            <text:p>10.731</text:p>
          </table:table-cell>
          <table:table-cell table:style-name="ce5" office:value-type="float" office:value="8.599" calcext:value-type="float">
            <text:p>8.599</text:p>
          </table:table-cell>
          <table:table-cell table:style-name="ce5" office:value-type="float" office:value="9.859" calcext:value-type="float">
            <text:p>9.859</text:p>
          </table:table-cell>
          <table:table-cell table:style-name="ce5" office:value-type="float" office:value="11.076" calcext:value-type="float">
            <text:p>11.076</text:p>
          </table:table-cell>
          <table:table-cell table:style-name="ce5" office:value-type="float" office:value="8.301" calcext:value-type="float">
            <text:p>8.301</text:p>
          </table:table-cell>
          <table:table-cell table:style-name="ce5" office:value-type="float" office:value="11.099" calcext:value-type="float">
            <text:p>11.099</text:p>
          </table:table-cell>
          <table:table-cell table:style-name="ce5" office:value-type="float" office:value="6.006" calcext:value-type="float">
            <text:p>6.006</text:p>
          </table:table-cell>
          <table:table-cell table:style-name="ce5" office:value-type="float" office:value="10.773" calcext:value-type="float">
            <text:p>10.773</text:p>
          </table:table-cell>
          <table:table-cell table:style-name="ce5" office:value-type="float" office:value="9.167" calcext:value-type="float">
            <text:p>9.167</text:p>
          </table:table-cell>
          <table:table-cell table:style-name="ce5" office:value-type="float" office:value="10.738" calcext:value-type="float">
            <text:p>10.738</text:p>
          </table:table-cell>
          <table:table-cell table:style-name="ce5" table:number-columns-repeated="4"/>
          <table:table-cell table:style-name="ce6" table:formula="of:=AVERAGE([.E14:.L14])" office:value-type="float" office:value="9.75375" calcext:value-type="float">
            <text:p>9.754</text:p>
          </table:table-cell>
        </table:table-row>
        <table:table-row table:style-name="ro1">
          <table:table-cell table:style-name="ce1" office:value-type="string" calcext:value-type="string">
            <text:p>Max Threads [5] TH Index [0] - Using Lock-Free arena_allocator - failures : 0 - duration: 9.189</text:p>
          </table:table-cell>
          <table:table-cell table:number-columns-repeated="2"/>
          <table:table-cell table:style-name="ce3" office:value-type="float" office:value="13" calcext:value-type="float">
            <text:p>13</text:p>
          </table:table-cell>
          <table:table-cell table:style-name="ce5" office:value-type="float" office:value="10.684" calcext:value-type="float">
            <text:p>10.684</text:p>
          </table:table-cell>
          <table:table-cell table:style-name="ce5" office:value-type="float" office:value="8.997" calcext:value-type="float">
            <text:p>8.997</text:p>
          </table:table-cell>
          <table:table-cell table:style-name="ce5" office:value-type="float" office:value="8.308" calcext:value-type="float">
            <text:p>8.308</text:p>
          </table:table-cell>
          <table:table-cell table:style-name="ce5" office:value-type="float" office:value="10.485" calcext:value-type="float">
            <text:p>10.485</text:p>
          </table:table-cell>
          <table:table-cell table:style-name="ce5" office:value-type="float" office:value="9.928" calcext:value-type="float">
            <text:p>9.928</text:p>
          </table:table-cell>
          <table:table-cell table:style-name="ce5" office:value-type="float" office:value="10.637" calcext:value-type="float">
            <text:p>10.637</text:p>
          </table:table-cell>
          <table:table-cell table:style-name="ce5" office:value-type="float" office:value="8.015" calcext:value-type="float">
            <text:p>8.015</text:p>
          </table:table-cell>
          <table:table-cell table:style-name="ce5" office:value-type="float" office:value="10.537" calcext:value-type="float">
            <text:p>10.537</text:p>
          </table:table-cell>
          <table:table-cell table:style-name="ce5" office:value-type="float" office:value="10.676" calcext:value-type="float">
            <text:p>10.676</text:p>
          </table:table-cell>
          <table:table-cell table:style-name="ce5" office:value-type="float" office:value="9.401" calcext:value-type="float">
            <text:p>9.401</text:p>
          </table:table-cell>
          <table:table-cell table:style-name="ce5" office:value-type="float" office:value="10.559" calcext:value-type="float">
            <text:p>10.559</text:p>
          </table:table-cell>
          <table:table-cell table:style-name="ce5" office:value-type="float" office:value="10.501" calcext:value-type="float">
            <text:p>10.501</text:p>
          </table:table-cell>
          <table:table-cell table:style-name="ce5" office:value-type="float" office:value="10.265" calcext:value-type="float">
            <text:p>10.265</text:p>
          </table:table-cell>
          <table:table-cell table:style-name="ce5" table:number-columns-repeated="3"/>
          <table:table-cell table:style-name="ce6" table:formula="of:=AVERAGE([.E15:.L15])" office:value-type="float" office:value="9.698875" calcext:value-type="float">
            <text:p>9.699</text:p>
          </table:table-cell>
        </table:table-row>
        <table:table-row table:style-name="ro1">
          <table:table-cell office:value-type="string" calcext:value-type="string">
            <text:p>Max Threads [5] TH Index [1] - Using Lock-Free arena_allocator - failures : 0 - duration: 9.408</text:p>
          </table:table-cell>
          <table:table-cell table:number-columns-repeated="2"/>
          <table:table-cell table:style-name="ce3" office:value-type="float" office:value="14" calcext:value-type="float">
            <text:p>14</text:p>
          </table:table-cell>
          <table:table-cell table:style-name="ce5" office:value-type="float" office:value="8.81" calcext:value-type="float">
            <text:p>8.81</text:p>
          </table:table-cell>
          <table:table-cell table:style-name="ce5" office:value-type="float" office:value="10.208" calcext:value-type="float">
            <text:p>10.208</text:p>
          </table:table-cell>
          <table:table-cell table:style-name="ce5" office:value-type="float" office:value="9.529" calcext:value-type="float">
            <text:p>9.529</text:p>
          </table:table-cell>
          <table:table-cell table:style-name="ce5" office:value-type="float" office:value="10.851" calcext:value-type="float">
            <text:p>10.851</text:p>
          </table:table-cell>
          <table:table-cell table:style-name="ce5" office:value-type="float" office:value="10.471" calcext:value-type="float">
            <text:p>10.471</text:p>
          </table:table-cell>
          <table:table-cell table:style-name="ce5" office:value-type="float" office:value="10.281" calcext:value-type="float">
            <text:p>10.281</text:p>
          </table:table-cell>
          <table:table-cell table:style-name="ce5" office:value-type="float" office:value="7.728" calcext:value-type="float">
            <text:p>7.728</text:p>
          </table:table-cell>
          <table:table-cell table:style-name="ce5" office:value-type="float" office:value="10.314" calcext:value-type="float">
            <text:p>10.314</text:p>
          </table:table-cell>
          <table:table-cell table:style-name="ce5" office:value-type="float" office:value="6.222" calcext:value-type="float">
            <text:p>6.222</text:p>
          </table:table-cell>
          <table:table-cell table:style-name="ce5" office:value-type="float" office:value="10.221" calcext:value-type="float">
            <text:p>10.221</text:p>
          </table:table-cell>
          <table:table-cell table:style-name="ce5" office:value-type="float" office:value="9.173" calcext:value-type="float">
            <text:p>9.173</text:p>
          </table:table-cell>
          <table:table-cell table:style-name="ce5" office:value-type="float" office:value="9.577" calcext:value-type="float">
            <text:p>9.577</text:p>
          </table:table-cell>
          <table:table-cell table:style-name="ce5" office:value-type="float" office:value="10.839" calcext:value-type="float">
            <text:p>10.839</text:p>
          </table:table-cell>
          <table:table-cell table:style-name="ce5" office:value-type="float" office:value="10.384" calcext:value-type="float">
            <text:p>10.384</text:p>
          </table:table-cell>
          <table:table-cell table:style-name="ce5" table:number-columns-repeated="2"/>
          <table:table-cell table:style-name="ce6" table:formula="of:=AVERAGE([.E16:.L16])" office:value-type="float" office:value="9.774" calcext:value-type="float">
            <text:p>9.774</text:p>
          </table:table-cell>
        </table:table-row>
        <table:table-row table:style-name="ro1">
          <table:table-cell office:value-type="string" calcext:value-type="string">
            <text:p>Max Threads [5] TH Index [4] - Using Lock-Free arena_allocator - failures : 0 - duration: 9.458</text:p>
          </table:table-cell>
          <table:table-cell table:number-columns-repeated="2"/>
          <table:table-cell table:style-name="ce3" office:value-type="float" office:value="15" calcext:value-type="float">
            <text:p>15</text:p>
          </table:table-cell>
          <table:table-cell table:style-name="ce5" office:value-type="float" office:value="9.82" calcext:value-type="float">
            <text:p>9.82</text:p>
          </table:table-cell>
          <table:table-cell table:style-name="ce5" office:value-type="float" office:value="9.439" calcext:value-type="float">
            <text:p>9.439</text:p>
          </table:table-cell>
          <table:table-cell table:style-name="ce5" office:value-type="float" office:value="9.977" calcext:value-type="float">
            <text:p>9.977</text:p>
          </table:table-cell>
          <table:table-cell table:style-name="ce5" office:value-type="float" office:value="8.706" calcext:value-type="float">
            <text:p>8.706</text:p>
          </table:table-cell>
          <table:table-cell table:style-name="ce5" office:value-type="float" office:value="9.584" calcext:value-type="float">
            <text:p>9.584</text:p>
          </table:table-cell>
          <table:table-cell table:style-name="ce5" office:value-type="float" office:value="10.37" calcext:value-type="float">
            <text:p>10.37</text:p>
          </table:table-cell>
          <table:table-cell table:style-name="ce5" office:value-type="float" office:value="7.27" calcext:value-type="float">
            <text:p>7.27</text:p>
          </table:table-cell>
          <table:table-cell table:style-name="ce5" office:value-type="float" office:value="10.387" calcext:value-type="float">
            <text:p>10.387</text:p>
          </table:table-cell>
          <table:table-cell table:style-name="ce5" office:value-type="float" office:value="9.957" calcext:value-type="float">
            <text:p>9.957</text:p>
          </table:table-cell>
          <table:table-cell table:style-name="ce5" office:value-type="float" office:value="8.695" calcext:value-type="float">
            <text:p>8.695</text:p>
          </table:table-cell>
          <table:table-cell table:style-name="ce5" office:value-type="float" office:value="9.405" calcext:value-type="float">
            <text:p>9.405</text:p>
          </table:table-cell>
          <table:table-cell table:style-name="ce5" office:value-type="float" office:value="9.898" calcext:value-type="float">
            <text:p>9.898</text:p>
          </table:table-cell>
          <table:table-cell table:style-name="ce5" office:value-type="float" office:value="9.975" calcext:value-type="float">
            <text:p>9.975</text:p>
          </table:table-cell>
          <table:table-cell table:style-name="ce5" office:value-type="float" office:value="9.693" calcext:value-type="float">
            <text:p>9.693</text:p>
          </table:table-cell>
          <table:table-cell table:style-name="ce5" office:value-type="float" office:value="9.974" calcext:value-type="float">
            <text:p>9.974</text:p>
          </table:table-cell>
          <table:table-cell table:style-name="ce5"/>
          <table:table-cell table:style-name="ce6" table:formula="of:=AVERAGE([.E17:.L17])" office:value-type="float" office:value="9.444125" calcext:value-type="float">
            <text:p>9.444</text:p>
          </table:table-cell>
        </table:table-row>
        <table:table-row table:style-name="ro1">
          <table:table-cell office:value-type="string" calcext:value-type="string">
            <text:p>Max Threads [5] TH Index [2] - Using Lock-Free arena_allocator - failures : 0 - duration: 9.47</text:p>
          </table:table-cell>
          <table:table-cell table:number-columns-repeated="2"/>
          <table:table-cell table:style-name="ce3" office:value-type="float" office:value="16" calcext:value-type="float">
            <text:p>16</text:p>
          </table:table-cell>
          <table:table-cell table:style-name="ce5" office:value-type="float" office:value="10.002" calcext:value-type="float">
            <text:p>10.002</text:p>
          </table:table-cell>
          <table:table-cell table:style-name="ce5" office:value-type="float" office:value="9.253" calcext:value-type="float">
            <text:p>9.253</text:p>
          </table:table-cell>
          <table:table-cell table:style-name="ce5" office:value-type="float" office:value="9.297" calcext:value-type="float">
            <text:p>9.297</text:p>
          </table:table-cell>
          <table:table-cell table:style-name="ce5" office:value-type="float" office:value="9.923" calcext:value-type="float">
            <text:p>9.923</text:p>
          </table:table-cell>
          <table:table-cell table:style-name="ce5" office:value-type="float" office:value="7.991" calcext:value-type="float">
            <text:p>7.991</text:p>
          </table:table-cell>
          <table:table-cell table:style-name="ce5" office:value-type="float" office:value="10.497" calcext:value-type="float">
            <text:p>10.497</text:p>
          </table:table-cell>
          <table:table-cell table:style-name="ce5" office:value-type="float" office:value="10.063" calcext:value-type="float">
            <text:p>10.063</text:p>
          </table:table-cell>
          <table:table-cell table:style-name="ce5" office:value-type="float" office:value="10.491" calcext:value-type="float">
            <text:p>10.491</text:p>
          </table:table-cell>
          <table:table-cell table:style-name="ce5" office:value-type="float" office:value="8.783" calcext:value-type="float">
            <text:p>8.783</text:p>
          </table:table-cell>
          <table:table-cell table:style-name="ce5" office:value-type="float" office:value="10.028" calcext:value-type="float">
            <text:p>10.028</text:p>
          </table:table-cell>
          <table:table-cell table:style-name="ce5" office:value-type="float" office:value="9.92" calcext:value-type="float">
            <text:p>9.92</text:p>
          </table:table-cell>
          <table:table-cell table:style-name="ce5" office:value-type="float" office:value="9.135" calcext:value-type="float">
            <text:p>9.135</text:p>
          </table:table-cell>
          <table:table-cell table:style-name="ce5" office:value-type="float" office:value="9.513" calcext:value-type="float">
            <text:p>9.513</text:p>
          </table:table-cell>
          <table:table-cell table:style-name="ce5" office:value-type="float" office:value="8.575" calcext:value-type="float">
            <text:p>8.575</text:p>
          </table:table-cell>
          <table:table-cell table:style-name="ce5" office:value-type="float" office:value="8.045" calcext:value-type="float">
            <text:p>8.045</text:p>
          </table:table-cell>
          <table:table-cell table:style-name="ce5" office:value-type="float" office:value="10.082" calcext:value-type="float">
            <text:p>10.082</text:p>
          </table:table-cell>
          <table:table-cell table:style-name="ce6" table:formula="of:=AVERAGE([.E18:.L18])" office:value-type="float" office:value="9.689625" calcext:value-type="float">
            <text:p>9.690</text:p>
          </table:table-cell>
        </table:table-row>
        <table:table-row table:style-name="ro1">
          <table:table-cell office:value-type="string" calcext:value-type="string">
            <text:p>Max Threads [5] TH Index [3] - Using Lock-Free arena_allocator - failures : 0 - duration: 9.5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9.189 9.408 9.47 9.58 9.458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6] TH Index [2] - Using Lock-Free arena_allocator - failures : 0 - duration: 8.284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Max Threads [6] TH Index [4] - Using Lock-Free arena_allocator - failures : 0 - duration: 9.803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Max Threads [6] TH Index [0] - Using Lock-Free arena_allocator - failures : 0 - duration: 9.887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Max Threads [6] TH Index [3] - Using Lock-Free arena_allocator - failures : 0 - duration: 10.096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Max Threads [6] TH Index [1] - Using Lock-Free arena_allocator - failures : 0 - duration: 10.103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Max Threads [6] TH Index [5] - Using Lock-Free arena_allocator - failures : 0 - duration: 10.175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9.887 10.103 8.284 10.096 9.803 10.175 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Max Threads [7] TH Index [1] - Using Lock-Free arena_allocator - failures : 0 - duration: 8.45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7] TH Index [4] - Using Lock-Free arena_allocator - failures : 0 - duration: 10.36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7] TH Index [0] - Using Lock-Free arena_allocator - failures : 0 - duration: 10.66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7] TH Index [2] - Using Lock-Free arena_allocator - failures : 0 - duration: 10.75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7] TH Index [3] - Using Lock-Free arena_allocator - failures : 0 - duration: 10.76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7] TH Index [6] - Using Lock-Free arena_allocator - failures : 0 - duration: 10.79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7] TH Index [5] - Using Lock-Free arena_allocator - failures : 0 - duration: 10.85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0.663 8.453 10.758 10.767 10.366 10.852 10.792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8] TH Index [3] - Using Lock-Free arena_allocator - failures : 0 - duration: 8.89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8] TH Index [5] - Using Lock-Free arena_allocator - failures : 0 - duration: 10.0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8] TH Index [1] - Using Lock-Free arena_allocator - failures : 0 - duration: 10.91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8] TH Index [4] - Using Lock-Free arena_allocator - failures : 0 - duration: 10.99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8] TH Index [7] - Using Lock-Free arena_allocator - failures : 0 - duration: 11.10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8] TH Index [2] - Using Lock-Free arena_allocator - failures : 0 - duration: 11.29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8] TH Index [0] - Using Lock-Free arena_allocator - failures : 0 - duration: 11.30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8] TH Index [6] - Using Lock-Free arena_allocator - failures : 0 - duration: 11.35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1.301 10.912 11.295 8.893 10.996 10.07 11.353 11.106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9] TH Index [1] - Using Lock-Free arena_allocator - failures : 0 - duration: 7.87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9] TH Index [2] - Using Lock-Free arena_allocator - failures : 0 - duration: 9.06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9] TH Index [3] - Using Lock-Free arena_allocator - failures : 0 - duration: 10.30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9] TH Index [7] - Using Lock-Free arena_allocator - failures : 0 - duration: 10.52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9] TH Index [4] - Using Lock-Free arena_allocator - failures : 0 - duration: 10.77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9] TH Index [5] - Using Lock-Free arena_allocator - failures : 0 - duration: 10.82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9] TH Index [0] - Using Lock-Free arena_allocator - failures : 0 - duration: 10.99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9] TH Index [8] - Using Lock-Free arena_allocator - failures : 0 - duration: 11.18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9] TH Index [6] - Using Lock-Free arena_allocator - failures : 0 - duration: 11.20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0.997 7.877 9.067 10.307 10.771 10.823 11.203 10.526 11.189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0] TH Index [4] - Using Lock-Free arena_allocator - failures : 0 - duration: 7.22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0] TH Index [5] - Using Lock-Free arena_allocator - failures : 0 - duration: 8.04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0] TH Index [0] - Using Lock-Free arena_allocator - failures : 0 - duration: 9.17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0] TH Index [7] - Using Lock-Free arena_allocator - failures : 0 - duration: 9.74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0] TH Index [3] - Using Lock-Free arena_allocator - failures : 0 - duration: 9.96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0] TH Index [2] - Using Lock-Free arena_allocator - failures : 0 - duration: 10.00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0] TH Index [1] - Using Lock-Free arena_allocator - failures : 0 - duration: 10.23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0] TH Index [9] - Using Lock-Free arena_allocator - failures : 0 - duration: 10.49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0] TH Index [8] - Using Lock-Free arena_allocator - failures : 0 - duration: 10.9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0] TH Index [6] - Using Lock-Free arena_allocator - failures : 0 - duration: 11.00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9.175 10.239 10.006 9.961 7.228 8.042 11.007 9.746 10.985 10.499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1] TH Index [1] - Using Lock-Free arena_allocator - failures : 0 - duration: 6.60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1] TH Index [2] - Using Lock-Free arena_allocator - failures : 0 - duration: 7.46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1] TH Index [5] - Using Lock-Free arena_allocator - failures : 0 - duration: 8.55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1] TH Index [7] - Using Lock-Free arena_allocator - failures : 0 - duration: 9.03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1] TH Index [0] - Using Lock-Free arena_allocator - failures : 0 - duration: 9.34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1] TH Index [4] - Using Lock-Free arena_allocator - failures : 0 - duration: 9.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1] TH Index [3] - Using Lock-Free arena_allocator - failures : 0 - duration: 10.22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1] TH Index [10] - Using Lock-Free arena_allocator - failures : 0 - duration: 10.29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1] TH Index [9] - Using Lock-Free arena_allocator - failures : 0 - duration: 10.38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1] TH Index [8] - Using Lock-Free arena_allocator - failures : 0 - duration: 10.9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1] TH Index [6] - Using Lock-Free arena_allocator - failures : 0 - duration: 10.93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9.347 6.603 7.463 10.227 9.85 8.551 10.935 9.038 10.92 10.389 10.291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2] TH Index [8] - Using Lock-Free arena_allocator - failures : 0 - duration: 6.00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2] TH Index [1] - Using Lock-Free arena_allocator - failures : 0 - duration: 7.7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2] TH Index [6] - Using Lock-Free arena_allocator - failures : 0 - duration: 8.30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2] TH Index [3] - Using Lock-Free arena_allocator - failures : 0 - duration: 8.59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2] TH Index [10] - Using Lock-Free arena_allocator - failures : 0 - duration: 9.16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2] TH Index [4] - Using Lock-Free arena_allocator - failures : 0 - duration: 9.85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2] TH Index [0] - Using Lock-Free arena_allocator - failures : 0 - duration: 10.65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2] TH Index [2] - Using Lock-Free arena_allocator - failures : 0 - duration: 10.73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2] TH Index [11] - Using Lock-Free arena_allocator - failures : 0 - duration: 10.73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2] TH Index [9] - Using Lock-Free arena_allocator - failures : 0 - duration: 10.77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2] TH Index [5] - Using Lock-Free arena_allocator - failures : 0 - duration: 11.07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2] TH Index [7] - Using Lock-Free arena_allocator - failures : 0 - duration: 11.09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0.657 7.708 10.731 8.599 9.859 11.076 8.301 11.099 6.006 10.773 9.167 10.738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3] TH Index [6] - Using Lock-Free arena_allocator - failures : 0 - duration: 8.01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3] TH Index [2] - Using Lock-Free arena_allocator - failures : 0 - duration: 8.3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3] TH Index [1] - Using Lock-Free arena_allocator - failures : 0 - duration: 8.99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3] TH Index [9] - Using Lock-Free arena_allocator - failures : 0 - duration: 9.40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3] TH Index [4] - Using Lock-Free arena_allocator - failures : 0 - duration: 9.92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3] TH Index [12] - Using Lock-Free arena_allocator - failures : 0 - duration: 10.26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3] TH Index [3] - Using Lock-Free arena_allocator - failures : 0 - duration: 10.4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3] TH Index [11] - Using Lock-Free arena_allocator - failures : 0 - duration: 10.50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3] TH Index [7] - Using Lock-Free arena_allocator - failures : 0 - duration: 10.53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3] TH Index [10] - Using Lock-Free arena_allocator - failures : 0 - duration: 10.55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3] TH Index [5] - Using Lock-Free arena_allocator - failures : 0 - duration: 10.63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3] TH Index [8] - Using Lock-Free arena_allocator - failures : 0 - duration: 10.67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3] TH Index [0] - Using Lock-Free arena_allocator - failures : 0 - duration: 10.68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0.684 8.997 8.308 10.485 9.928 10.637 8.015 10.537 10.676 9.401 10.559 10.501 10.265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8] - Using Lock-Free arena_allocator - failures : 0 - duration: 6.22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6] - Using Lock-Free arena_allocator - failures : 0 - duration: 7.72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0] - Using Lock-Free arena_allocator - failures : 0 - duration: 8.8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10] - Using Lock-Free arena_allocator - failures : 0 - duration: 9.17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2] - Using Lock-Free arena_allocator - failures : 0 - duration: 9.52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11] - Using Lock-Free arena_allocator - failures : 0 - duration: 9.57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1] - Using Lock-Free arena_allocator - failures : 0 - duration: 10.2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9] - Using Lock-Free arena_allocator - failures : 0 - duration: 10.22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5] - Using Lock-Free arena_allocator - failures : 0 - duration: 10.28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7] - Using Lock-Free arena_allocator - failures : 0 - duration: 10.31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13] - Using Lock-Free arena_allocator - failures : 0 - duration: 10.38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4] - Using Lock-Free arena_allocator - failures : 0 - duration: 10.47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12] - Using Lock-Free arena_allocator - failures : 0 - duration: 10.83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3] - Using Lock-Free arena_allocator - failures : 0 - duration: 10.85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8.81 10.208 9.529 10.851 10.471 10.281 7.728 10.314 6.222 10.221 9.173 9.577 10.839 10.384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6] - Using Lock-Free arena_allocator - failures : 0 - duration: 7.2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9] - Using Lock-Free arena_allocator - failures : 0 - duration: 8.69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3] - Using Lock-Free arena_allocator - failures : 0 - duration: 8.70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10] - Using Lock-Free arena_allocator - failures : 0 - duration: 9.4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1] - Using Lock-Free arena_allocator - failures : 0 - duration: 9.43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4] - Using Lock-Free arena_allocator - failures : 0 - duration: 9.58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13] - Using Lock-Free arena_allocator - failures : 0 - duration: 9.69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0] - Using Lock-Free arena_allocator - failures : 0 - duration: 9.8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11] - Using Lock-Free arena_allocator - failures : 0 - duration: 9.89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8] - Using Lock-Free arena_allocator - failures : 0 - duration: 9.95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14] - Using Lock-Free arena_allocator - failures : 0 - duration: 9.97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12] - Using Lock-Free arena_allocator - failures : 0 - duration: 9.97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2] - Using Lock-Free arena_allocator - failures : 0 - duration: 9.97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5] - Using Lock-Free arena_allocator - failures : 0 - duration: 10.3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7] - Using Lock-Free arena_allocator - failures : 0 - duration: 10.38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9.82 9.439 9.977 8.706 9.584 10.37 7.27 10.387 9.957 8.695 9.405 9.898 9.975 9.693 9.974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4] - Using Lock-Free arena_allocator - failures : 0 - duration: 7.99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14] - Using Lock-Free arena_allocator - failures : 0 - duration: 8.04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13] - Using Lock-Free arena_allocator - failures : 0 - duration: 8.57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8] - Using Lock-Free arena_allocator - failures : 0 - duration: 8.7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11] - Using Lock-Free arena_allocator - failures : 0 - duration: 9.13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1] - Using Lock-Free arena_allocator - failures : 0 - duration: 9.25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2] - Using Lock-Free arena_allocator - failures : 0 - duration: 9.29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12] - Using Lock-Free arena_allocator - failures : 0 - duration: 9.51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10] - Using Lock-Free arena_allocator - failures : 0 - duration: 9.9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3] - Using Lock-Free arena_allocator - failures : 0 - duration: 9.92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0] - Using Lock-Free arena_allocator - failures : 0 - duration: 10.00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9] - Using Lock-Free arena_allocator - failures : 0 - duration: 10.02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6] - Using Lock-Free arena_allocator - failures : 0 - duration: 10.06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15] - Using Lock-Free arena_allocator - failures : 0 - duration: 10.08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7] - Using Lock-Free arena_allocator - failures : 0 - duration: 10.49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5] - Using Lock-Free arena_allocator - failures : 0 - duration: 10.49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0.002 9.253 9.297 9.923 7.991 10.497 10.063 10.491 8.783 10.028 9.92 9.135 9.513 8.575 8.045 10.082 </text:p>
          </table:table-cell>
          <table:table-cell table:number-columns-repeated="20"/>
        </table:table-row>
        <table:table-row table:style-name="ro1">
          <table:table-cell office:value-type="float" office:value="1.344" calcext:value-type="float">
            <text:p>1.34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1.002 10.841 </text:p>
          </table:table-cell>
          <table:table-cell table:number-columns-repeated="20"/>
        </table:table-row>
        <table:table-row table:style-name="ro1">
          <table:table-cell office:value-type="float" office:value="1.04" calcext:value-type="float">
            <text:p>1.0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7.193 6.676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8.958 8.763 9.104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9.297 9.401 8.86 9.366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9.189 9.408 9.47 9.58 9.458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9.887 10.103 8.284 10.096 9.803 10.175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0.663 8.453 10.758 10.767 10.366 10.852 10.792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1.301 10.912 11.295 8.893 10.996 10.07 11.353 11.106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0.997 7.877 9.067 10.307 10.771 10.823 11.203 10.526 11.189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9.175 10.239 10.006 9.961 7.228 8.042 11.007 9.746 10.985 10.499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9.347 6.603 7.463 10.227 9.85 8.551 10.935 9.038 10.92 10.389 10.291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0.657 7.708 10.731 8.599 9.859 11.076 8.301 11.099 6.006 10.773 9.167 10.738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0.684 8.997 8.308 10.485 9.928 10.637 8.015 10.537 10.676 9.401 10.559 10.501 10.265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8.81 10.208 9.529 10.851 10.471 10.281 7.728 10.314 6.222 10.221 9.173 9.577 10.839 10.384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9.82 9.439 9.977 8.706 9.584 10.37 7.27 10.387 9.957 8.695 9.405 9.898 9.975 9.693 9.974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0.002 9.253 9.297 9.923 7.991 10.497 10.063 10.491 8.783 10.028 9.92 9.135 9.513 8.575 8.045 10.082 </text:p>
          </table:table-cell>
          <table:table-cell table:number-columns-repeated="20"/>
        </table:table-row>
      </table:table>
      <table:table table:name="Merged Graphs" table:style-name="ta1">
        <table:shapes>
          <draw:frame draw:z-index="0" draw:style-name="gr1" draw:text-style-name="P1" svg:width="49.559cm" svg:height="29.007cm" svg:x="2.259cm" svg:y="0.513cm">
            <draw:object draw:notify-on-update-of-ranges="'lock-free'.D3:'lock-free'.D18 'new &amp; delete'.U3:'new &amp; delete'.U18 'lock-free'.U3:'lock-free'.U18 'core - core_mutex'.U3:'core - core_mutex'.U18 'core - std_mutex'.U3:'core - std_mutex'.U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9.67cm" svg:height="29.111cm" svg:x="2.203cm" svg:y="30.312cm">
            <draw:object draw:notify-on-update-of-ranges="'lock-free'.D3:'lock-free'.D18 'new &amp; delete'.U3:'new &amp; delete'.U18 'lock-free'.U3:'lock-free'.U18 'core - core_mutex'.U3:'core - core_mutex'.U18 'core - std_mutex'.U3:'core - std_mutex'.U1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49.67cm" svg:height="29.111cm" svg:x="54.187cm" svg:y="30.256cm">
            <draw:object draw:notify-on-update-of-ranges="'lock-free'.D3:'lock-free'.D18 'new &amp; delete'.U3:'new &amp; delete'.U18 'lock-free'.U3:'lock-free'.U18 'core - core_mutex'.U3:'core - core_mutex'.U1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2T12:32:04.132232812</meta:creation-date>
    <dc:date>2022-08-04T10:30:49.717659942</dc:date>
    <meta:editing-duration>PT13H8M25S</meta:editing-duration>
    <meta:editing-cycles>11</meta:editing-cycles>
    <meta:generator>LibreOffice/7.3.5.2$Linux_X86_64 LibreOffice_project/30$Build-2</meta:generator>
    <meta:document-statistic meta:table-count="5" meta:cell-count="1420" meta:object-count="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1">
      <number:number number:decimal-places="3" number:min-decimal-places="3" number:min-integer-digits="1"/>
    </number:number-style>
    <style:style style:name="ch1" style:family="chart">
      <style:graphic-properties draw:stroke="none" draw:fill-color="#dee6ef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interpolation="step-start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111">
      <style:chart-properties chart:display-label="true" chart:logarithmic="false" chart:interval-major="0.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543cm" svg:height="16.829cm" xlink:href=".." xlink:type="simple" chart:class="chart:line" chart:style-name="ch1">
        <chart:legend chart:legend-position="end" svg:x="36.692cm" svg:y="8.088cm" style:legend-expansion="high" chart:style-name="ch2"/>
        <chart:plot-area chart:style-name="ch3" table:cell-range-address="'new &amp; delete'.D3:'new &amp; delete'.D18 'new &amp; delete'.U3:'new &amp; delete'.U18" chart:data-source-has-labels="both" svg:x="1.965cm" svg:y="0.336cm" svg:width="33.917cm" svg:height="15.032cm">
          <chart:coordinate-region svg:x="3.063cm" svg:y="0.536cm" svg:width="32.632cm" svg:height="14.185cm"/>
          <chart:axis chart:dimension="x" chart:name="primary-x" chart:style-name="ch4" chartooo:axis-type="auto">
            <chartooo:date-scale/>
            <chart:title svg:x="18.066cm" svg:y="15.704cm" chart:style-name="ch5">
              <text:p>Threads</text:p>
            </chart:title>
            <chart:categories table:cell-range-address="'new &amp; delete'.D3:'new &amp; delete'.D18"/>
          </chart:axis>
          <chart:axis chart:dimension="y" chart:name="primary-y" chart:style-name="ch6">
            <chart:title svg:x="0.451cm" svg:y="8.722cm" chart:style-name="ch7">
              <text:p>seconds</text:p>
            </chart:title>
            <chart:grid chart:style-name="ch8" chart:class="major"/>
          </chart:axis>
          <chart:series chart:style-name="ch9" chart:values-cell-range-address="'new &amp; delete'.U3:'new &amp; delete'.U18" loext:label-string="&quot;new &amp; delete&quot;" chart:class="chart:line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 &amp; delet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new &amp; delete'.D3:'new &amp; delete'.D18</svg:desc>
                </draw:g>
              </table:table-cell>
              <table:table-cell office:value-type="float" office:value="1.301">
                <text:p>1.301</text:p>
                <draw:g>
                  <svg:desc>'new &amp; delete'.U3:'new &amp; delete'.U1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6455">
                <text:p>0.645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500666666666667">
                <text:p>0.50066666666666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62">
                <text:p>0.36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349333333333333">
                <text:p>0.34933333333333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331714285714286">
                <text:p>0.33171428571428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0025">
                <text:p>0.3002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9025">
                <text:p>0.2902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81">
                <text:p>0.28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68375">
                <text:p>0.26837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283875">
                <text:p>0.28387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26475">
                <text:p>0.2647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27225">
                <text:p>0.2722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98125">
                <text:p>0.29812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79125">
                <text:p>0.2791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1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interpolation="step-start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1">
      <style:chart-properties chart:display-label="true" chart:logarithmic="false" chart:interval-major="0.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9.56cm" svg:height="29.008cm" xlink:href=".." xlink:type="simple" chart:class="chart:line" chart:style-name="ch1">
        <chart:legend chart:legend-position="end" svg:x="45.709cm" svg:y="13.352cm" style:legend-expansion="high" chart:style-name="ch2"/>
        <chart:plot-area chart:style-name="ch3" table:cell-range-address="'lock-free'.D3:'lock-free'.D18 'new &amp; delete'.U3:'new &amp; delete'.U18 'lock-free'.U3:'lock-free'.U18 'core - core_mutex'.U3:'core - core_mutex'.U18 'core - std_mutex'.U3:'core - std_mutex'.U18" chart:data-source-has-labels="both" svg:x="2.002cm" svg:y="0.58cm" svg:width="42.716cm" svg:height="26.867cm">
          <chart:coordinate-region svg:x="3.285cm" svg:y="0.779cm" svg:width="41.246cm" svg:height="26.021cm"/>
          <chart:axis chart:dimension="x" chart:name="primary-x" chart:style-name="ch4" chartooo:axis-type="auto">
            <chartooo:date-scale/>
            <chart:title svg:x="22.707cm" svg:y="28.027cm" chart:style-name="ch5">
              <text:p>Threads</text:p>
            </chart:title>
            <chart:categories table:cell-range-address="'lock-free'.D3:'lock-free'.D18"/>
          </chart:axis>
          <chart:axis chart:dimension="y" chart:name="primary-y" chart:style-name="ch6">
            <chart:title svg:x="0.451cm" svg:y="14.679cm" chart:style-name="ch7">
              <text:p>seconds</text:p>
            </chart:title>
            <chart:grid chart:style-name="ch8" chart:class="major"/>
          </chart:axis>
          <chart:series chart:style-name="ch9" chart:values-cell-range-address="'new &amp; delete'.U3:'new &amp; delete'.U18" loext:label-string="&quot;new &amp; delete&quot;" chart:class="chart:line">
            <chart:data-point chart:repeated="16"/>
          </chart:series>
          <chart:series chart:style-name="ch10" chart:values-cell-range-address="'lock-free'.U3:'lock-free'.U18" loext:label-string="&quot;Lock-Free&quot;" chart:class="chart:line">
            <chart:data-point chart:repeated="16"/>
          </chart:series>
          <chart:series chart:style-name="ch11" chart:values-cell-range-address="'core - core_mutex'.U3:'core - core_mutex'.U18" loext:label-string="&quot;Spinlock&quot;" chart:class="chart:line">
            <chart:data-point chart:repeated="16"/>
          </chart:series>
          <chart:series chart:style-name="ch12" chart:values-cell-range-address="'core - std_mutex'.U3:'core - std_mutex'.U18" loext:label-string="&quot;std::mutex&quot;" chart:class="chart:line"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 &amp; delete</text:p>
              </table:table-cell>
              <table:table-cell office:value-type="string">
                <text:p>Lock-Free</text:p>
              </table:table-cell>
              <table:table-cell office:value-type="string">
                <text:p>Spinlock</text:p>
              </table:table-cell>
              <table:table-cell office:value-type="string">
                <text:p>std::mutex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lock-free'.D3:'lock-free'.D18</svg:desc>
                </draw:g>
              </table:table-cell>
              <table:table-cell office:value-type="float" office:value="1.301">
                <text:p>1.301</text:p>
                <draw:g>
                  <svg:desc>'new &amp; delete'.U3:'new &amp; delete'.U18</svg:desc>
                </draw:g>
              </table:table-cell>
              <table:table-cell office:value-type="float" office:value="1.04">
                <text:p>1.04</text:p>
                <draw:g>
                  <svg:desc>'lock-free'.U3:'lock-free'.U18</svg:desc>
                </draw:g>
              </table:table-cell>
              <table:table-cell office:value-type="float" office:value="0.732">
                <text:p>0.732</text:p>
                <draw:g>
                  <svg:desc>'core - core_mutex'.U3:'core - core_mutex'.U18</svg:desc>
                </draw:g>
              </table:table-cell>
              <table:table-cell office:value-type="float" office:value="1.344">
                <text:p>1.344</text:p>
                <draw:g>
                  <svg:desc>'core - std_mutex'.U3:'core - std_mutex'.U1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6455">
                <text:p>0.6455</text:p>
              </table:table-cell>
              <table:table-cell office:value-type="float" office:value="6.9345">
                <text:p>6.9345</text:p>
              </table:table-cell>
              <table:table-cell office:value-type="float" office:value="6.5945">
                <text:p>6.5945</text:p>
              </table:table-cell>
              <table:table-cell office:value-type="float" office:value="10.9215">
                <text:p>10.921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500666666666667">
                <text:p>0.500666666666667</text:p>
              </table:table-cell>
              <table:table-cell office:value-type="float" office:value="8.94166666666667">
                <text:p>8.94166666666667</text:p>
              </table:table-cell>
              <table:table-cell office:value-type="float" office:value="7.55533333333333">
                <text:p>7.55533333333333</text:p>
              </table:table-cell>
              <table:table-cell office:value-type="float" office:value="17.858">
                <text:p>17.85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02">
                <text:p>0.402</text:p>
              </table:table-cell>
              <table:table-cell office:value-type="float" office:value="9.231">
                <text:p>9.231</text:p>
              </table:table-cell>
              <table:table-cell office:value-type="float" office:value="12.615">
                <text:p>12.615</text:p>
              </table:table-cell>
              <table:table-cell office:value-type="float" office:value="23.70725">
                <text:p>23.7072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62">
                <text:p>0.362</text:p>
              </table:table-cell>
              <table:table-cell office:value-type="float" office:value="9.421">
                <text:p>9.421</text:p>
              </table:table-cell>
              <table:table-cell office:value-type="float" office:value="20.3894">
                <text:p>20.3894</text:p>
              </table:table-cell>
              <table:table-cell office:value-type="float" office:value="29.5326">
                <text:p>29.532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349333333333333">
                <text:p>0.349333333333333</text:p>
              </table:table-cell>
              <table:table-cell office:value-type="float" office:value="9.72466666666667">
                <text:p>9.72466666666667</text:p>
              </table:table-cell>
              <table:table-cell office:value-type="float" office:value="18.9818333333333">
                <text:p>18.9818333333333</text:p>
              </table:table-cell>
              <table:table-cell office:value-type="float" office:value="28.9531666666667">
                <text:p>28.953166666666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331714285714286">
                <text:p>0.331714285714286</text:p>
              </table:table-cell>
              <table:table-cell office:value-type="float" office:value="10.3787142857143">
                <text:p>10.3787142857143</text:p>
              </table:table-cell>
              <table:table-cell office:value-type="float" office:value="20.0715714285714">
                <text:p>20.0715714285714</text:p>
              </table:table-cell>
              <table:table-cell office:value-type="float" office:value="37.5285714285714">
                <text:p>37.528571428571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0025">
                <text:p>0.30025</text:p>
              </table:table-cell>
              <table:table-cell office:value-type="float" office:value="10.74075">
                <text:p>10.74075</text:p>
              </table:table-cell>
              <table:table-cell office:value-type="float" office:value="22.67675">
                <text:p>22.67675</text:p>
              </table:table-cell>
              <table:table-cell office:value-type="float" office:value="43.568">
                <text:p>43.56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9025">
                <text:p>0.29025</text:p>
              </table:table-cell>
              <table:table-cell office:value-type="float" office:value="10.196375">
                <text:p>10.196375</text:p>
              </table:table-cell>
              <table:table-cell office:value-type="float" office:value="21.74325">
                <text:p>21.74325</text:p>
              </table:table-cell>
              <table:table-cell office:value-type="float" office:value="48.27925">
                <text:p>48.2792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81">
                <text:p>0.281</text:p>
              </table:table-cell>
              <table:table-cell office:value-type="float" office:value="9.4255">
                <text:p>9.4255</text:p>
              </table:table-cell>
              <table:table-cell office:value-type="float" office:value="23.774625">
                <text:p>23.774625</text:p>
              </table:table-cell>
              <table:table-cell office:value-type="float" office:value="44.8515">
                <text:p>44.851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68375">
                <text:p>0.268375</text:p>
              </table:table-cell>
              <table:table-cell office:value-type="float" office:value="9.00175">
                <text:p>9.00175</text:p>
              </table:table-cell>
              <table:table-cell office:value-type="float" office:value="25.12175">
                <text:p>25.12175</text:p>
              </table:table-cell>
              <table:table-cell office:value-type="float" office:value="59.47025">
                <text:p>59.4702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283875">
                <text:p>0.283875</text:p>
              </table:table-cell>
              <table:table-cell office:value-type="float" office:value="9.75375">
                <text:p>9.75375</text:p>
              </table:table-cell>
              <table:table-cell office:value-type="float" office:value="25.62475">
                <text:p>25.62475</text:p>
              </table:table-cell>
              <table:table-cell office:value-type="float" office:value="47.1065">
                <text:p>47.106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26475">
                <text:p>0.26475</text:p>
              </table:table-cell>
              <table:table-cell office:value-type="float" office:value="9.698875">
                <text:p>9.698875</text:p>
              </table:table-cell>
              <table:table-cell office:value-type="float" office:value="37.66775">
                <text:p>37.66775</text:p>
              </table:table-cell>
              <table:table-cell office:value-type="float" office:value="64.29875">
                <text:p>64.2987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27225">
                <text:p>0.27225</text:p>
              </table:table-cell>
              <table:table-cell office:value-type="float" office:value="9.774">
                <text:p>9.774</text:p>
              </table:table-cell>
              <table:table-cell office:value-type="float" office:value="29.4655">
                <text:p>29.4655</text:p>
              </table:table-cell>
              <table:table-cell office:value-type="float" office:value="60.408625">
                <text:p>60.40862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98125">
                <text:p>0.298125</text:p>
              </table:table-cell>
              <table:table-cell office:value-type="float" office:value="9.444125">
                <text:p>9.444125</text:p>
              </table:table-cell>
              <table:table-cell office:value-type="float" office:value="43.097625">
                <text:p>43.097625</text:p>
              </table:table-cell>
              <table:table-cell office:value-type="float" office:value="66.726125">
                <text:p>66.72612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79125">
                <text:p>0.279125</text:p>
              </table:table-cell>
              <table:table-cell office:value-type="float" office:value="9.689625">
                <text:p>9.689625</text:p>
              </table:table-cell>
              <table:table-cell office:value-type="float" office:value="47.37375">
                <text:p>47.37375</text:p>
              </table:table-cell>
              <table:table-cell office:value-type="float" office:value="67.008125">
                <text:p>67.0081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1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step-start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1">
      <style:chart-properties chart:display-label="true" chart:logarithmic="false" chart:interval-major="0.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543cm" svg:height="18.031cm" xlink:href=".." xlink:type="simple" chart:class="chart:line" chart:style-name="ch1">
        <chart:legend chart:legend-position="end" svg:x="37.559cm" svg:y="8.716cm" style:legend-expansion="high" chart:style-name="ch2"/>
        <chart:plot-area chart:style-name="ch3" table:cell-range-address="'core - std_mutex'.D3:'core - std_mutex'.D18 'core - std_mutex'.U3:'core - std_mutex'.U18" chart:data-source-has-labels="both" svg:x="1.821cm" svg:y="0.36cm" svg:width="34.928cm" svg:height="16.33cm">
          <chart:coordinate-region svg:x="3.103cm" svg:y="0.36cm" svg:width="33.458cm" svg:height="15.683cm"/>
          <chart:axis chart:dimension="x" chart:name="primary-x" chart:style-name="ch4" chartooo:axis-type="auto">
            <chartooo:date-scale/>
            <chart:title svg:x="18.632cm" svg:y="17.05cm" chart:style-name="ch5">
              <text:p>Threads</text:p>
            </chart:title>
            <chart:categories table:cell-range-address="'core - std_mutex'.D3:'core - std_mutex'.D18"/>
          </chart:axis>
          <chart:axis chart:dimension="y" chart:name="primary-y" chart:style-name="ch6">
            <chart:title svg:x="0.451cm" svg:y="9.191cm" chart:style-name="ch7">
              <text:p>seconds</text:p>
            </chart:title>
            <chart:grid chart:style-name="ch8" chart:class="major"/>
          </chart:axis>
          <chart:series chart:style-name="ch9" chart:values-cell-range-address="'core - std_mutex'.U3:'core - std_mutex'.U18" loext:label-string="&quot;std::mutex&quot;" chart:class="chart:line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d::mutex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core - std_mutex'.D3:'core - std_mutex'.D18</svg:desc>
                </draw:g>
              </table:table-cell>
              <table:table-cell office:value-type="float" office:value="1.344">
                <text:p>1.344</text:p>
                <draw:g>
                  <svg:desc>'core - std_mutex'.U3:'core - std_mutex'.U1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0.9215">
                <text:p>10.921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7.858">
                <text:p>17.85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3.70725">
                <text:p>23.7072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9.5326">
                <text:p>29.532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8.9531666666667">
                <text:p>28.953166666666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7.5285714285714">
                <text:p>37.528571428571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3.568">
                <text:p>43.56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8.27925">
                <text:p>48.2792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4.8515">
                <text:p>44.851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9.47025">
                <text:p>59.4702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7.1065">
                <text:p>47.106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64.29875">
                <text:p>64.2987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60.408625">
                <text:p>60.40862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66.726125">
                <text:p>66.72612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7.008125">
                <text:p>67.0081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1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step-start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1">
      <style:chart-properties chart:display-label="true" chart:logarithmic="false" chart:interval-major="0.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543cm" svg:height="18.031cm" xlink:href=".." xlink:type="simple" chart:class="chart:line" chart:style-name="ch1">
        <chart:legend chart:legend-position="end" svg:x="37.823cm" svg:y="8.716cm" style:legend-expansion="high" chart:style-name="ch2"/>
        <chart:plot-area chart:style-name="ch3" table:cell-range-address="'core - core_mutex'.D3:'core - core_mutex'.D18 'core - core_mutex'.U3:'core - core_mutex'.U18" chart:data-source-has-labels="both" svg:x="1.821cm" svg:y="0.36cm" svg:width="35.192cm" svg:height="16.33cm">
          <chart:coordinate-region svg:x="3.104cm" svg:y="0.478cm" svg:width="33.722cm" svg:height="15.565cm"/>
          <chart:axis chart:dimension="x" chart:name="primary-x" chart:style-name="ch4" chartooo:axis-type="auto">
            <chartooo:date-scale/>
            <chart:title svg:x="18.764cm" svg:y="17.05cm" chart:style-name="ch5">
              <text:p>Threads</text:p>
            </chart:title>
            <chart:categories table:cell-range-address="'core - core_mutex'.D3:'core - core_mutex'.D18"/>
          </chart:axis>
          <chart:axis chart:dimension="y" chart:name="primary-y" chart:style-name="ch6">
            <chart:title svg:x="0.451cm" svg:y="9.191cm" chart:style-name="ch7">
              <text:p>seconds</text:p>
            </chart:title>
            <chart:grid chart:style-name="ch8" chart:class="major"/>
          </chart:axis>
          <chart:series chart:style-name="ch9" chart:values-cell-range-address="'core - core_mutex'.U3:'core - core_mutex'.U18" loext:label-string="&quot;spin lock&quot;" chart:class="chart:line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in lock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core - core_mutex'.D3:'core - core_mutex'.D18</svg:desc>
                </draw:g>
              </table:table-cell>
              <table:table-cell office:value-type="float" office:value="0.732">
                <text:p>0.732</text:p>
                <draw:g>
                  <svg:desc>'core - core_mutex'.U3:'core - core_mutex'.U1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.5945">
                <text:p>6.594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.55533333333333">
                <text:p>7.5553333333333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2.615">
                <text:p>12.61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0.3894">
                <text:p>20.389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8.9818333333333">
                <text:p>18.981833333333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0.0715714285714">
                <text:p>20.071571428571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2.67675">
                <text:p>22.6767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1.74325">
                <text:p>21.7432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3.774625">
                <text:p>23.77462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5.12175">
                <text:p>25.1217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5.62475">
                <text:p>25.6247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7.66775">
                <text:p>37.6677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9.4655">
                <text:p>29.465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3.097625">
                <text:p>43.09762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7.37375">
                <text:p>47.373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1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step-start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1">
      <style:chart-properties chart:display-label="true" chart:logarithmic="false" chart:interval-major="0.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543cm" svg:height="18.031cm" xlink:href=".." xlink:type="simple" chart:class="chart:line" chart:style-name="ch1">
        <chart:legend chart:legend-position="end" svg:x="37.876cm" svg:y="8.716cm" style:legend-expansion="high" chart:style-name="ch2"/>
        <chart:plot-area chart:style-name="ch3" table:cell-range-address="'lock-free'.D3:'lock-free'.D18 'lock-free'.U3:'lock-free'.U18" chart:data-source-has-labels="both" svg:x="1.821cm" svg:y="0.36cm" svg:width="35.245cm" svg:height="16.33cm">
          <chart:coordinate-region svg:x="3.103cm" svg:y="0.56cm" svg:width="33.775cm" svg:height="15.483cm"/>
          <chart:axis chart:dimension="x" chart:name="primary-x" chart:style-name="ch4" chartooo:axis-type="auto">
            <chartooo:date-scale/>
            <chart:title svg:x="18.79cm" svg:y="17.05cm" chart:style-name="ch5">
              <text:p>Threads</text:p>
            </chart:title>
            <chart:categories table:cell-range-address="'lock-free'.D3:'lock-free'.D18"/>
          </chart:axis>
          <chart:axis chart:dimension="y" chart:name="primary-y" chart:style-name="ch6">
            <chart:title svg:x="0.451cm" svg:y="9.191cm" chart:style-name="ch7">
              <text:p>seconds</text:p>
            </chart:title>
            <chart:grid chart:style-name="ch8" chart:class="major"/>
          </chart:axis>
          <chart:series chart:style-name="ch9" chart:values-cell-range-address="'lock-free'.U3:'lock-free'.U18" loext:label-string="&quot;lock-free&quot;" chart:class="chart:line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ck-fre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lock-free'.D3:'lock-free'.D18</svg:desc>
                </draw:g>
              </table:table-cell>
              <table:table-cell office:value-type="float" office:value="1.04">
                <text:p>1.04</text:p>
                <draw:g>
                  <svg:desc>'lock-free'.U3:'lock-free'.U1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.9345">
                <text:p>6.934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8.94166666666667">
                <text:p>8.9416666666666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.231">
                <text:p>9.23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.421">
                <text:p>9.42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.72466666666667">
                <text:p>9.7246666666666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0.3787142857143">
                <text:p>10.378714285714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0.74075">
                <text:p>10.7407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0.196375">
                <text:p>10.19637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.4255">
                <text:p>9.425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9.00175">
                <text:p>9.0017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.75375">
                <text:p>9.7537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9.698875">
                <text:p>9.69887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9.774">
                <text:p>9.77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9.444125">
                <text:p>9.44412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.689625">
                <text:p>9.6896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1">
      <number:number number:decimal-places="3" number:min-decimal-places="3" number:min-integer-digits="1"/>
    </number:number-style>
    <style:style style:name="ch1" style:family="chart">
      <style:graphic-properties draw:stroke="none" draw:fill-color="#dee6ef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interpolation="step-start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111">
      <style:chart-properties chart:display-label="true" chart:logarithmic="false" chart:interval-major="0.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9.671cm" svg:height="29.112cm" xlink:href=".." xlink:type="simple" chart:class="chart:bar" chart:style-name="ch1">
        <chart:legend chart:legend-position="end" svg:x="46.366cm" svg:y="13.404cm" style:legend-expansion="high" chart:style-name="ch2"/>
        <chart:plot-area chart:style-name="ch3" table:cell-range-address="'lock-free'.D3:'lock-free'.D18 'new &amp; delete'.U3:'new &amp; delete'.U18 'lock-free'.U3:'lock-free'.U18 'core - core_mutex'.U3:'core - core_mutex'.U18 'core - std_mutex'.U3:'core - std_mutex'.U18" chart:data-source-has-labels="both" svg:x="2.148cm" svg:y="0.582cm" svg:width="43.225cm" svg:height="26.823cm">
          <chart:coordinate-region svg:x="3.431cm" svg:y="0.782cm" svg:width="41.942cm" svg:height="25.976cm"/>
          <chart:axis chart:dimension="x" chart:name="primary-x" chart:style-name="ch4" chartooo:axis-type="auto">
            <chartooo:date-scale/>
            <chart:title svg:x="22.903cm" svg:y="27.987cm" chart:style-name="ch5">
              <text:p>Threads</text:p>
            </chart:title>
            <chart:categories table:cell-range-address="'lock-free'.D3:'lock-free'.D18"/>
          </chart:axis>
          <chart:axis chart:dimension="y" chart:name="primary-y" chart:style-name="ch6">
            <chart:title svg:x="0.451cm" svg:y="14.863cm" chart:style-name="ch7">
              <text:p>seconds</text:p>
            </chart:title>
            <chart:grid chart:style-name="ch8" chart:class="major"/>
          </chart:axis>
          <chart:series chart:style-name="ch9" chart:values-cell-range-address="'new &amp; delete'.U3:'new &amp; delete'.U18" loext:label-string="&quot;new &amp; delete&quot;" chart:class="chart:bar">
            <chart:data-point chart:repeated="16"/>
          </chart:series>
          <chart:series chart:style-name="ch10" chart:values-cell-range-address="'lock-free'.U3:'lock-free'.U18" loext:label-string="&quot;Lock-Free&quot;" chart:class="chart:bar">
            <chart:data-point chart:repeated="16"/>
          </chart:series>
          <chart:series chart:style-name="ch11" chart:values-cell-range-address="'core - core_mutex'.U3:'core - core_mutex'.U18" loext:label-string="&quot;Spinlock&quot;" chart:class="chart:bar">
            <chart:data-point chart:repeated="16"/>
          </chart:series>
          <chart:series chart:style-name="ch12" chart:values-cell-range-address="'core - std_mutex'.U3:'core - std_mutex'.U18" loext:label-string="&quot;std::mutex&quot;" chart:class="chart:bar"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 &amp; delete</text:p>
              </table:table-cell>
              <table:table-cell office:value-type="string">
                <text:p>Lock-Free</text:p>
              </table:table-cell>
              <table:table-cell office:value-type="string">
                <text:p>Spinlock</text:p>
              </table:table-cell>
              <table:table-cell office:value-type="string">
                <text:p>std::mutex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lock-free'.D3:'lock-free'.D18</svg:desc>
                </draw:g>
              </table:table-cell>
              <table:table-cell office:value-type="float" office:value="1.301">
                <text:p>1.301</text:p>
                <draw:g>
                  <svg:desc>'new &amp; delete'.U3:'new &amp; delete'.U18</svg:desc>
                </draw:g>
              </table:table-cell>
              <table:table-cell office:value-type="float" office:value="1.04">
                <text:p>1.04</text:p>
                <draw:g>
                  <svg:desc>'lock-free'.U3:'lock-free'.U18</svg:desc>
                </draw:g>
              </table:table-cell>
              <table:table-cell office:value-type="float" office:value="0.732">
                <text:p>0.732</text:p>
                <draw:g>
                  <svg:desc>'core - core_mutex'.U3:'core - core_mutex'.U18</svg:desc>
                </draw:g>
              </table:table-cell>
              <table:table-cell office:value-type="float" office:value="1.344">
                <text:p>1.344</text:p>
                <draw:g>
                  <svg:desc>'core - std_mutex'.U3:'core - std_mutex'.U1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6455">
                <text:p>0.6455</text:p>
              </table:table-cell>
              <table:table-cell office:value-type="float" office:value="6.9345">
                <text:p>6.9345</text:p>
              </table:table-cell>
              <table:table-cell office:value-type="float" office:value="6.5945">
                <text:p>6.5945</text:p>
              </table:table-cell>
              <table:table-cell office:value-type="float" office:value="10.9215">
                <text:p>10.921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500666666666667">
                <text:p>0.500666666666667</text:p>
              </table:table-cell>
              <table:table-cell office:value-type="float" office:value="8.94166666666667">
                <text:p>8.94166666666667</text:p>
              </table:table-cell>
              <table:table-cell office:value-type="float" office:value="7.55533333333333">
                <text:p>7.55533333333333</text:p>
              </table:table-cell>
              <table:table-cell office:value-type="float" office:value="17.858">
                <text:p>17.85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02">
                <text:p>0.402</text:p>
              </table:table-cell>
              <table:table-cell office:value-type="float" office:value="9.231">
                <text:p>9.231</text:p>
              </table:table-cell>
              <table:table-cell office:value-type="float" office:value="12.615">
                <text:p>12.615</text:p>
              </table:table-cell>
              <table:table-cell office:value-type="float" office:value="23.70725">
                <text:p>23.7072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62">
                <text:p>0.362</text:p>
              </table:table-cell>
              <table:table-cell office:value-type="float" office:value="9.421">
                <text:p>9.421</text:p>
              </table:table-cell>
              <table:table-cell office:value-type="float" office:value="20.3894">
                <text:p>20.3894</text:p>
              </table:table-cell>
              <table:table-cell office:value-type="float" office:value="29.5326">
                <text:p>29.532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349333333333333">
                <text:p>0.349333333333333</text:p>
              </table:table-cell>
              <table:table-cell office:value-type="float" office:value="9.72466666666667">
                <text:p>9.72466666666667</text:p>
              </table:table-cell>
              <table:table-cell office:value-type="float" office:value="18.9818333333333">
                <text:p>18.9818333333333</text:p>
              </table:table-cell>
              <table:table-cell office:value-type="float" office:value="28.9531666666667">
                <text:p>28.953166666666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331714285714286">
                <text:p>0.331714285714286</text:p>
              </table:table-cell>
              <table:table-cell office:value-type="float" office:value="10.3787142857143">
                <text:p>10.3787142857143</text:p>
              </table:table-cell>
              <table:table-cell office:value-type="float" office:value="20.0715714285714">
                <text:p>20.0715714285714</text:p>
              </table:table-cell>
              <table:table-cell office:value-type="float" office:value="37.5285714285714">
                <text:p>37.528571428571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0025">
                <text:p>0.30025</text:p>
              </table:table-cell>
              <table:table-cell office:value-type="float" office:value="10.74075">
                <text:p>10.74075</text:p>
              </table:table-cell>
              <table:table-cell office:value-type="float" office:value="22.67675">
                <text:p>22.67675</text:p>
              </table:table-cell>
              <table:table-cell office:value-type="float" office:value="43.568">
                <text:p>43.56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9025">
                <text:p>0.29025</text:p>
              </table:table-cell>
              <table:table-cell office:value-type="float" office:value="10.196375">
                <text:p>10.196375</text:p>
              </table:table-cell>
              <table:table-cell office:value-type="float" office:value="21.74325">
                <text:p>21.74325</text:p>
              </table:table-cell>
              <table:table-cell office:value-type="float" office:value="48.27925">
                <text:p>48.2792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81">
                <text:p>0.281</text:p>
              </table:table-cell>
              <table:table-cell office:value-type="float" office:value="9.4255">
                <text:p>9.4255</text:p>
              </table:table-cell>
              <table:table-cell office:value-type="float" office:value="23.774625">
                <text:p>23.774625</text:p>
              </table:table-cell>
              <table:table-cell office:value-type="float" office:value="44.8515">
                <text:p>44.851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68375">
                <text:p>0.268375</text:p>
              </table:table-cell>
              <table:table-cell office:value-type="float" office:value="9.00175">
                <text:p>9.00175</text:p>
              </table:table-cell>
              <table:table-cell office:value-type="float" office:value="25.12175">
                <text:p>25.12175</text:p>
              </table:table-cell>
              <table:table-cell office:value-type="float" office:value="59.47025">
                <text:p>59.4702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283875">
                <text:p>0.283875</text:p>
              </table:table-cell>
              <table:table-cell office:value-type="float" office:value="9.75375">
                <text:p>9.75375</text:p>
              </table:table-cell>
              <table:table-cell office:value-type="float" office:value="25.62475">
                <text:p>25.62475</text:p>
              </table:table-cell>
              <table:table-cell office:value-type="float" office:value="47.1065">
                <text:p>47.106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26475">
                <text:p>0.26475</text:p>
              </table:table-cell>
              <table:table-cell office:value-type="float" office:value="9.698875">
                <text:p>9.698875</text:p>
              </table:table-cell>
              <table:table-cell office:value-type="float" office:value="37.66775">
                <text:p>37.66775</text:p>
              </table:table-cell>
              <table:table-cell office:value-type="float" office:value="64.29875">
                <text:p>64.2987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27225">
                <text:p>0.27225</text:p>
              </table:table-cell>
              <table:table-cell office:value-type="float" office:value="9.774">
                <text:p>9.774</text:p>
              </table:table-cell>
              <table:table-cell office:value-type="float" office:value="29.4655">
                <text:p>29.4655</text:p>
              </table:table-cell>
              <table:table-cell office:value-type="float" office:value="60.408625">
                <text:p>60.40862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98125">
                <text:p>0.298125</text:p>
              </table:table-cell>
              <table:table-cell office:value-type="float" office:value="9.444125">
                <text:p>9.444125</text:p>
              </table:table-cell>
              <table:table-cell office:value-type="float" office:value="43.097625">
                <text:p>43.097625</text:p>
              </table:table-cell>
              <table:table-cell office:value-type="float" office:value="66.726125">
                <text:p>66.72612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79125">
                <text:p>0.279125</text:p>
              </table:table-cell>
              <table:table-cell office:value-type="float" office:value="9.689625">
                <text:p>9.689625</text:p>
              </table:table-cell>
              <table:table-cell office:value-type="float" office:value="47.37375">
                <text:p>47.37375</text:p>
              </table:table-cell>
              <table:table-cell office:value-type="float" office:value="67.008125">
                <text:p>67.00812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1">
      <number:number number:decimal-places="3" number:min-decimal-places="3" number:min-integer-digits="1"/>
    </number:number-style>
    <style:style style:name="ch1" style:family="chart">
      <style:graphic-properties draw:stroke="none" draw:fill-color="#dee6ef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interpolation="step-start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111">
      <style:chart-properties chart:display-label="true" chart:logarithmic="false" chart:interval-major="0.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9.671cm" svg:height="29.112cm" xlink:href=".." xlink:type="simple" chart:class="chart:bar" chart:style-name="ch1">
        <chart:legend chart:legend-position="end" svg:x="46.366cm" svg:y="13.679cm" style:legend-expansion="high" chart:style-name="ch2"/>
        <chart:plot-area chart:style-name="ch3" table:cell-range-address="'lock-free'.D3:'lock-free'.D18 'new &amp; delete'.U3:'new &amp; delete'.U18 'lock-free'.U3:'lock-free'.U18 'core - core_mutex'.U3:'core - core_mutex'.U18" chart:data-source-has-labels="both" svg:x="2.148cm" svg:y="0.582cm" svg:width="43.225cm" svg:height="26.823cm">
          <chart:coordinate-region svg:x="3.431cm" svg:y="0.582cm" svg:width="41.942cm" svg:height="26.176cm"/>
          <chart:axis chart:dimension="x" chart:name="primary-x" chart:style-name="ch4" chartooo:axis-type="auto">
            <chartooo:date-scale/>
            <chart:title svg:x="22.903cm" svg:y="27.987cm" chart:style-name="ch5">
              <text:p>Threads</text:p>
            </chart:title>
            <chart:categories table:cell-range-address="'lock-free'.D3:'lock-free'.D18"/>
          </chart:axis>
          <chart:axis chart:dimension="y" chart:name="primary-y" chart:style-name="ch6">
            <chart:title svg:x="0.451cm" svg:y="14.863cm" chart:style-name="ch7">
              <text:p>seconds</text:p>
            </chart:title>
            <chart:grid chart:style-name="ch8" chart:class="major"/>
          </chart:axis>
          <chart:series chart:style-name="ch9" chart:values-cell-range-address="'new &amp; delete'.U3:'new &amp; delete'.U18" loext:label-string="&quot;new &amp; delete&quot;" chart:class="chart:bar">
            <chart:data-point chart:repeated="16"/>
          </chart:series>
          <chart:series chart:style-name="ch10" chart:values-cell-range-address="'lock-free'.U3:'lock-free'.U18" loext:label-string="&quot;Lock-Free&quot;" chart:class="chart:bar">
            <chart:data-point chart:repeated="16"/>
          </chart:series>
          <chart:series chart:style-name="ch11" chart:values-cell-range-address="'core - core_mutex'.U3:'core - core_mutex'.U18" loext:label-string="&quot;Spinlock&quot;" chart:class="chart:ba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 &amp; delete</text:p>
              </table:table-cell>
              <table:table-cell office:value-type="string">
                <text:p>Lock-Free</text:p>
              </table:table-cell>
              <table:table-cell office:value-type="string">
                <text:p>Spinlock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lock-free'.D3:'lock-free'.D18</svg:desc>
                </draw:g>
              </table:table-cell>
              <table:table-cell office:value-type="float" office:value="1.301">
                <text:p>1.301</text:p>
                <draw:g>
                  <svg:desc>'new &amp; delete'.U3:'new &amp; delete'.U18</svg:desc>
                </draw:g>
              </table:table-cell>
              <table:table-cell office:value-type="float" office:value="1.04">
                <text:p>1.04</text:p>
                <draw:g>
                  <svg:desc>'lock-free'.U3:'lock-free'.U18</svg:desc>
                </draw:g>
              </table:table-cell>
              <table:table-cell office:value-type="float" office:value="0.732">
                <text:p>0.732</text:p>
                <draw:g>
                  <svg:desc>'core - core_mutex'.U3:'core - core_mutex'.U1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6455">
                <text:p>0.6455</text:p>
              </table:table-cell>
              <table:table-cell office:value-type="float" office:value="6.9345">
                <text:p>6.9345</text:p>
              </table:table-cell>
              <table:table-cell office:value-type="float" office:value="6.5945">
                <text:p>6.594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500666666666667">
                <text:p>0.500666666666667</text:p>
              </table:table-cell>
              <table:table-cell office:value-type="float" office:value="8.94166666666667">
                <text:p>8.94166666666667</text:p>
              </table:table-cell>
              <table:table-cell office:value-type="float" office:value="7.55533333333333">
                <text:p>7.5553333333333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02">
                <text:p>0.402</text:p>
              </table:table-cell>
              <table:table-cell office:value-type="float" office:value="9.231">
                <text:p>9.231</text:p>
              </table:table-cell>
              <table:table-cell office:value-type="float" office:value="12.615">
                <text:p>12.61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62">
                <text:p>0.362</text:p>
              </table:table-cell>
              <table:table-cell office:value-type="float" office:value="9.421">
                <text:p>9.421</text:p>
              </table:table-cell>
              <table:table-cell office:value-type="float" office:value="20.3894">
                <text:p>20.389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349333333333333">
                <text:p>0.349333333333333</text:p>
              </table:table-cell>
              <table:table-cell office:value-type="float" office:value="9.72466666666667">
                <text:p>9.72466666666667</text:p>
              </table:table-cell>
              <table:table-cell office:value-type="float" office:value="18.9818333333333">
                <text:p>18.981833333333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331714285714286">
                <text:p>0.331714285714286</text:p>
              </table:table-cell>
              <table:table-cell office:value-type="float" office:value="10.3787142857143">
                <text:p>10.3787142857143</text:p>
              </table:table-cell>
              <table:table-cell office:value-type="float" office:value="20.0715714285714">
                <text:p>20.071571428571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0025">
                <text:p>0.30025</text:p>
              </table:table-cell>
              <table:table-cell office:value-type="float" office:value="10.74075">
                <text:p>10.74075</text:p>
              </table:table-cell>
              <table:table-cell office:value-type="float" office:value="22.67675">
                <text:p>22.6767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9025">
                <text:p>0.29025</text:p>
              </table:table-cell>
              <table:table-cell office:value-type="float" office:value="10.196375">
                <text:p>10.196375</text:p>
              </table:table-cell>
              <table:table-cell office:value-type="float" office:value="21.74325">
                <text:p>21.7432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81">
                <text:p>0.281</text:p>
              </table:table-cell>
              <table:table-cell office:value-type="float" office:value="9.4255">
                <text:p>9.4255</text:p>
              </table:table-cell>
              <table:table-cell office:value-type="float" office:value="23.774625">
                <text:p>23.77462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68375">
                <text:p>0.268375</text:p>
              </table:table-cell>
              <table:table-cell office:value-type="float" office:value="9.00175">
                <text:p>9.00175</text:p>
              </table:table-cell>
              <table:table-cell office:value-type="float" office:value="25.12175">
                <text:p>25.1217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283875">
                <text:p>0.283875</text:p>
              </table:table-cell>
              <table:table-cell office:value-type="float" office:value="9.75375">
                <text:p>9.75375</text:p>
              </table:table-cell>
              <table:table-cell office:value-type="float" office:value="25.62475">
                <text:p>25.6247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26475">
                <text:p>0.26475</text:p>
              </table:table-cell>
              <table:table-cell office:value-type="float" office:value="9.698875">
                <text:p>9.698875</text:p>
              </table:table-cell>
              <table:table-cell office:value-type="float" office:value="37.66775">
                <text:p>37.6677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27225">
                <text:p>0.27225</text:p>
              </table:table-cell>
              <table:table-cell office:value-type="float" office:value="9.774">
                <text:p>9.774</text:p>
              </table:table-cell>
              <table:table-cell office:value-type="float" office:value="29.4655">
                <text:p>29.465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98125">
                <text:p>0.298125</text:p>
              </table:table-cell>
              <table:table-cell office:value-type="float" office:value="9.444125">
                <text:p>9.444125</text:p>
              </table:table-cell>
              <table:table-cell office:value-type="float" office:value="43.097625">
                <text:p>43.09762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79125">
                <text:p>0.279125</text:p>
              </table:table-cell>
              <table:table-cell office:value-type="float" office:value="9.689625">
                <text:p>9.689625</text:p>
              </table:table-cell>
              <table:table-cell office:value-type="float" office:value="47.37375">
                <text:p>47.3737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